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KOJMM+MyriadPro-Regular" svg:font-family="JKOJMM+MyriadPro-Regular"/>
    <style:font-face style:name="KMAOLG+MyriadPro-Regular" svg:font-family="KMAOLG+MyriadPro-Regular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OST" svg:font-family="GOST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а1" style:family="table">
      <style:table-properties style:width="4.725in" table:align="margins" style:writing-mode="lr-tb"/>
    </style:style>
    <style:style style:name="Таблица1.A" style:family="table-column">
      <style:table-column-properties style:column-width="0.5507in" style:rel-column-width="7638*"/>
    </style:style>
    <style:style style:name="Таблица1.B" style:family="table-column">
      <style:table-column-properties style:column-width="2.0868in" style:rel-column-width="28943*"/>
    </style:style>
    <style:style style:name="Таблица1.C" style:family="table-column">
      <style:table-column-properties style:column-width="2.0875in" style:rel-column-width="28954*"/>
    </style:style>
    <style:style style:name="Таблица1.1" style:family="table-row">
      <style:table-row-properties style:row-height="0.5507in" style:keep-together="true" fo:keep-together="auto"/>
    </style:style>
    <style:style style:name="Таблица1.A1" style:family="table-cell">
      <style:table-cell-properties style:vertical-align="middle" fo:padding="0in" fo:border-left="0.0139in solid #000000" fo:border-right="none" fo:border-top="0.0139in solid #000000" fo:border-bottom="none" style:writing-mode="lr-tb"/>
    </style:style>
    <style:style style:name="Таблица1.2" style:family="table-row">
      <style:table-row-properties style:row-height="0.334in" style:keep-together="true" fo:keep-together="auto"/>
    </style:style>
    <style:style style:name="Таблица2" style:family="table">
      <style:table-properties style:width="7.2833in" table:align="margins" style:writing-mode="lr-tb"/>
    </style:style>
    <style:style style:name="Таблица2.A" style:family="table-column">
      <style:table-column-properties style:column-width="0.3125in" style:rel-column-width="2811*"/>
    </style:style>
    <style:style style:name="Таблица2.B" style:family="table-column">
      <style:table-column-properties style:column-width="0.3563in" style:rel-column-width="3205*"/>
    </style:style>
    <style:style style:name="Таблица2.C" style:family="table-column">
      <style:table-column-properties style:column-width="0.9056in" style:rel-column-width="8148*"/>
    </style:style>
    <style:style style:name="Таблица2.D" style:family="table-column">
      <style:table-column-properties style:column-width="0.5903in" style:rel-column-width="5311*"/>
    </style:style>
    <style:style style:name="Таблица2.E" style:family="table-column">
      <style:table-column-properties style:column-width="0.3938in" style:rel-column-width="3542*"/>
    </style:style>
    <style:style style:name="Таблица2.F" style:family="table-column">
      <style:table-column-properties style:column-width="2.7563in" style:rel-column-width="24800*"/>
    </style:style>
    <style:style style:name="Таблица2.G" style:family="table-column">
      <style:table-column-properties style:column-width="0.1965in" style:rel-column-width="1768*"/>
    </style:style>
    <style:style style:name="Таблица2.I" style:family="table-column">
      <style:table-column-properties style:column-width="0.1972in" style:rel-column-width="1774*"/>
    </style:style>
    <style:style style:name="Таблица2.K" style:family="table-column">
      <style:table-column-properties style:column-width="0.7889in" style:rel-column-width="7097*"/>
    </style:style>
    <style:style style:name="Таблица2.1" style:family="table-row">
      <style:table-row-properties style:row-height="0.1965in" style:keep-together="true" fo:keep-together="auto"/>
    </style:style>
    <style:style style:name="Таблица2.A1" style:family="table-cell">
      <style:table-cell-properties style:vertical-align="middle" fo:padding="0in" fo:border-left="0.0139in solid #000000" fo:border-right="none" fo:border-top="0.0139in solid #000000" fo:border-bottom="none" style:writing-mode="lr-tb"/>
    </style:style>
    <style:style style:name="Таблица2.A2" style:family="table-cell">
      <style:table-cell-properties style:vertical-align="middle" fo:padding="0in" fo:border-left="0.0139in solid #000000" fo:border-right="none" fo:border-top="0.0069in solid #000000" fo:border-bottom="none" style:writing-mode="lr-tb"/>
    </style:style>
    <style:style style:name="Таблица2.K5" style:family="table-cell" style:data-style-name="N0">
      <style:table-cell-properties style:vertical-align="middle" fo:padding="0in" fo:border-left="0.0139in solid #000000" fo:border-right="none" fo:border-top="0.0139in solid #000000" fo:border-bottom="none" style:writing-mode="lr-tb"/>
    </style:style>
    <style:style style:name="Таблица2.8" style:family="table-row">
      <style:table-row-properties style:row-height="0.2243in" style:keep-together="true" fo:keep-together="auto"/>
    </style:style>
    <style:style style:name="Таблица3" style:family="table">
      <style:table-properties style:width="0.4924in" table:align="margins" style:writing-mode="lr-tb"/>
    </style:style>
    <style:style style:name="Таблица3.A" style:family="table-column">
      <style:table-column-properties style:column-width="0.1965in" style:rel-column-width="26158*"/>
    </style:style>
    <style:style style:name="Таблица3.B" style:family="table-column">
      <style:table-column-properties style:column-width="0.2958in" style:rel-column-width="39377*"/>
    </style:style>
    <style:style style:name="Таблица3.1" style:family="table-row">
      <style:table-row-properties style:row-height="1.3778in" style:keep-together="true" fo:keep-together="auto"/>
    </style:style>
    <style:style style:name="Таблица3.A1" style:family="table-cell">
      <style:table-cell-properties style:vertical-align="middle" fo:padding="0in" fo:border-left="0.0139in solid #000000" fo:border-right="none" fo:border-top="0.0139in solid #000000" fo:border-bottom="0.0139in solid #000000" style:writing-mode="lr-tb"/>
    </style:style>
    <style:style style:name="Таблица3.B1" style:family="table-cell">
      <style:table-cell-properties style:vertical-align="middle" fo:padding="0in" fo:border="0.0139in solid #000000" style:writing-mode="lr-tb"/>
    </style:style>
    <style:style style:name="Таблица3.2" style:family="table-row">
      <style:table-row-properties style:row-height="0.984in" style:keep-together="true" fo:keep-together="auto"/>
    </style:style>
    <style:style style:name="Таблица4" style:family="table">
      <style:table-properties style:width="0.4924in" table:align="margins" style:writing-mode="lr-tb"/>
    </style:style>
    <style:style style:name="Таблица4.A" style:family="table-column">
      <style:table-column-properties style:column-width="0.1965in" style:rel-column-width="26158*"/>
    </style:style>
    <style:style style:name="Таблица4.B" style:family="table-column">
      <style:table-column-properties style:column-width="0.2958in" style:rel-column-width="39377*"/>
    </style:style>
    <style:style style:name="Таблица4.1" style:family="table-row">
      <style:table-row-properties style:row-height="2.3625in" style:keep-together="true" fo:keep-together="auto"/>
    </style:style>
    <style:style style:name="Таблица4.A1" style:family="table-cell">
      <style:table-cell-properties style:vertical-align="middle" fo:padding="0in" fo:border-left="0.0139in solid #000000" fo:border-right="none" fo:border-top="0.0139in solid #000000" fo:border-bottom="0.0139in solid #000000" style:writing-mode="lr-tb"/>
    </style:style>
    <style:style style:name="Таблица4.B1" style:family="table-cell">
      <style:table-cell-properties style:vertical-align="middle" fo:padding="0in" fo:border="0.0139in solid #000000" style:writing-mode="lr-tb"/>
    </style:style>
    <style:style style:name="Таблица5" style:family="table">
      <style:table-properties style:width="7.3042in" table:align="margins" style:writing-mode="lr-tb"/>
    </style:style>
    <style:style style:name="Таблица5.A" style:family="table-column">
      <style:table-column-properties style:column-width="0.2361in" style:rel-column-width="2118*"/>
    </style:style>
    <style:style style:name="Таблица5.C" style:family="table-column">
      <style:table-column-properties style:column-width="0.3146in" style:rel-column-width="2822*"/>
    </style:style>
    <style:style style:name="Таблица5.D" style:family="table-column">
      <style:table-column-properties style:column-width="2.7563in" style:rel-column-width="24729*"/>
    </style:style>
    <style:style style:name="Таблица5.E" style:family="table-column">
      <style:table-column-properties style:column-width="2.4806in" style:rel-column-width="22256*"/>
    </style:style>
    <style:style style:name="Таблица5.F" style:family="table-column">
      <style:table-column-properties style:column-width="0.3938in" style:rel-column-width="3532*"/>
    </style:style>
    <style:style style:name="Таблица5.G" style:family="table-column">
      <style:table-column-properties style:column-width="0.8875in" style:rel-column-width="7960*"/>
    </style:style>
    <style:style style:name="Таблица5.1" style:family="table-row">
      <style:table-row-properties style:row-height="0.5903in" style:keep-together="true" fo:keep-together="auto"/>
    </style:style>
    <style:style style:name="Таблица5.A1" style:family="table-cell">
      <style:table-cell-properties style:vertical-align="middle" fo:padding="0in" fo:border-left="0.0139in solid #000000" fo:border-right="none" fo:border-top="0.0139in solid #000000" fo:border-bottom="0.0139in solid #000000" style:writing-mode="lr-tb"/>
    </style:style>
    <style:style style:name="Таблица5.G1" style:family="table-cell">
      <style:table-cell-properties style:vertical-align="middle" fo:padding="0in" fo:border="0.0139in solid #000000" style:writing-mode="lr-tb"/>
    </style:style>
    <style:style style:name="Таблица5.2" style:family="table-row">
      <style:table-row-properties style:row-height="0.3146in" style:keep-together="true" fo:keep-together="auto"/>
    </style:style>
    <style:style style:name="Таблица5.A2" style:family="table-cell">
      <style:table-cell-properties style:vertical-align="middle" fo:padding="0in" fo:border-left="0.0139in solid #000000" fo:border-right="none" fo:border-top="0.0139in solid #000000" fo:border-bottom="0.0069in solid #000000" style:writing-mode="lr-tb"/>
    </style:style>
    <style:style style:name="Таблица5.G2" style:family="table-cell">
      <style:table-cell-properties style:vertical-align="middle" fo:padding="0in" fo:border-left="0.0139in solid #000000" fo:border-right="0.0139in solid #000000" fo:border-top="0.0139in solid #000000" fo:border-bottom="0.0069in solid #000000" style:writing-mode="lr-tb"/>
    </style:style>
    <style:style style:name="Таблица5.A3" style:family="table-cell">
      <style:table-cell-properties style:vertical-align="middle" fo:padding="0in" fo:border-left="0.0139in solid #000000" fo:border-right="none" fo:border-top="0.0069in solid #000000" fo:border-bottom="0.0069in solid #000000" style:writing-mode="lr-tb"/>
    </style:style>
    <style:style style:name="Таблица5.G3" style:family="table-cell">
      <style:table-cell-properties style:vertical-align="middle" fo:padding="0in" fo:border-left="0.0139in solid #000000" fo:border-right="0.0139in solid #000000" fo:border-top="0.0069in solid #000000" fo:border-bottom="0.0069in solid #000000" style:writing-mode="lr-tb"/>
    </style:style>
    <style:style style:name="Таблица5.26" style:family="table-row">
      <style:table-row-properties style:row-height="0.2139in" style:keep-together="true" fo:keep-together="auto"/>
    </style:style>
    <style:style style:name="Таблица5.A26" style:family="table-cell">
      <style:table-cell-properties style:vertical-align="middle" fo:padding="0.0194in" fo:border-left="0.0007in solid #000000" fo:border-right="none" fo:border-top="none" fo:border-bottom="none" style:writing-mode="lr-tb"/>
    </style:style>
    <style:style style:name="Таблица5.B26" style:family="table-cell">
      <style:table-cell-properties style:vertical-align="middle" fo:padding="0.0194in" fo:border="none" style:writing-mode="lr-tb"/>
    </style:style>
    <style:style style:name="Таблица5.E26" style:family="table-cell">
      <style:table-cell-properties style:vertical-align="middle" fo:padding="0.0194in" fo:border-left="none" fo:border-right="0.0007in solid #000000" fo:border-top="none" fo:border-bottom="none" style:writing-mode="lr-tb"/>
    </style:style>
    <style:style style:name="Таблица5.27" style:family="table-row">
      <style:table-row-properties style:row-height="0.2396in" style:keep-together="true" fo:keep-together="auto"/>
    </style:style>
    <style:style style:name="Таблица6" style:family="table">
      <style:table-properties style:width="7.2833in" table:align="margins" style:writing-mode="lr-tb"/>
    </style:style>
    <style:style style:name="Таблица6.A" style:family="table-column">
      <style:table-column-properties style:column-width="0.3125in" style:rel-column-width="2811*"/>
    </style:style>
    <style:style style:name="Таблица6.B" style:family="table-column">
      <style:table-column-properties style:column-width="0.3563in" style:rel-column-width="3205*"/>
    </style:style>
    <style:style style:name="Таблица6.C" style:family="table-column">
      <style:table-column-properties style:column-width="0.9056in" style:rel-column-width="8148*"/>
    </style:style>
    <style:style style:name="Таблица6.D" style:family="table-column">
      <style:table-column-properties style:column-width="0.5903in" style:rel-column-width="5311*"/>
    </style:style>
    <style:style style:name="Таблица6.E" style:family="table-column">
      <style:table-column-properties style:column-width="0.3938in" style:rel-column-width="3542*"/>
    </style:style>
    <style:style style:name="Таблица6.F" style:family="table-column">
      <style:table-column-properties style:column-width="4.3313in" style:rel-column-width="38972*"/>
    </style:style>
    <style:style style:name="Таблица6.G" style:family="table-column">
      <style:table-column-properties style:column-width="0.3938in" style:rel-column-width="3546*"/>
    </style:style>
    <style:style style:name="Таблица6.1" style:family="table-row">
      <style:table-row-properties style:row-height="0.1965in" style:keep-together="true" fo:keep-together="auto"/>
    </style:style>
    <style:style style:name="Таблица6.A1" style:family="table-cell">
      <style:table-cell-properties style:vertical-align="middle" fo:padding="0in" fo:border-left="0.0139in solid #000000" fo:border-right="none" fo:border-top="0.0139in solid #000000" fo:border-bottom="none" style:writing-mode="lr-tb"/>
    </style:style>
    <style:style style:name="Таблица6.2" style:family="table-row">
      <style:table-row-properties style:row-height="0.0785in" style:keep-together="true" fo:keep-together="auto"/>
    </style:style>
    <style:style style:name="Таблица6.A2" style:family="table-cell">
      <style:table-cell-properties style:vertical-align="middle" fo:padding="0in" fo:border-left="0.0139in solid #000000" fo:border-right="none" fo:border-top="0.0069in solid #000000" fo:border-bottom="none" style:writing-mode="lr-tb"/>
    </style:style>
    <style:style style:name="Таблица6.3" style:family="table-row">
      <style:table-row-properties style:row-height="0.1181in" style:keep-together="true" fo:keep-together="auto"/>
    </style:style>
    <style:style style:name="Таблица7" style:family="table">
      <style:table-properties style:width="0.4924in" table:align="margins" style:writing-mode="lr-tb"/>
    </style:style>
    <style:style style:name="Таблица7.A" style:family="table-column">
      <style:table-column-properties style:column-width="0.1965in" style:rel-column-width="26158*"/>
    </style:style>
    <style:style style:name="Таблица7.B" style:family="table-column">
      <style:table-column-properties style:column-width="0.2958in" style:rel-column-width="39377*"/>
    </style:style>
    <style:style style:name="Таблица7.1" style:family="table-row">
      <style:table-row-properties style:row-height="1.3778in" style:keep-together="true" fo:keep-together="auto"/>
    </style:style>
    <style:style style:name="Таблица7.A1" style:family="table-cell">
      <style:table-cell-properties style:vertical-align="middle" fo:padding="0in" fo:border-left="0.0139in solid #000000" fo:border-right="none" fo:border-top="0.0139in solid #000000" fo:border-bottom="0.0139in solid #000000" style:writing-mode="lr-tb"/>
    </style:style>
    <style:style style:name="Таблица7.B1" style:family="table-cell">
      <style:table-cell-properties style:vertical-align="middle" fo:padding="0in" fo:border="0.0139in solid #000000" style:writing-mode="lr-tb"/>
    </style:style>
    <style:style style:name="Таблица7.2" style:family="table-row">
      <style:table-row-properties style:row-height="0.984in" style:keep-together="true" fo:keep-together="auto"/>
    </style:style>
    <style:style style:name="Таблица8" style:family="table">
      <style:table-properties style:width="7.3042in" table:align="margins" style:writing-mode="lr-tb"/>
    </style:style>
    <style:style style:name="Таблица8.A" style:family="table-column">
      <style:table-column-properties style:column-width="0.2361in" style:rel-column-width="2118*"/>
    </style:style>
    <style:style style:name="Таблица8.C" style:family="table-column">
      <style:table-column-properties style:column-width="0.3146in" style:rel-column-width="2822*"/>
    </style:style>
    <style:style style:name="Таблица8.D" style:family="table-column">
      <style:table-column-properties style:column-width="2.7563in" style:rel-column-width="24729*"/>
    </style:style>
    <style:style style:name="Таблица8.E" style:family="table-column">
      <style:table-column-properties style:column-width="2.4806in" style:rel-column-width="22256*"/>
    </style:style>
    <style:style style:name="Таблица8.F" style:family="table-column">
      <style:table-column-properties style:column-width="0.3938in" style:rel-column-width="3532*"/>
    </style:style>
    <style:style style:name="Таблица8.G" style:family="table-column">
      <style:table-column-properties style:column-width="0.8875in" style:rel-column-width="7960*"/>
    </style:style>
    <style:style style:name="Таблица8.1" style:family="table-row">
      <style:table-row-properties style:row-height="0.5903in" style:keep-together="true" fo:keep-together="auto"/>
    </style:style>
    <style:style style:name="Таблица8.A1" style:family="table-cell">
      <style:table-cell-properties style:vertical-align="middle" fo:padding="0in" fo:border-left="0.0139in solid #000000" fo:border-right="none" fo:border-top="0.0139in solid #000000" fo:border-bottom="0.0139in solid #000000" style:writing-mode="lr-tb"/>
    </style:style>
    <style:style style:name="Таблица8.G1" style:family="table-cell">
      <style:table-cell-properties style:vertical-align="middle" fo:padding="0in" fo:border="0.0139in solid #000000" style:writing-mode="lr-tb"/>
    </style:style>
    <style:style style:name="Таблица8.2" style:family="table-row">
      <style:table-row-properties style:row-height="0.3146in" style:keep-together="true" fo:keep-together="auto"/>
    </style:style>
    <style:style style:name="Таблица8.A2" style:family="table-cell">
      <style:table-cell-properties style:vertical-align="middle" fo:padding="0in" fo:border-left="0.0139in solid #000000" fo:border-right="none" fo:border-top="0.0139in solid #000000" fo:border-bottom="0.0069in solid #000000" style:writing-mode="lr-tb"/>
    </style:style>
    <style:style style:name="Таблица8.G2" style:family="table-cell">
      <style:table-cell-properties style:vertical-align="middle" fo:padding="0in" fo:border-left="0.0139in solid #000000" fo:border-right="0.0139in solid #000000" fo:border-top="0.0139in solid #000000" fo:border-bottom="0.0069in solid #000000" style:writing-mode="lr-tb"/>
    </style:style>
    <style:style style:name="Таблица8.A3" style:family="table-cell">
      <style:table-cell-properties style:vertical-align="middle" fo:padding="0in" fo:border-left="0.0139in solid #000000" fo:border-right="none" fo:border-top="0.0069in solid #000000" fo:border-bottom="0.0069in solid #000000" style:writing-mode="lr-tb"/>
    </style:style>
    <style:style style:name="Таблица8.F3" style:family="table-cell" style:data-style-name="N0">
      <style:table-cell-properties style:vertical-align="middle" fo:padding="0in" fo:border-left="0.0139in solid #000000" fo:border-right="none" fo:border-top="0.0069in solid #000000" fo:border-bottom="0.0069in solid #000000" style:writing-mode="lr-tb"/>
    </style:style>
    <style:style style:name="Таблица8.G3" style:family="table-cell">
      <style:table-cell-properties style:vertical-align="middle" fo:padding="0in" fo:border-left="0.0139in solid #000000" fo:border-right="0.0139in solid #000000" fo:border-top="0.0069in solid #000000" fo:border-bottom="0.0069in solid #000000" style:writing-mode="lr-tb"/>
    </style:style>
    <style:style style:name="Таблица8.A33" style:family="table-cell">
      <style:table-cell-properties style:vertical-align="middle" fo:padding="0in" fo:border-left="0.0139in solid #000000" fo:border-right="none" fo:border-top="0.0069in solid #000000" fo:border-bottom="0.0139in solid #000000" style:writing-mode="lr-tb"/>
    </style:style>
    <style:style style:name="Таблица8.G33" style:family="table-cell">
      <style:table-cell-properties style:vertical-align="middle" fo:padding="0in" fo:border-left="0.0139in solid #000000" fo:border-right="0.0139in solid #000000" fo:border-top="0.0069in solid #000000" fo:border-bottom="0.0139in solid #000000" style:writing-mode="lr-tb"/>
    </style:style>
    <style:style style:name="Таблица9" style:family="table">
      <style:table-properties style:width="7.2917in" fo:margin-left="0in" fo:margin-right="-0.0083in" table:align="margins" style:writing-mode="lr-tb"/>
    </style:style>
    <style:style style:name="Таблица9.A" style:family="table-column">
      <style:table-column-properties style:column-width="0.3299in" style:rel-column-width="2964*"/>
    </style:style>
    <style:style style:name="Таблица9.B" style:family="table-column">
      <style:table-column-properties style:column-width="0.3382in" style:rel-column-width="3039*"/>
    </style:style>
    <style:style style:name="Таблица9.C" style:family="table-column">
      <style:table-column-properties style:column-width="0.9056in" style:rel-column-width="8138*"/>
    </style:style>
    <style:style style:name="Таблица9.D" style:family="table-column">
      <style:table-column-properties style:column-width="0.5903in" style:rel-column-width="5305*"/>
    </style:style>
    <style:style style:name="Таблица9.E" style:family="table-column">
      <style:table-column-properties style:column-width="0.3938in" style:rel-column-width="3538*"/>
    </style:style>
    <style:style style:name="Таблица9.F" style:family="table-column">
      <style:table-column-properties style:column-width="4.3313in" style:rel-column-width="38927*"/>
    </style:style>
    <style:style style:name="Таблица9.G" style:family="table-column">
      <style:table-column-properties style:column-width="0.4035in" style:rel-column-width="3624*"/>
    </style:style>
    <style:style style:name="Таблица9.1" style:family="table-row">
      <style:table-row-properties style:row-height="0.1965in" style:keep-together="true" fo:keep-together="auto"/>
    </style:style>
    <style:style style:name="Таблица9.A1" style:family="table-cell">
      <style:table-cell-properties style:vertical-align="middle" fo:padding="0in" fo:border-left="0.0139in solid #000000" fo:border-right="none" fo:border-top="0.0139in solid #000000" fo:border-bottom="none" style:writing-mode="lr-tb"/>
    </style:style>
    <style:style style:name="Таблица9.2" style:family="table-row">
      <style:table-row-properties style:row-height="0.0785in" style:keep-together="true" fo:keep-together="auto"/>
    </style:style>
    <style:style style:name="Таблица9.A2" style:family="table-cell">
      <style:table-cell-properties style:vertical-align="middle" fo:padding="0in" fo:border-left="0.0139in solid #000000" fo:border-right="none" fo:border-top="0.0069in solid #000000" fo:border-bottom="none" style:writing-mode="lr-tb"/>
    </style:style>
    <style:style style:name="Таблица9.3" style:family="table-row">
      <style:table-row-properties style:row-height="0.1181in" style:keep-together="true" fo:keep-together="auto"/>
    </style:style>
    <style:style style:name="Таблица10" style:family="table">
      <style:table-properties style:width="0.4924in" table:align="margins" style:writing-mode="lr-tb"/>
    </style:style>
    <style:style style:name="Таблица10.A" style:family="table-column">
      <style:table-column-properties style:column-width="0.1965in" style:rel-column-width="26158*"/>
    </style:style>
    <style:style style:name="Таблица10.B" style:family="table-column">
      <style:table-column-properties style:column-width="0.2958in" style:rel-column-width="39377*"/>
    </style:style>
    <style:style style:name="Таблица10.1" style:family="table-row">
      <style:table-row-properties style:row-height="1.3778in" style:keep-together="true" fo:keep-together="auto"/>
    </style:style>
    <style:style style:name="Таблица10.A1" style:family="table-cell">
      <style:table-cell-properties style:vertical-align="middle" fo:padding="0in" fo:border-left="0.0139in solid #000000" fo:border-right="none" fo:border-top="0.0139in solid #000000" fo:border-bottom="0.0139in solid #000000" style:writing-mode="lr-tb"/>
    </style:style>
    <style:style style:name="Таблица10.B1" style:family="table-cell">
      <style:table-cell-properties style:vertical-align="middle" fo:padding="0in" fo:border="0.0139in solid #000000" style:writing-mode="lr-tb"/>
    </style:style>
    <style:style style:name="Таблица10.2" style:family="table-row">
      <style:table-row-properties style:row-height="0.984in" style:keep-together="true" fo:keep-together="auto"/>
    </style:style>
    <style:style style:name="Таблица11" style:family="table">
      <style:table-properties style:width="7.3042in" table:align="margins" style:writing-mode="lr-tb"/>
    </style:style>
    <style:style style:name="Таблица11.A" style:family="table-column">
      <style:table-column-properties style:column-width="0.2361in" style:rel-column-width="2118*"/>
    </style:style>
    <style:style style:name="Таблица11.C" style:family="table-column">
      <style:table-column-properties style:column-width="0.3146in" style:rel-column-width="2822*"/>
    </style:style>
    <style:style style:name="Таблица11.D" style:family="table-column">
      <style:table-column-properties style:column-width="2.7563in" style:rel-column-width="24729*"/>
    </style:style>
    <style:style style:name="Таблица11.E" style:family="table-column">
      <style:table-column-properties style:column-width="2.4806in" style:rel-column-width="22256*"/>
    </style:style>
    <style:style style:name="Таблица11.F" style:family="table-column">
      <style:table-column-properties style:column-width="0.3938in" style:rel-column-width="3532*"/>
    </style:style>
    <style:style style:name="Таблица11.G" style:family="table-column">
      <style:table-column-properties style:column-width="0.8875in" style:rel-column-width="7960*"/>
    </style:style>
    <style:style style:name="Таблица11.1" style:family="table-row">
      <style:table-row-properties style:row-height="0.5903in" style:keep-together="true" fo:keep-together="auto"/>
    </style:style>
    <style:style style:name="Таблица11.A1" style:family="table-cell">
      <style:table-cell-properties style:vertical-align="middle" fo:padding="0in" fo:border-left="0.0139in solid #000000" fo:border-right="none" fo:border-top="0.0139in solid #000000" fo:border-bottom="0.0139in solid #000000" style:writing-mode="lr-tb"/>
    </style:style>
    <style:style style:name="Таблица11.G1" style:family="table-cell">
      <style:table-cell-properties style:vertical-align="middle" fo:padding="0in" fo:border="0.0139in solid #000000" style:writing-mode="lr-tb"/>
    </style:style>
    <style:style style:name="Таблица11.2" style:family="table-row">
      <style:table-row-properties style:row-height="0.3146in" style:keep-together="true" fo:keep-together="auto"/>
    </style:style>
    <style:style style:name="Таблица11.A2" style:family="table-cell">
      <style:table-cell-properties style:vertical-align="middle" fo:padding="0in" fo:border-left="0.0139in solid #000000" fo:border-right="none" fo:border-top="0.0139in solid #000000" fo:border-bottom="0.0069in solid #000000" style:writing-mode="lr-tb"/>
    </style:style>
    <style:style style:name="Таблица11.F2" style:family="table-cell" style:data-style-name="N0">
      <style:table-cell-properties style:vertical-align="middle" fo:padding="0in" fo:border-left="0.0139in solid #000000" fo:border-right="none" fo:border-top="0.0139in solid #000000" fo:border-bottom="0.0069in solid #000000" style:writing-mode="lr-tb"/>
    </style:style>
    <style:style style:name="Таблица11.G2" style:family="table-cell">
      <style:table-cell-properties style:vertical-align="middle" fo:padding="0in" fo:border-left="0.0139in solid #000000" fo:border-right="0.0139in solid #000000" fo:border-top="0.0139in solid #000000" fo:border-bottom="0.0069in solid #000000" style:writing-mode="lr-tb"/>
    </style:style>
    <style:style style:name="Таблица11.A3" style:family="table-cell">
      <style:table-cell-properties style:vertical-align="middle" fo:padding="0in" fo:border-left="0.0139in solid #000000" fo:border-right="none" fo:border-top="0.0069in solid #000000" fo:border-bottom="0.0069in solid #000000" style:writing-mode="lr-tb"/>
    </style:style>
    <style:style style:name="Таблица11.F3" style:family="table-cell" style:data-style-name="N0">
      <style:table-cell-properties style:vertical-align="middle" fo:padding="0in" fo:border-left="0.0139in solid #000000" fo:border-right="none" fo:border-top="0.0069in solid #000000" fo:border-bottom="0.0069in solid #000000" style:writing-mode="lr-tb"/>
    </style:style>
    <style:style style:name="Таблица11.G3" style:family="table-cell">
      <style:table-cell-properties style:vertical-align="middle" fo:padding="0in" fo:border-left="0.0139in solid #000000" fo:border-right="0.0139in solid #000000" fo:border-top="0.0069in solid #000000" fo:border-bottom="0.0069in solid #000000" style:writing-mode="lr-tb"/>
    </style:style>
    <style:style style:name="Таблица11.A33" style:family="table-cell">
      <style:table-cell-properties style:vertical-align="middle" fo:padding="0in" fo:border-left="0.0139in solid #000000" fo:border-right="none" fo:border-top="0.0069in solid #000000" fo:border-bottom="0.0139in solid #000000" style:writing-mode="lr-tb"/>
    </style:style>
    <style:style style:name="Таблица11.G33" style:family="table-cell">
      <style:table-cell-properties style:vertical-align="middle" fo:padding="0in" fo:border-left="0.0139in solid #000000" fo:border-right="0.0139in solid #000000" fo:border-top="0.0069in solid #000000" fo:border-bottom="0.0139in solid #000000" style:writing-mode="lr-tb"/>
    </style:style>
    <style:style style:name="Таблица17" style:family="table">
      <style:table-properties style:width="7.3042in" table:align="margins" style:writing-mode="lr-tb"/>
    </style:style>
    <style:style style:name="Таблица17.A" style:family="table-column">
      <style:table-column-properties style:column-width="0.2361in" style:rel-column-width="2118*"/>
    </style:style>
    <style:style style:name="Таблица17.C" style:family="table-column">
      <style:table-column-properties style:column-width="0.3146in" style:rel-column-width="2822*"/>
    </style:style>
    <style:style style:name="Таблица17.D" style:family="table-column">
      <style:table-column-properties style:column-width="2.7563in" style:rel-column-width="24729*"/>
    </style:style>
    <style:style style:name="Таблица17.E" style:family="table-column">
      <style:table-column-properties style:column-width="2.4806in" style:rel-column-width="22256*"/>
    </style:style>
    <style:style style:name="Таблица17.F" style:family="table-column">
      <style:table-column-properties style:column-width="0.3938in" style:rel-column-width="3532*"/>
    </style:style>
    <style:style style:name="Таблица17.G" style:family="table-column">
      <style:table-column-properties style:column-width="0.8875in" style:rel-column-width="7960*"/>
    </style:style>
    <style:style style:name="Таблица17.1" style:family="table-row">
      <style:table-row-properties style:row-height="0.5903in" style:keep-together="true" fo:keep-together="auto"/>
    </style:style>
    <style:style style:name="Таблица17.A1" style:family="table-cell">
      <style:table-cell-properties style:vertical-align="middle" fo:padding="0in" fo:border-left="0.0139in solid #000000" fo:border-right="none" fo:border-top="0.0139in solid #000000" fo:border-bottom="0.0139in solid #000000" style:writing-mode="lr-tb"/>
    </style:style>
    <style:style style:name="Таблица17.G1" style:family="table-cell">
      <style:table-cell-properties style:vertical-align="middle" fo:padding="0in" fo:border="0.0139in solid #000000" style:writing-mode="lr-tb"/>
    </style:style>
    <style:style style:name="Таблица17.2" style:family="table-row">
      <style:table-row-properties style:row-height="0.3146in" style:keep-together="true" fo:keep-together="auto"/>
    </style:style>
    <style:style style:name="Таблица17.A2" style:family="table-cell">
      <style:table-cell-properties style:vertical-align="middle" fo:padding="0in" fo:border-left="0.0139in solid #000000" fo:border-right="none" fo:border-top="0.0139in solid #000000" fo:border-bottom="0.0069in solid #000000" style:writing-mode="lr-tb"/>
    </style:style>
    <style:style style:name="Таблица17.F2" style:family="table-cell" style:data-style-name="N0">
      <style:table-cell-properties style:vertical-align="middle" fo:padding="0in" fo:border-left="0.0139in solid #000000" fo:border-right="none" fo:border-top="0.0139in solid #000000" fo:border-bottom="0.0069in solid #000000" style:writing-mode="lr-tb"/>
    </style:style>
    <style:style style:name="Таблица17.G2" style:family="table-cell">
      <style:table-cell-properties style:vertical-align="middle" fo:padding="0in" fo:border-left="0.0139in solid #000000" fo:border-right="0.0139in solid #000000" fo:border-top="0.0139in solid #000000" fo:border-bottom="0.0069in solid #000000" style:writing-mode="lr-tb"/>
    </style:style>
    <style:style style:name="Таблица17.A3" style:family="table-cell">
      <style:table-cell-properties style:vertical-align="middle" fo:padding="0in" fo:border-left="0.0139in solid #000000" fo:border-right="none" fo:border-top="0.0069in solid #000000" fo:border-bottom="0.0069in solid #000000" style:writing-mode="lr-tb"/>
    </style:style>
    <style:style style:name="Таблица17.F3" style:family="table-cell" style:data-style-name="N0">
      <style:table-cell-properties style:vertical-align="middle" fo:padding="0in" fo:border-left="0.0139in solid #000000" fo:border-right="none" fo:border-top="0.0069in solid #000000" fo:border-bottom="0.0069in solid #000000" style:writing-mode="lr-tb"/>
    </style:style>
    <style:style style:name="Таблица17.G3" style:family="table-cell">
      <style:table-cell-properties style:vertical-align="middle" fo:padding="0in" fo:border-left="0.0139in solid #000000" fo:border-right="0.0139in solid #000000" fo:border-top="0.0069in solid #000000" fo:border-bottom="0.0069in solid #000000" style:writing-mode="lr-tb"/>
    </style:style>
    <style:style style:name="Таблица17.A33" style:family="table-cell">
      <style:table-cell-properties style:vertical-align="middle" fo:padding="0in" fo:border-left="0.0139in solid #000000" fo:border-right="none" fo:border-top="0.0069in solid #000000" fo:border-bottom="0.0139in solid #000000" style:writing-mode="lr-tb"/>
    </style:style>
    <style:style style:name="Таблица17.G33" style:family="table-cell">
      <style:table-cell-properties style:vertical-align="middle" fo:padding="0in" fo:border-left="0.0139in solid #000000" fo:border-right="0.0139in solid #000000" fo:border-top="0.0069in solid #000000" fo:border-bottom="0.0139in solid #000000" style:writing-mode="lr-tb"/>
    </style:style>
    <style:style style:name="Таблица16" style:family="table">
      <style:table-properties style:width="0.4924in" table:align="margins" style:writing-mode="lr-tb"/>
    </style:style>
    <style:style style:name="Таблица16.A" style:family="table-column">
      <style:table-column-properties style:column-width="0.1965in" style:rel-column-width="26158*"/>
    </style:style>
    <style:style style:name="Таблица16.B" style:family="table-column">
      <style:table-column-properties style:column-width="0.2958in" style:rel-column-width="39377*"/>
    </style:style>
    <style:style style:name="Таблица16.1" style:family="table-row">
      <style:table-row-properties style:row-height="1.3778in" style:keep-together="true" fo:keep-together="auto"/>
    </style:style>
    <style:style style:name="Таблица16.A1" style:family="table-cell">
      <style:table-cell-properties style:vertical-align="middle" fo:padding="0in" fo:border-left="0.0139in solid #000000" fo:border-right="none" fo:border-top="0.0139in solid #000000" fo:border-bottom="0.0139in solid #000000" style:writing-mode="lr-tb"/>
    </style:style>
    <style:style style:name="Таблица16.B1" style:family="table-cell">
      <style:table-cell-properties style:vertical-align="middle" fo:padding="0in" fo:border="0.0139in solid #000000" style:writing-mode="lr-tb"/>
    </style:style>
    <style:style style:name="Таблица16.2" style:family="table-row">
      <style:table-row-properties style:row-height="0.984in" style:keep-together="true" fo:keep-together="auto"/>
    </style:style>
    <style:style style:name="Таблица15" style:family="table">
      <style:table-properties style:width="7.2785in" table:align="left" style:writing-mode="lr-tb"/>
    </style:style>
    <style:style style:name="Таблица15.A" style:family="table-column">
      <style:table-column-properties style:column-width="0.3125in"/>
    </style:style>
    <style:style style:name="Таблица15.B" style:family="table-column">
      <style:table-column-properties style:column-width="0.3556in"/>
    </style:style>
    <style:style style:name="Таблица15.C" style:family="table-column">
      <style:table-column-properties style:column-width="0.9056in"/>
    </style:style>
    <style:style style:name="Таблица15.D" style:family="table-column">
      <style:table-column-properties style:column-width="0.5903in"/>
    </style:style>
    <style:style style:name="Таблица15.E" style:family="table-column">
      <style:table-column-properties style:column-width="0.3938in"/>
    </style:style>
    <style:style style:name="Таблица15.F" style:family="table-column">
      <style:table-column-properties style:column-width="4.3313in"/>
    </style:style>
    <style:style style:name="Таблица15.G" style:family="table-column">
      <style:table-column-properties style:column-width="0.3896in"/>
    </style:style>
    <style:style style:name="Таблица15.1" style:family="table-row">
      <style:table-row-properties style:row-height="0.1965in" style:keep-together="true" fo:keep-together="auto"/>
    </style:style>
    <style:style style:name="Таблица15.A1" style:family="table-cell">
      <style:table-cell-properties style:vertical-align="middle" fo:padding="0in" fo:border-left="0.0139in solid #000000" fo:border-right="none" fo:border-top="0.0139in solid #000000" fo:border-bottom="none" style:writing-mode="lr-tb"/>
    </style:style>
    <style:style style:name="Таблица15.2" style:family="table-row">
      <style:table-row-properties style:row-height="0.0785in" style:keep-together="true" fo:keep-together="auto"/>
    </style:style>
    <style:style style:name="Таблица15.A2" style:family="table-cell">
      <style:table-cell-properties style:vertical-align="middle" fo:padding="0in" fo:border-left="0.0139in solid #000000" fo:border-right="none" fo:border-top="0.0069in solid #000000" fo:border-bottom="none" style:writing-mode="lr-tb"/>
    </style:style>
    <style:style style:name="Таблица15.3" style:family="table-row">
      <style:table-row-properties style:row-height="0.1181in" style:keep-together="true" fo:keep-together="auto"/>
    </style:style>
    <style:style style:name="Таблица15.G3" style:family="table-cell" style:data-style-name="N0">
      <style:table-cell-properties style:vertical-align="middle" fo:padding="0in" fo:border-left="0.0139in solid #000000" fo:border-right="none" fo:border-top="0.0139in solid #000000" fo:border-bottom="none" style:writing-mode="lr-tb"/>
    </style:style>
    <style:style style:name="Таблица18" style:family="table">
      <style:table-properties style:width="7.2785in" table:align="left" style:writing-mode="lr-tb"/>
    </style:style>
    <style:style style:name="Таблица18.A" style:family="table-column">
      <style:table-column-properties style:column-width="0.3125in"/>
    </style:style>
    <style:style style:name="Таблица18.B" style:family="table-column">
      <style:table-column-properties style:column-width="0.3556in"/>
    </style:style>
    <style:style style:name="Таблица18.C" style:family="table-column">
      <style:table-column-properties style:column-width="0.9056in"/>
    </style:style>
    <style:style style:name="Таблица18.D" style:family="table-column">
      <style:table-column-properties style:column-width="0.5903in"/>
    </style:style>
    <style:style style:name="Таблица18.E" style:family="table-column">
      <style:table-column-properties style:column-width="0.3938in"/>
    </style:style>
    <style:style style:name="Таблица18.F" style:family="table-column">
      <style:table-column-properties style:column-width="4.3313in"/>
    </style:style>
    <style:style style:name="Таблица18.G" style:family="table-column">
      <style:table-column-properties style:column-width="0.3896in"/>
    </style:style>
    <style:style style:name="Таблица18.1" style:family="table-row">
      <style:table-row-properties style:row-height="0.1965in" style:keep-together="true" fo:keep-together="auto"/>
    </style:style>
    <style:style style:name="Таблица18.A1" style:family="table-cell">
      <style:table-cell-properties style:vertical-align="middle" fo:padding="0in" fo:border-left="0.0139in solid #000000" fo:border-right="none" fo:border-top="0.0139in solid #000000" fo:border-bottom="none" style:writing-mode="lr-tb"/>
    </style:style>
    <style:style style:name="Таблица18.2" style:family="table-row">
      <style:table-row-properties style:row-height="0.0785in" style:keep-together="true" fo:keep-together="auto"/>
    </style:style>
    <style:style style:name="Таблица18.A2" style:family="table-cell">
      <style:table-cell-properties style:vertical-align="middle" fo:padding="0in" fo:border-left="0.0139in solid #000000" fo:border-right="none" fo:border-top="0.0069in solid #000000" fo:border-bottom="none" style:writing-mode="lr-tb"/>
    </style:style>
    <style:style style:name="Таблица18.3" style:family="table-row">
      <style:table-row-properties style:row-height="0.1181in" style:keep-together="true" fo:keep-together="auto"/>
    </style:style>
    <style:style style:name="Таблица18.G3" style:family="table-cell" style:data-style-name="N0">
      <style:table-cell-properties style:vertical-align="middle" fo:padding="0in" fo:border-left="0.0139in solid #000000" fo:border-right="none" fo:border-top="0.0139in solid #000000" fo:border-bottom="none" style:writing-mode="lr-tb"/>
    </style:style>
    <style:style style:name="Таблица19" style:family="table">
      <style:table-properties style:width="0.4924in" table:align="margins" style:writing-mode="lr-tb"/>
    </style:style>
    <style:style style:name="Таблица19.A" style:family="table-column">
      <style:table-column-properties style:column-width="0.1965in" style:rel-column-width="26158*"/>
    </style:style>
    <style:style style:name="Таблица19.B" style:family="table-column">
      <style:table-column-properties style:column-width="0.2958in" style:rel-column-width="39377*"/>
    </style:style>
    <style:style style:name="Таблица19.1" style:family="table-row">
      <style:table-row-properties style:row-height="1.3778in" style:keep-together="true" fo:keep-together="auto"/>
    </style:style>
    <style:style style:name="Таблица19.A1" style:family="table-cell">
      <style:table-cell-properties style:vertical-align="middle" fo:padding="0in" fo:border-left="0.0139in solid #000000" fo:border-right="none" fo:border-top="0.0139in solid #000000" fo:border-bottom="0.0139in solid #000000" style:writing-mode="lr-tb"/>
    </style:style>
    <style:style style:name="Таблица19.B1" style:family="table-cell">
      <style:table-cell-properties style:vertical-align="middle" fo:padding="0in" fo:border="0.0139in solid #000000" style:writing-mode="lr-tb"/>
    </style:style>
    <style:style style:name="Таблица19.2" style:family="table-row">
      <style:table-row-properties style:row-height="0.984in" style:keep-together="true" fo:keep-together="auto"/>
    </style:style>
    <style:style style:name="Таблица20" style:family="table">
      <style:table-properties style:width="7.3042in" table:align="margins" style:writing-mode="lr-tb"/>
    </style:style>
    <style:style style:name="Таблица20.A" style:family="table-column">
      <style:table-column-properties style:column-width="0.2361in" style:rel-column-width="2118*"/>
    </style:style>
    <style:style style:name="Таблица20.C" style:family="table-column">
      <style:table-column-properties style:column-width="0.3146in" style:rel-column-width="2822*"/>
    </style:style>
    <style:style style:name="Таблица20.D" style:family="table-column">
      <style:table-column-properties style:column-width="2.7563in" style:rel-column-width="24729*"/>
    </style:style>
    <style:style style:name="Таблица20.E" style:family="table-column">
      <style:table-column-properties style:column-width="2.4806in" style:rel-column-width="22256*"/>
    </style:style>
    <style:style style:name="Таблица20.F" style:family="table-column">
      <style:table-column-properties style:column-width="0.3938in" style:rel-column-width="3532*"/>
    </style:style>
    <style:style style:name="Таблица20.G" style:family="table-column">
      <style:table-column-properties style:column-width="0.8875in" style:rel-column-width="7960*"/>
    </style:style>
    <style:style style:name="Таблица20.1" style:family="table-row">
      <style:table-row-properties style:row-height="0.5903in" style:keep-together="true" fo:keep-together="auto"/>
    </style:style>
    <style:style style:name="Таблица20.A1" style:family="table-cell">
      <style:table-cell-properties style:vertical-align="middle" fo:padding="0in" fo:border-left="0.0139in solid #000000" fo:border-right="none" fo:border-top="0.0139in solid #000000" fo:border-bottom="0.0139in solid #000000" style:writing-mode="lr-tb"/>
    </style:style>
    <style:style style:name="Таблица20.G1" style:family="table-cell">
      <style:table-cell-properties style:vertical-align="middle" fo:padding="0in" fo:border="0.0139in solid #000000" style:writing-mode="lr-tb"/>
    </style:style>
    <style:style style:name="Таблица20.2" style:family="table-row">
      <style:table-row-properties style:row-height="0.3146in" style:keep-together="true" fo:keep-together="auto"/>
    </style:style>
    <style:style style:name="Таблица20.A2" style:family="table-cell">
      <style:table-cell-properties style:vertical-align="middle" fo:padding="0in" fo:border-left="0.0139in solid #000000" fo:border-right="none" fo:border-top="0.0139in solid #000000" fo:border-bottom="0.0069in solid #000000" style:writing-mode="lr-tb"/>
    </style:style>
    <style:style style:name="Таблица20.F2" style:family="table-cell" style:data-style-name="N0">
      <style:table-cell-properties style:vertical-align="middle" fo:padding="0in" fo:border-left="0.0139in solid #000000" fo:border-right="none" fo:border-top="0.0139in solid #000000" fo:border-bottom="0.0069in solid #000000" style:writing-mode="lr-tb"/>
    </style:style>
    <style:style style:name="Таблица20.G2" style:family="table-cell">
      <style:table-cell-properties style:vertical-align="middle" fo:padding="0in" fo:border-left="0.0139in solid #000000" fo:border-right="0.0139in solid #000000" fo:border-top="0.0139in solid #000000" fo:border-bottom="0.0069in solid #000000" style:writing-mode="lr-tb"/>
    </style:style>
    <style:style style:name="Таблица20.A3" style:family="table-cell">
      <style:table-cell-properties style:vertical-align="middle" fo:padding="0in" fo:border-left="0.0139in solid #000000" fo:border-right="none" fo:border-top="0.0069in solid #000000" fo:border-bottom="0.0069in solid #000000" style:writing-mode="lr-tb"/>
    </style:style>
    <style:style style:name="Таблица20.F3" style:family="table-cell" style:data-style-name="N0">
      <style:table-cell-properties style:vertical-align="middle" fo:padding="0in" fo:border-left="0.0139in solid #000000" fo:border-right="none" fo:border-top="0.0069in solid #000000" fo:border-bottom="0.0069in solid #000000" style:writing-mode="lr-tb"/>
    </style:style>
    <style:style style:name="Таблица20.G3" style:family="table-cell">
      <style:table-cell-properties style:vertical-align="middle" fo:padding="0in" fo:border-left="0.0139in solid #000000" fo:border-right="0.0139in solid #000000" fo:border-top="0.0069in solid #000000" fo:border-bottom="0.0069in solid #000000" style:writing-mode="lr-tb"/>
    </style:style>
    <style:style style:name="Таблица20.A33" style:family="table-cell">
      <style:table-cell-properties style:vertical-align="middle" fo:padding="0in" fo:border-left="0.0139in solid #000000" fo:border-right="none" fo:border-top="0.0069in solid #000000" fo:border-bottom="0.0139in solid #000000" style:writing-mode="lr-tb"/>
    </style:style>
    <style:style style:name="Таблица20.G33" style:family="table-cell">
      <style:table-cell-properties style:vertical-align="middle" fo:padding="0in" fo:border-left="0.0139in solid #000000" fo:border-right="0.0139in solid #000000" fo:border-top="0.0069in solid #000000" fo:border-bottom="0.0139in solid #000000" style:writing-mode="lr-tb"/>
    </style:style>
    <style:style style:name="Таблица14" style:family="table">
      <style:table-properties style:width="7.3049in" table:align="margins" style:writing-mode="lr-tb"/>
    </style:style>
    <style:style style:name="Таблица14.A" style:family="table-column">
      <style:table-column-properties style:column-width="0.3938in" style:rel-column-width="3532*"/>
    </style:style>
    <style:style style:name="Таблица14.B" style:family="table-column">
      <style:table-column-properties style:column-width="0.5903in" style:rel-column-width="5295*"/>
    </style:style>
    <style:style style:name="Таблица14.E" style:family="table-column">
      <style:table-column-properties style:column-width="0.7882in" style:rel-column-width="7071*"/>
    </style:style>
    <style:style style:name="Таблица14.F" style:family="table-column">
      <style:table-column-properties style:column-width="0.866in" style:rel-column-width="7769*"/>
    </style:style>
    <style:style style:name="Таблица14.G" style:family="table-column">
      <style:table-column-properties style:column-width="0.7875in" style:rel-column-width="7064*"/>
    </style:style>
    <style:style style:name="Таблица14.H" style:family="table-column">
      <style:table-column-properties style:column-width="0.9444in" style:rel-column-width="8473*"/>
    </style:style>
    <style:style style:name="Таблица14.J" style:family="table-column">
      <style:table-column-properties style:column-width="0.8889in" style:rel-column-width="7972*"/>
    </style:style>
    <style:style style:name="Таблица14.1" style:family="table-row">
      <style:table-row-properties style:row-height="0.3146in" style:keep-together="true" fo:keep-together="auto"/>
    </style:style>
    <style:style style:name="Таблица14.A1" style:family="table-cell">
      <style:table-cell-properties style:vertical-align="middle" fo:padding="0in" fo:border="0.0139in solid #000000" style:writing-mode="lr-tb"/>
    </style:style>
    <style:style style:name="Таблица14.A2" style:family="table-cell">
      <style:table-cell-properties style:vertical-align="middle" fo:padding="0in" fo:border-left="0.0139in solid #000000" fo:border-right="none" fo:border-top="0.0139in solid #000000" fo:border-bottom="0.0139in solid #000000" style:writing-mode="lr-tb"/>
    </style:style>
    <style:style style:name="Таблица14.3" style:family="table-row">
      <style:table-row-properties style:row-height="0.6299in" style:keep-together="true" fo:keep-together="auto"/>
    </style:style>
    <style:style style:name="Таблица14.A4" style:family="table-cell">
      <style:table-cell-properties style:vertical-align="middle" fo:padding="0in" fo:border-left="0.0139in solid #000000" fo:border-right="none" fo:border-top="0.0139in solid #000000" fo:border-bottom="0.0069in solid #000000" style:writing-mode="lr-tb"/>
    </style:style>
    <style:style style:name="Таблица14.J4" style:family="table-cell">
      <style:table-cell-properties style:vertical-align="middle" fo:padding="0in" fo:border-left="0.0139in solid #000000" fo:border-right="0.0139in solid #000000" fo:border-top="0.0139in solid #000000" fo:border-bottom="0.0069in solid #000000" style:writing-mode="lr-tb"/>
    </style:style>
    <style:style style:name="Таблица14.A5" style:family="table-cell">
      <style:table-cell-properties style:vertical-align="middle" fo:padding="0in" fo:border-left="0.0139in solid #000000" fo:border-right="none" fo:border-top="0.0069in solid #000000" fo:border-bottom="0.0069in solid #000000" style:writing-mode="lr-tb"/>
    </style:style>
    <style:style style:name="Таблица14.J5" style:family="table-cell">
      <style:table-cell-properties style:vertical-align="middle" fo:padding="0in" fo:border-left="0.0139in solid #000000" fo:border-right="0.0139in solid #000000" fo:border-top="0.0069in solid #000000" fo:border-bottom="0.0069in solid #000000" style:writing-mode="lr-tb"/>
    </style:style>
    <style:style style:name="Таблица14.A33" style:family="table-cell">
      <style:table-cell-properties style:vertical-align="middle" fo:padding="0in" fo:border-left="0.0139in solid #000000" fo:border-right="none" fo:border-top="0.0069in solid #000000" fo:border-bottom="0.0139in solid #000000" style:writing-mode="lr-tb"/>
    </style:style>
    <style:style style:name="Таблица14.J33" style:family="table-cell">
      <style:table-cell-properties style:vertical-align="middle" fo:padding="0in" fo:border-left="0.0139in solid #000000" fo:border-right="0.0139in solid #000000" fo:border-top="0.0069in solid #000000" fo:border-bottom="0.0139in solid #000000" style:writing-mode="lr-tb"/>
    </style:style>
    <style:style style:name="Таблица13" style:family="table">
      <style:table-properties style:width="0.4924in" table:align="margins" style:writing-mode="lr-tb"/>
    </style:style>
    <style:style style:name="Таблица13.A" style:family="table-column">
      <style:table-column-properties style:column-width="0.1965in" style:rel-column-width="26158*"/>
    </style:style>
    <style:style style:name="Таблица13.B" style:family="table-column">
      <style:table-column-properties style:column-width="0.2958in" style:rel-column-width="39377*"/>
    </style:style>
    <style:style style:name="Таблица13.1" style:family="table-row">
      <style:table-row-properties style:row-height="1.3778in" style:keep-together="true" fo:keep-together="auto"/>
    </style:style>
    <style:style style:name="Таблица13.A1" style:family="table-cell">
      <style:table-cell-properties style:vertical-align="middle" fo:padding="0in" fo:border-left="0.0139in solid #000000" fo:border-right="none" fo:border-top="0.0139in solid #000000" fo:border-bottom="0.0139in solid #000000" style:writing-mode="lr-tb"/>
    </style:style>
    <style:style style:name="Таблица13.B1" style:family="table-cell">
      <style:table-cell-properties style:vertical-align="middle" fo:padding="0in" fo:border="0.0139in solid #000000" style:writing-mode="lr-tb"/>
    </style:style>
    <style:style style:name="Таблица13.2" style:family="table-row">
      <style:table-row-properties style:row-height="0.984in" style:keep-together="true" fo:keep-together="auto"/>
    </style:style>
    <style:style style:name="Таблица12" style:family="table">
      <style:table-properties style:width="7.2833in" table:align="margins" style:writing-mode="lr-tb"/>
    </style:style>
    <style:style style:name="Таблица12.A" style:family="table-column">
      <style:table-column-properties style:column-width="0.3125in" style:rel-column-width="2811*"/>
    </style:style>
    <style:style style:name="Таблица12.B" style:family="table-column">
      <style:table-column-properties style:column-width="0.3563in" style:rel-column-width="3205*"/>
    </style:style>
    <style:style style:name="Таблица12.C" style:family="table-column">
      <style:table-column-properties style:column-width="0.9056in" style:rel-column-width="8148*"/>
    </style:style>
    <style:style style:name="Таблица12.D" style:family="table-column">
      <style:table-column-properties style:column-width="0.5903in" style:rel-column-width="5311*"/>
    </style:style>
    <style:style style:name="Таблица12.E" style:family="table-column">
      <style:table-column-properties style:column-width="0.3938in" style:rel-column-width="3542*"/>
    </style:style>
    <style:style style:name="Таблица12.F" style:family="table-column">
      <style:table-column-properties style:column-width="4.3313in" style:rel-column-width="38972*"/>
    </style:style>
    <style:style style:name="Таблица12.G" style:family="table-column">
      <style:table-column-properties style:column-width="0.3938in" style:rel-column-width="3546*"/>
    </style:style>
    <style:style style:name="Таблица12.1" style:family="table-row">
      <style:table-row-properties style:row-height="0.1965in" style:keep-together="true" fo:keep-together="auto"/>
    </style:style>
    <style:style style:name="Таблица12.A1" style:family="table-cell">
      <style:table-cell-properties style:vertical-align="middle" fo:padding="0in" fo:border-left="0.0139in solid #000000" fo:border-right="none" fo:border-top="0.0139in solid #000000" fo:border-bottom="none" style:writing-mode="lr-tb"/>
    </style:style>
    <style:style style:name="Таблица12.2" style:family="table-row">
      <style:table-row-properties style:row-height="0.0785in" style:keep-together="true" fo:keep-together="auto"/>
    </style:style>
    <style:style style:name="Таблица12.A2" style:family="table-cell">
      <style:table-cell-properties style:vertical-align="middle" fo:padding="0in" fo:border-left="0.0139in solid #000000" fo:border-right="none" fo:border-top="0.0069in solid #000000" fo:border-bottom="none" style:writing-mode="lr-tb"/>
    </style:style>
    <style:style style:name="Таблица12.3" style:family="table-row">
      <style:table-row-properties style:row-height="0.1181in" style:keep-together="true" fo:keep-together="auto"/>
    </style:style>
    <style:style style:name="Таблица12.G3" style:family="table-cell" style:data-style-name="N0">
      <style:table-cell-properties style:vertical-align="middle" fo:padding="0in" fo:border-left="0.0139in solid #000000" fo:border-right="none" fo:border-top="0.0139in solid #000000" fo:border-bottom="none" style:writing-mode="lr-tb"/>
    </style:style>
    <style:style style:name="P1" style:family="paragraph" style:parent-style-name="Standard">
      <style:paragraph-properties fo:text-align="center" style:justify-single-word="false" fo:orphans="0" fo:widows="0" style:text-autospace="none" style:snap-to-layout-grid="false"/>
      <style:text-properties style:font-name="GOST" style:font-name-complex="GOST"/>
    </style:style>
    <style:style style:name="P2" style:family="paragraph" style:parent-style-name="Standard">
      <style:paragraph-properties fo:text-align="center" style:justify-single-word="false" fo:orphans="0" fo:widows="0" style:text-autospace="none" style:snap-to-layout-grid="false"/>
      <style:text-properties style:font-name="GOST" style:font-name-complex="GOST" style:text-rotation-angle="90" style:text-rotation-scale="line-height"/>
    </style:style>
    <style:style style:name="P3" style:family="paragraph" style:parent-style-name="Standard">
      <style:paragraph-properties fo:text-align="center" style:justify-single-word="false" fo:orphans="0" fo:widows="0" style:text-autospace="none" style:snap-to-layout-grid="false"/>
      <style:text-properties style:font-name="Times New Roman" style:font-name-complex="GOST" style:text-rotation-angle="90" style:text-rotation-scale="line-height"/>
    </style:style>
    <style:style style:name="P4" style:family="paragraph" style:parent-style-name="Standard">
      <style:paragraph-properties fo:text-align="center" style:justify-single-word="false" fo:orphans="0" fo:widows="0" style:text-autospace="none" style:snap-to-layout-grid="false"/>
      <style:text-properties style:font-name="Times New Roman" fo:font-size="11pt" style:font-size-asian="11pt" style:font-name-complex="GOST" style:font-size-complex="11pt"/>
    </style:style>
    <style:style style:name="P5" style:family="paragraph" style:parent-style-name="Standard">
      <style:paragraph-properties fo:text-align="center" style:justify-single-word="false" fo:orphans="0" fo:widows="0" style:text-autospace="none" style:snap-to-layout-grid="false"/>
      <style:text-properties style:font-name="Times New Roman" fo:font-size="11pt" style:font-size-asian="11pt" style:font-name-complex="GOST" style:font-size-complex="11pt" style:text-rotation-angle="90" style:text-rotation-scale="line-height"/>
    </style:style>
    <style:style style:name="P6" style:family="paragraph" style:parent-style-name="Standard">
      <style:paragraph-properties fo:text-align="center" style:justify-single-word="false" fo:orphans="0" fo:widows="0" style:text-autospace="none" style:snap-to-layout-grid="false"/>
      <style:text-properties style:font-name="Times New Roman" fo:font-size="10pt" style:font-size-asian="10pt" style:font-name-complex="GOST" style:font-size-complex="10pt"/>
    </style:style>
    <style:style style:name="P7" style:family="paragraph" style:parent-style-name="Standard">
      <style:paragraph-properties fo:text-align="center" style:justify-single-word="false" fo:orphans="0" fo:widows="0" style:text-autospace="none"/>
      <style:text-properties style:font-name="Times New Roman"/>
    </style:style>
    <style:style style:name="P8" style:family="paragraph" style:parent-style-name="Standard">
      <style:paragraph-properties fo:text-align="center" style:justify-single-word="false" fo:orphans="0" fo:widows="0" style:text-autospace="none"/>
      <style:text-properties style:font-name="Times New Roman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 fo:orphans="0" fo:widows="0" style:text-autospace="none" style:snap-to-layout-grid="false"/>
      <style:text-properties style:font-name="Times New Roman" fo:font-size="24pt" style:font-size-asian="24pt" style:font-name-complex="GOST" style:font-size-complex="24pt"/>
    </style:style>
    <style:style style:name="P10" style:family="paragraph" style:parent-style-name="Standard">
      <style:paragraph-properties fo:text-align="center" style:justify-single-word="false" fo:orphans="0" fo:widows="0" style:text-autospace="none" style:snap-to-layout-grid="false"/>
      <style:text-properties style:font-name="Times New Roman" fo:font-size="8pt" style:font-size-asian="7pt" style:font-name-complex="GOST" style:font-size-complex="8pt"/>
    </style:style>
    <style:style style:name="P11" style:family="paragraph" style:parent-style-name="Standard">
      <style:paragraph-properties fo:orphans="0" fo:widows="0" style:text-autospace="none"/>
      <style:text-properties fo:language="zxx" fo:country="none" style:language-asian="zxx" style:country-asian="none"/>
    </style:style>
    <style:style style:name="P12" style:family="paragraph" style:parent-style-name="Standard">
      <style:paragraph-properties fo:margin-left="0.028in" fo:margin-right="0in" fo:orphans="0" fo:widows="0" fo:text-indent="0in" style:auto-text-indent="false" style:text-autospace="none" style:snap-to-layout-grid="false"/>
      <style:text-properties style:font-name="Times New Roman" fo:font-size="11pt" style:font-size-asian="11pt" style:font-name-complex="GOST" style:font-size-complex="11pt"/>
    </style:style>
    <style:style style:name="P13" style:family="paragraph" style:parent-style-name="Standard">
      <style:paragraph-properties fo:margin-left="0.028in" fo:margin-right="0in" fo:text-align="center" style:justify-single-word="false" fo:orphans="0" fo:widows="0" fo:text-indent="0in" style:auto-text-indent="false" style:text-autospace="none" style:snap-to-layout-grid="false"/>
      <style:text-properties style:font-name="Times New Roman" fo:font-size="11pt" style:font-size-asian="11pt" style:font-name-complex="GOST" style:font-size-complex="11pt"/>
    </style:style>
    <style:style style:name="P14" style:family="paragraph" style:parent-style-name="Standard">
      <style:paragraph-properties fo:margin-left="0.028in" fo:margin-right="0in" fo:text-align="center" style:justify-single-word="false" fo:orphans="0" fo:widows="0" fo:text-indent="0in" style:auto-text-indent="false" style:text-autospace="none" style:snap-to-layout-grid="false"/>
      <style:text-properties style:font-name="Times New Roman" fo:font-size="12pt" style:font-size-asian="12pt" style:font-name-complex="GOST" style:font-size-complex="12pt"/>
    </style:style>
    <style:style style:name="P15" style:family="paragraph" style:parent-style-name="Standard">
      <style:paragraph-properties fo:margin-left="0.028in" fo:margin-right="0in" fo:text-align="center" style:justify-single-word="false" fo:orphans="0" fo:widows="0" fo:text-indent="0in" style:auto-text-indent="false" style:text-autospace="none" style:snap-to-layout-grid="false"/>
      <style:text-properties style:font-name="Times New Roman" fo:font-size="16pt" style:font-size-asian="16pt" style:font-name-complex="GOST" style:font-size-complex="16pt"/>
    </style:style>
    <style:style style:name="P16" style:family="paragraph" style:parent-style-name="Standard">
      <style:paragraph-properties fo:margin-left="0.028in" fo:margin-right="0.028in" fo:text-align="center" style:justify-single-word="false" fo:orphans="0" fo:widows="0" fo:text-indent="0in" style:auto-text-indent="false" style:text-autospace="none" style:snap-to-layout-grid="false"/>
      <style:text-properties style:font-name="Times New Roman" fo:font-size="11pt" style:font-size-asian="11pt" style:font-name-complex="GOST" style:font-size-complex="11pt" style:text-rotation-angle="90" style:text-rotation-scale="line-height"/>
    </style:style>
    <style:style style:name="P17" style:family="paragraph" style:parent-style-name="Standard">
      <style:paragraph-properties fo:margin-left="0.028in" fo:margin-right="0.028in" fo:text-align="center" style:justify-single-word="false" fo:orphans="0" fo:widows="0" fo:text-indent="0in" style:auto-text-indent="false" style:text-autospace="none"/>
      <style:text-properties style:font-name="Times New Roman" fo:font-size="11pt" style:font-size-asian="11pt" style:font-name-complex="GOST" style:font-size-complex="11pt"/>
    </style:style>
    <style:style style:name="P18" style:family="paragraph" style:parent-style-name="Standard">
      <style:paragraph-properties fo:margin-left="0.028in" fo:margin-right="0.028in" fo:text-align="center" style:justify-single-word="false" fo:orphans="0" fo:widows="0" fo:text-indent="0in" style:auto-text-indent="false" style:text-autospace="none" style:snap-to-layout-grid="false"/>
      <style:text-properties style:font-name="Times New Roman" fo:font-size="11pt" style:font-size-asian="11pt" style:font-name-complex="GOST" style:font-size-complex="11pt"/>
    </style:style>
    <style:style style:name="P19" style:family="paragraph" style:parent-style-name="Standard">
      <style:paragraph-properties fo:margin-left="0.028in" fo:margin-right="0.028in" fo:orphans="0" fo:widows="0" fo:text-indent="0in" style:auto-text-indent="false" style:text-autospace="none" style:snap-to-layout-grid="false"/>
      <style:text-properties style:font-name="Times New Roman" fo:font-size="11pt" style:font-size-asian="11pt" style:font-name-complex="GOST" style:font-size-complex="11pt"/>
    </style:style>
    <style:style style:name="P20" style:family="paragraph" style:parent-style-name="Standard">
      <style:paragraph-properties fo:margin-left="0.028in" fo:margin-right="0.028in" fo:text-align="end" style:justify-single-word="false" fo:orphans="0" fo:widows="0" fo:text-indent="0in" style:auto-text-indent="false" style:text-autospace="none" style:snap-to-layout-grid="false"/>
      <style:text-properties style:font-name="Times New Roman" fo:font-size="11pt" style:font-size-asian="11pt" style:font-name-complex="GOST" style:font-size-complex="11pt"/>
    </style:style>
    <style:style style:name="P21" style:family="paragraph" style:parent-style-name="Standard">
      <style:paragraph-properties fo:margin-left="0.028in" fo:margin-right="0.028in" fo:text-align="center" style:justify-single-word="false" fo:orphans="0" fo:widows="0" fo:text-indent="0in" style:auto-text-indent="false" style:text-autospace="none" style:snap-to-layout-grid="false"/>
      <style:text-properties style:font-name="Times New Roman" fo:font-size="11pt" style:text-underline-style="solid" style:text-underline-width="auto" style:text-underline-color="font-color" style:font-size-asian="11pt" style:font-name-complex="GOST" style:font-size-complex="11pt"/>
    </style:style>
    <style:style style:name="P22" style:family="paragraph" style:parent-style-name="Standard">
      <style:paragraph-properties fo:margin-left="0.028in" fo:margin-right="0.028in" fo:text-align="center" style:justify-single-word="false" fo:orphans="0" fo:widows="0" fo:text-indent="0in" style:auto-text-indent="false" style:text-autospace="none" style:snap-to-layout-grid="false"/>
      <style:text-properties style:font-name="Times New Roman" fo:font-size="11pt" fo:language="en" fo:country="US" style:font-size-asian="11pt" style:font-name-complex="GOST" style:font-size-complex="14pt"/>
    </style:style>
    <style:style style:name="P23" style:family="paragraph" style:parent-style-name="Standard">
      <style:paragraph-properties fo:margin-left="0.028in" fo:margin-right="0.028in" fo:orphans="0" fo:widows="0" fo:text-indent="0in" style:auto-text-indent="false" style:text-autospace="none" style:snap-to-layout-grid="false"/>
      <style:text-properties style:font-name="Times New Roman" fo:font-size="11pt" fo:language="en" fo:country="US" style:font-size-asian="11pt" style:font-name-complex="GOST" style:font-size-complex="14pt"/>
    </style:style>
    <style:style style:name="P24" style:family="paragraph" style:parent-style-name="Standard">
      <style:paragraph-properties fo:margin-left="0.028in" fo:margin-right="0.028in" fo:orphans="0" fo:widows="0" fo:text-indent="0in" style:auto-text-indent="false" style:text-autospace="none" style:snap-to-layout-grid="false"/>
      <style:text-properties style:font-name="Times New Roman" fo:font-size="11pt" fo:language="en" fo:country="US" style:font-size-asian="11pt" style:font-name-complex="GOST" style:font-size-complex="11pt"/>
    </style:style>
    <style:style style:name="P25" style:family="paragraph" style:parent-style-name="Standard">
      <style:paragraph-properties fo:margin-left="0.028in" fo:margin-right="0.028in" fo:text-align="center" style:justify-single-word="false" fo:orphans="0" fo:widows="0" fo:text-indent="0in" style:auto-text-indent="false" style:text-autospace="none" style:snap-to-layout-grid="false"/>
      <style:text-properties style:font-name="Times New Roman" fo:font-size="11pt" fo:language="en" fo:country="US" style:font-size-asian="11pt" style:font-size-complex="11pt"/>
    </style:style>
    <style:style style:name="P26" style:family="paragraph" style:parent-style-name="Standard">
      <style:paragraph-properties fo:margin-left="0.028in" fo:margin-right="0.028in" fo:orphans="0" fo:widows="0" fo:text-indent="0in" style:auto-text-indent="false" style:text-autospace="none" style:snap-to-layout-grid="false"/>
      <style:text-properties style:font-name="Times New Roman" fo:font-size="11pt" fo:language="en" fo:country="US" style:font-size-asian="11pt" style:font-size-complex="11pt"/>
    </style:style>
    <style:style style:name="P27" style:family="paragraph" style:parent-style-name="Standard">
      <style:paragraph-properties fo:margin-left="0.028in" fo:margin-right="0.028in" fo:text-align="center" style:justify-single-word="false" fo:orphans="0" fo:widows="0" fo:text-indent="0in" style:auto-text-indent="false" style:text-autospace="none" style:snap-to-layout-grid="false"/>
      <style:text-properties style:font-name="Times New Roman" fo:font-size="11pt" fo:language="en" fo:country="US" style:text-underline-style="solid" style:text-underline-width="auto" style:text-underline-color="font-color" style:font-size-asian="11pt" style:font-size-complex="11pt"/>
    </style:style>
    <style:style style:name="P28" style:family="paragraph" style:parent-style-name="Standard">
      <style:paragraph-properties fo:margin-left="0.028in" fo:margin-right="0.028in" fo:text-align="start" style:justify-single-word="false" fo:orphans="0" fo:widows="0" fo:text-indent="0in" style:auto-text-indent="false" style:text-autospace="none" style:snap-to-layout-grid="false"/>
      <style:text-properties style:font-name="Times New Roman" fo:font-size="11pt" style:text-underline-style="none" style:font-size-asian="11pt" style:font-name-complex="GOST" style:font-size-complex="14pt"/>
    </style:style>
    <style:style style:name="P29" style:family="paragraph" style:parent-style-name="Standard">
      <style:paragraph-properties fo:margin-left="0.028in" fo:margin-right="0.028in" fo:orphans="0" fo:widows="0" fo:text-indent="0in" style:auto-text-indent="false" style:text-autospace="none" style:snap-to-layout-grid="false"/>
      <style:text-properties style:font-name="Times New Roman" fo:font-size="10pt" style:font-size-asian="10pt" style:font-name-complex="GOST" style:font-size-complex="10pt"/>
    </style:style>
    <style:style style:name="P30" style:family="paragraph" style:parent-style-name="Standard">
      <style:paragraph-properties fo:margin-left="0.028in" fo:margin-right="0.028in" fo:orphans="0" fo:widows="0" fo:text-indent="0in" style:auto-text-indent="false" style:text-autospace="none" style:snap-to-layout-grid="false"/>
      <style:text-properties style:font-name="Times New Roman" fo:font-size="12pt" style:font-size-asian="12pt" style:font-size-complex="12pt"/>
    </style:style>
    <style:style style:name="P31" style:family="paragraph" style:parent-style-name="Standard">
      <style:paragraph-properties fo:margin-left="0.028in" fo:margin-right="0.028in" fo:orphans="0" fo:widows="0" fo:text-indent="0in" style:auto-text-indent="false" style:text-autospace="none" style:snap-to-layout-grid="false"/>
      <style:text-properties style:font-name="Times New Roman" fo:font-size="12pt" style:font-size-asian="12pt" style:font-name-complex="GOST" style:font-size-complex="12pt"/>
    </style:style>
    <style:style style:name="P32" style:family="paragraph" style:parent-style-name="Standard">
      <style:paragraph-properties fo:margin-left="0.028in" fo:margin-right="0.028in" fo:orphans="0" fo:widows="0" fo:text-indent="0in" style:auto-text-indent="false" style:text-autospace="none" style:snap-to-layout-grid="false"/>
      <style:text-properties style:font-name="Times New Roman" fo:font-size="12pt" fo:language="en" fo:country="US" style:font-size-asian="12pt" style:font-size-complex="12pt"/>
    </style:style>
    <style:style style:name="P33" style:family="paragraph" style:parent-style-name="Standard">
      <style:paragraph-properties fo:margin-left="0.028in" fo:margin-right="0.028in" fo:orphans="0" fo:widows="0" fo:text-indent="0in" style:auto-text-indent="false" style:text-autospace="none" style:snap-to-layout-grid="false"/>
      <style:text-properties style:font-name="Times New Roman" fo:font-size="12pt" fo:language="en" fo:country="US" style:font-size-asian="12pt" style:font-name-complex="GOST" style:font-size-complex="12pt"/>
    </style:style>
    <style:style style:name="P34" style:family="paragraph" style:parent-style-name="Standard">
      <style:paragraph-properties fo:margin-left="0.028in" fo:margin-right="0.028in" fo:text-align="center" style:justify-single-word="false" fo:orphans="0" fo:widows="0" fo:text-indent="0in" style:auto-text-indent="false" style:text-autospace="none" style:snap-to-layout-grid="false"/>
      <style:text-properties style:font-name="Times New Roman" fo:font-size="12pt" fo:language="en" fo:country="US" style:font-size-asian="12pt" style:font-name-complex="GOST" style:font-size-complex="12pt"/>
    </style:style>
    <style:style style:name="P35" style:family="paragraph" style:parent-style-name="Standard">
      <style:paragraph-properties fo:margin-left="0.028in" fo:margin-right="0.028in" fo:text-align="start" style:justify-single-word="false" fo:orphans="0" fo:widows="0" fo:text-indent="0in" style:auto-text-indent="false" style:text-autospace="none" style:snap-to-layout-grid="false"/>
      <style:text-properties style:font-name="Times New Roman" fo:font-size="12pt" fo:language="en" fo:country="US" style:text-underline-style="none" style:font-name-asian="KMAOLG+MyriadPro-Regular" style:font-size-asian="12pt" style:font-name-complex="KMAOLG+MyriadPro-Regular" style:font-size-complex="12pt"/>
    </style:style>
    <style:style style:name="P36" style:family="paragraph" style:parent-style-name="Standard">
      <style:paragraph-properties fo:margin-left="0.028in" fo:margin-right="0.028in" fo:text-align="start" style:justify-single-word="false" fo:orphans="0" fo:widows="0" fo:text-indent="0in" style:auto-text-indent="false" style:text-autospace="none" style:snap-to-layout-grid="false"/>
      <style:text-properties style:font-name="Times New Roman" fo:font-size="12pt" style:text-underline-style="none" style:font-name-asian="KMAOLG+MyriadPro-Regular" style:font-size-asian="12pt" style:font-name-complex="KMAOLG+MyriadPro-Regular" style:font-size-complex="12pt"/>
    </style:style>
    <style:style style:name="P37" style:family="paragraph" style:parent-style-name="Standard">
      <style:paragraph-properties fo:margin-left="0.028in" fo:margin-right="0.028in" fo:orphans="0" fo:widows="0" fo:text-indent="0in" style:auto-text-indent="false" style:text-autospace="none" style:snap-to-layout-grid="false"/>
      <style:text-properties style:font-name="Times New Roman" fo:font-size="8pt" style:font-size-asian="8pt" style:font-name-complex="GOST" style:font-size-complex="8pt"/>
    </style:style>
    <style:style style:name="P38" style:family="paragraph" style:parent-style-name="Standard">
      <style:paragraph-properties fo:margin-left="0.028in" fo:margin-right="0.028in" fo:orphans="0" fo:widows="0" fo:text-indent="0in" style:auto-text-indent="false" style:text-autospace="none" style:snap-to-layout-grid="false"/>
      <style:text-properties style:font-name="Times New Roman" fo:font-size="9pt" style:text-underline-style="none" fo:font-weight="normal" style:font-size-asian="9pt" style:font-weight-asian="normal" style:font-name-complex="GOST" style:font-size-complex="9pt" style:font-weight-complex="normal"/>
    </style:style>
    <style:style style:name="P39" style:family="paragraph" style:parent-style-name="Standard">
      <style:paragraph-properties fo:margin-left="0.028in" fo:margin-right="0.028in" fo:orphans="0" fo:widows="0" fo:text-indent="0in" style:auto-text-indent="false" style:text-autospace="none" style:snap-to-layout-grid="false"/>
      <style:text-properties style:font-name="Times New Roman" fo:font-size="9pt" style:font-size-asian="9pt" style:font-name-complex="GOST" style:font-size-complex="9pt"/>
    </style:style>
    <style:style style:name="P40" style:family="paragraph" style:parent-style-name="Standard">
      <style:paragraph-properties fo:margin-left="0.028in" fo:margin-right="0.028in" fo:orphans="0" fo:widows="0" fo:text-indent="0in" style:auto-text-indent="false" style:text-autospace="none" style:snap-to-layout-grid="false"/>
      <style:text-properties style:font-name="Times New Roman" fo:font-size="9pt" style:font-size-asian="9pt" style:font-size-complex="9pt"/>
    </style:style>
    <style:style style:name="P41" style:family="paragraph" style:parent-style-name="Standard">
      <style:paragraph-properties fo:margin-left="0.028in" fo:margin-right="0.028in" fo:orphans="0" fo:widows="0" fo:text-indent="0in" style:auto-text-indent="false" style:text-autospace="none" style:snap-to-layout-grid="false"/>
      <style:text-properties style:font-name="Times New Roman" fo:font-size="9pt" fo:language="en" fo:country="US" style:font-size-asian="9pt" style:font-name-complex="GOST" style:font-size-complex="9pt"/>
    </style:style>
    <style:style style:name="P42" style:family="paragraph" style:parent-style-name="Standard">
      <style:paragraph-properties fo:margin-left="0.028in" fo:margin-right="0.028in" fo:orphans="0" fo:widows="0" fo:text-indent="0in" style:auto-text-indent="false" style:text-autospace="none" style:snap-to-layout-grid="false"/>
      <style:text-properties style:font-name="Times New Roman" fo:font-size="9pt" fo:language="en" fo:country="US" style:text-underline-style="none" style:font-size-asian="9pt" style:font-name-complex="GOST" style:font-size-complex="9pt"/>
    </style:style>
    <style:style style:name="P43" style:family="paragraph" style:parent-style-name="Standard">
      <style:paragraph-properties fo:margin-left="0.028in" fo:margin-right="0.028in" fo:text-align="center" style:justify-single-word="false" fo:orphans="0" fo:widows="0" fo:text-indent="0in" style:auto-text-indent="false" style:text-autospace="none" style:snap-to-layout-grid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44" style:family="paragraph" style:parent-style-name="Standard">
      <style:paragraph-properties fo:margin-left="0.028in" fo:margin-right="0.028in" fo:orphans="0" fo:widows="0" fo:text-indent="0in" style:auto-text-indent="false" style:text-autospace="none" style:snap-to-layout-grid="false"/>
      <style:text-properties fo:font-size="12pt" fo:language="en" fo:country="US" style:font-size-asian="12pt" style:font-size-complex="12pt" style:text-scale="97%"/>
    </style:style>
    <style:style style:name="P45" style:family="paragraph" style:parent-style-name="Standard">
      <style:paragraph-properties fo:margin-left="0.028in" fo:margin-right="0.028in" fo:text-align="center" style:justify-single-word="false" fo:orphans="0" fo:widows="0" fo:text-indent="0in" style:auto-text-indent="false" style:text-autospace="none" style:snap-to-layout-grid="false"/>
      <style:text-properties fo:font-size="12pt" fo:language="en" fo:country="US" style:font-size-asian="12pt" style:font-size-complex="12pt"/>
    </style:style>
    <style:style style:name="P46" style:family="paragraph" style:parent-style-name="Standard">
      <style:paragraph-properties fo:margin-left="0.028in" fo:margin-right="0.028in" fo:orphans="0" fo:widows="0" fo:text-indent="0in" style:auto-text-indent="false" style:text-autospace="none" style:snap-to-layout-grid="false"/>
      <style:text-properties fo:font-size="12pt" fo:language="en" fo:country="US" style:font-size-asian="12pt" style:font-size-complex="12pt"/>
    </style:style>
    <style:style style:name="P47" style:family="paragraph" style:parent-style-name="Standard">
      <style:paragraph-properties fo:margin-left="0.028in" fo:margin-right="0.028in" fo:orphans="0" fo:widows="0" fo:text-indent="0in" style:auto-text-indent="false" style:text-autospace="none" style:snap-to-layout-grid="false"/>
      <style:text-properties fo:font-size="12pt" style:font-size-asian="12pt" style:font-size-complex="12pt"/>
    </style:style>
    <style:style style:name="P48" style:family="paragraph" style:parent-style-name="Standard">
      <style:paragraph-properties fo:margin-left="0.028in" fo:margin-right="0.028in" fo:text-align="center" style:justify-single-word="false" fo:orphans="0" fo:widows="0" fo:text-indent="0in" style:auto-text-indent="false" style:text-autospace="none" style:snap-to-layout-grid="false"/>
      <style:text-properties fo:font-size="12pt" style:font-size-asian="12pt" style:font-size-complex="12pt"/>
    </style:style>
    <style:style style:name="P49" style:family="paragraph" style:parent-style-name="Standard">
      <style:paragraph-properties fo:margin-left="0.028in" fo:margin-right="0.028in" fo:text-align="start" style:justify-single-word="false" fo:orphans="0" fo:widows="0" fo:text-indent="0in" style:auto-text-indent="false" style:text-autospace="none" style:snap-to-layout-grid="false"/>
      <style:text-properties style:text-outline="false" style:text-line-through-style="none" style:font-name="Times New Roman" fo:font-size="12pt" fo:language="en" fo:country="US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text-scale="96%" style:text-overline-style="none" style:text-overline-color="font-color"/>
    </style:style>
    <style:style style:name="P50" style:family="paragraph" style:parent-style-name="Standard">
      <style:paragraph-properties fo:margin-left="0.028in" fo:margin-right="0.028in" fo:text-align="start" style:justify-single-word="false" fo:orphans="0" fo:widows="0" fo:text-indent="0in" style:auto-text-indent="false" style:text-autospace="none" style:snap-to-layout-grid="false"/>
      <style:text-properties style:text-outline="false" style:text-line-through-style="none" style:font-name="Times New Roman" fo:font-size="12pt" fo:language="en" fo:country="US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text-scale="97%" style:text-overline-style="none" style:text-overline-color="font-color"/>
    </style:style>
    <style:style style:name="P51" style:family="paragraph" style:parent-style-name="Standard">
      <style:paragraph-properties fo:margin-left="0.028in" fo:margin-right="0.028in" fo:text-align="start" style:justify-single-word="false" fo:orphans="0" fo:widows="0" fo:text-indent="0in" style:auto-text-indent="false" style:text-autospace="none" style:snap-to-layout-grid="false"/>
      <style:text-properties style:text-outline="false" style:text-line-through-style="none" style:font-name="Times New Roman" fo:font-size="12pt" fo:language="en" fo:country="US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text-scale="93%" style:text-overline-style="none" style:text-overline-color="font-color"/>
    </style:style>
    <style:style style:name="P52" style:family="paragraph" style:parent-style-name="Standard">
      <style:paragraph-properties fo:margin-left="0.028in" fo:margin-right="0.028in" fo:orphans="0" fo:widows="0" fo:text-indent="0in" style:auto-text-indent="false" style:text-autospace="none" style:snap-to-layout-grid="false"/>
      <style:text-properties style:text-outline="false" style:text-line-through-style="none" style:font-name="Times New Roman" fo:font-size="12pt" fo:language="en" fo:country="US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text-scale="92%" style:text-overline-style="none" style:text-overline-color="font-color"/>
    </style:style>
    <style:style style:name="P53" style:family="paragraph" style:parent-style-name="Standard">
      <style:paragraph-properties fo:margin-left="0.028in" fo:margin-right="0.028in" fo:text-align="start" style:justify-single-word="false" fo:orphans="0" fo:widows="0" fo:text-indent="0in" style:auto-text-indent="false" style:text-autospace="none" style:snap-to-layout-grid="false"/>
      <style:text-properties style:text-outline="false" style:text-line-through-style="none" style:font-name="Times New Roman" fo:font-size="12pt" fo:language="en" fo:country="US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4" style:family="paragraph" style:parent-style-name="Standard">
      <style:paragraph-properties fo:margin-left="0.028in" fo:margin-right="0.028in" fo:orphans="0" fo:widows="0" fo:text-indent="0in" style:auto-text-indent="false" style:text-autospace="none" style:snap-to-layout-grid="false"/>
      <style:text-properties style:text-outline="false" style:text-line-through-style="none" style:font-name="Times New Roman" fo:font-size="12pt" fo:language="en" fo:country="US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5" style:family="paragraph" style:parent-style-name="Standard">
      <style:paragraph-properties fo:margin-left="0.028in" fo:margin-right="0.028in" fo:text-align="start" style:justify-single-word="false" fo:orphans="0" fo:widows="0" fo:text-indent="0in" style:auto-text-indent="false" style:text-autospace="none" style:snap-to-layout-grid="false"/>
      <style:text-properties style:text-outline="false" style:text-line-through-style="none" style:font-name="Times New Roman" fo:font-size="12pt" fo:language="en" fo:country="US" fo:font-style="normal" fo:text-shadow="none" style:text-underline-style="none" fo:font-weight="normal" style:font-name-asian="JKOJMM+MyriadPro-Regular" style:font-size-asian="12pt" style:font-style-asian="normal" style:font-weight-asian="normal" style:font-name-complex="JKOJMM+MyriadPro-Regular" style:font-size-complex="12pt" style:font-style-complex="normal" style:font-weight-complex="normal" style:text-emphasize="none" style:text-overline-style="none" style:text-overline-color="font-color"/>
    </style:style>
    <style:style style:name="P56" style:family="paragraph" style:parent-style-name="Standard">
      <style:paragraph-properties fo:margin-left="0.028in" fo:margin-right="0.028in" fo:text-align="start" style:justify-single-word="false" fo:orphans="0" fo:widows="0" fo:text-indent="0in" style:auto-text-indent="false" style:text-autospace="none" style:snap-to-layout-grid="false"/>
      <style:text-properties style:text-outline="false" style:text-line-through-style="none" style:font-name="Times New Roman" fo:font-size="12pt" fo:language="en" fo:country="US" fo:font-style="normal" fo:text-shadow="none" style:text-underline-style="none" fo:font-weight="normal" style:font-name-asian="KMAOLG+MyriadPro-Regular" style:font-size-asian="12pt" style:font-style-asian="normal" style:font-weight-asian="normal" style:font-name-complex="KMAOLG+MyriadPro-Regular" style:font-size-complex="12pt" style:font-style-complex="normal" style:font-weight-complex="normal" style:text-emphasize="none" style:text-overline-style="none" style:text-overline-color="font-color"/>
    </style:style>
    <style:style style:name="P57" style:family="paragraph" style:parent-style-name="Standard">
      <style:paragraph-properties fo:margin-left="0.028in" fo:margin-right="0.028in" fo:orphans="0" fo:widows="0" fo:text-indent="0in" style:auto-text-indent="false" style:text-autospace="none" style:snap-to-layout-grid="false"/>
      <style:text-properties style:text-outline="false" style:text-line-through-style="none" style:font-name="Times New Roman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8" style:family="paragraph" style:parent-style-name="Standard">
      <style:paragraph-properties fo:margin-left="0.028in" fo:margin-right="0.028in" fo:text-align="start" style:justify-single-word="false" fo:orphans="0" fo:widows="0" fo:text-indent="0in" style:auto-text-indent="false" style:text-autospace="none" style:snap-to-layout-grid="false"/>
      <style:text-properties style:text-outline="false" style:text-line-through-style="none" style:font-name="Times New Roman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9" style:family="paragraph" style:parent-style-name="Standard">
      <style:paragraph-properties fo:margin-left="0.028in" fo:margin-right="0.028in" fo:orphans="0" fo:widows="0" fo:text-indent="0in" style:auto-text-indent="false" style:text-autospace="none" style:snap-to-layout-grid="false"/>
      <style:text-properties style:text-outline="false" style:text-line-through-style="none" style:font-name="Times New Roman" fo:font-size="8pt" fo:language="en" fo:country="US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P60" style:family="paragraph" style:parent-style-name="Standard">
      <style:paragraph-properties fo:margin-left="0.028in" fo:margin-right="0.028in" fo:orphans="0" fo:widows="0" fo:text-indent="0in" style:auto-text-indent="false" style:text-autospace="none" style:snap-to-layout-grid="false"/>
      <style:text-properties style:text-outline="false" style:text-line-through-style="none" style:font-name="Times New Roman" fo:font-size="9pt" fo:language="en" fo:country="US" fo:font-style="normal" fo:text-shadow="none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61" style:family="paragraph" style:parent-style-name="Standard">
      <style:paragraph-properties fo:margin-left="0.028in" fo:margin-right="0.028in" fo:orphans="0" fo:widows="0" fo:text-indent="0in" style:auto-text-indent="false" style:text-autospace="none" style:snap-to-layout-grid="false"/>
      <style:text-properties style:text-outline="false" style:text-line-through-style="none" style:font-name="Times New Roman" fo:font-size="9pt" fo:language="en" fo:country="US" fo:font-style="normal" fo:text-shadow="none" style:text-underline-style="none" fo:font-weight="normal" style:font-name-asian="Arial" style:font-size-asian="9pt" style:font-style-asian="normal" style:font-weight-asian="normal" style:font-name-complex="GOST" style:font-size-complex="9pt" style:font-style-complex="normal" style:font-weight-complex="normal" style:text-emphasize="none" style:text-overline-style="none" style:text-overline-color="font-color"/>
    </style:style>
    <style:style style:name="P62" style:family="paragraph" style:parent-style-name="Standard">
      <style:paragraph-properties fo:margin-left="0.028in" fo:margin-right="0.028in" fo:text-align="start" style:justify-single-word="false" fo:orphans="0" fo:widows="0" fo:text-indent="0in" style:auto-text-indent="false" style:text-autospace="none" style:snap-to-layout-grid="false"/>
      <style:text-properties style:text-outline="false" style:text-line-through-style="none" style:font-name="Times New Roman" fo:font-size="11pt" fo:language="en" fo:country="US" fo:font-style="normal" fo:text-shadow="none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 style:text-emphasize="none" style:text-scale="96%" style:text-overline-style="none" style:text-overline-color="font-color"/>
    </style:style>
    <style:style style:name="P63" style:family="paragraph" style:parent-style-name="Standard">
      <style:paragraph-properties fo:margin-left="0.028in" fo:margin-right="0.028in" fo:text-align="start" style:justify-single-word="false" fo:orphans="0" fo:widows="0" fo:text-indent="0in" style:auto-text-indent="false" style:text-autospace="none" style:snap-to-layout-grid="false"/>
      <style:text-properties style:text-outline="false" style:text-line-through-style="none" style:font-name="Times New Roman" fo:font-size="11pt" fo:language="en" fo:country="US" fo:font-style="normal" fo:text-shadow="none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 style:text-emphasize="none" style:text-overline-style="none" style:text-overline-color="font-color"/>
    </style:style>
    <style:style style:name="P64" style:family="paragraph" style:parent-style-name="Standard">
      <style:paragraph-properties fo:margin-left="0.028in" fo:margin-right="0.028in" fo:orphans="0" fo:widows="0" fo:text-indent="0in" style:auto-text-indent="false" style:text-autospace="none" style:snap-to-layout-grid="false"/>
      <style:text-properties style:text-outline="false" style:text-line-through-style="none" style:font-name="Times New Roman" fo:font-size="11pt" fo:language="en" fo:country="US" fo:font-style="normal" fo:text-shadow="none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 style:text-emphasize="none" style:text-overline-style="none" style:text-overline-color="font-color"/>
    </style:style>
    <style:style style:name="P65" style:family="paragraph" style:parent-style-name="Standard">
      <style:paragraph-properties fo:margin-left="0.028in" fo:margin-right="0.028in" fo:text-align="start" style:justify-single-word="false" fo:orphans="0" fo:widows="0" fo:text-indent="0in" style:auto-text-indent="false" style:text-autospace="none" style:snap-to-layout-grid="false"/>
      <style:text-properties fo:font-size="11pt" style:text-underline-style="none" style:font-size-asian="11pt" style:font-size-complex="11pt"/>
    </style:style>
    <style:style style:name="P66" style:family="paragraph" style:parent-style-name="Standard">
      <style:paragraph-properties fo:margin-left="0.028in" fo:margin-right="0.028in" fo:text-align="start" style:justify-single-word="false" fo:orphans="0" fo:widows="0" fo:text-indent="0in" style:auto-text-indent="false" style:text-autospace="none" style:snap-to-layout-grid="false"/>
      <style:text-properties fo:font-size="11pt" style:text-underline-style="none" style:font-size-asian="11pt" style:font-size-complex="14pt"/>
    </style:style>
    <style:style style:name="P67" style:family="paragraph" style:parent-style-name="Standard">
      <style:paragraph-properties fo:margin-left="0.028in" fo:margin-right="0.028in" fo:orphans="0" fo:widows="0" fo:text-indent="0in" style:auto-text-indent="false" style:text-autospace="none" style:snap-to-layout-grid="false"/>
      <style:text-properties fo:font-size="11pt" fo:language="en" fo:country="US" style:font-size-asian="11pt" style:font-size-complex="11pt" style:text-scale="97%"/>
    </style:style>
    <style:style style:name="P68" style:family="paragraph" style:parent-style-name="Standard">
      <style:paragraph-properties fo:margin-left="0.028in" fo:margin-right="0.028in" fo:orphans="0" fo:widows="0" fo:text-indent="0in" style:auto-text-indent="false" style:text-autospace="none" style:snap-to-layout-grid="false"/>
      <style:text-properties fo:font-size="11pt" fo:language="en" fo:country="US" style:font-size-asian="11pt" style:font-size-complex="11pt"/>
    </style:style>
    <style:style style:name="P69" style:family="paragraph" style:parent-style-name="Standard">
      <style:paragraph-properties fo:margin-left="0.028in" fo:margin-right="0.028in" fo:text-align="center" style:justify-single-word="false" fo:orphans="0" fo:widows="0" fo:text-indent="0in" style:auto-text-indent="false" style:text-autospace="none" style:snap-to-layout-grid="false"/>
      <style:text-properties fo:font-size="11pt" fo:language="en" fo:country="US" style:font-size-asian="11pt" style:font-size-complex="11pt"/>
    </style:style>
    <style:style style:name="P70" style:family="paragraph" style:parent-style-name="Standard">
      <style:paragraph-properties fo:margin-left="0.028in" fo:margin-right="0.028in" fo:text-align="center" style:justify-single-word="false" fo:orphans="0" fo:widows="0" fo:text-indent="0in" style:auto-text-indent="false" style:text-autospace="none" style:snap-to-layout-grid="false"/>
      <style:text-properties fo:font-size="11pt" fo:language="en" fo:country="US" style:font-size-asian="11pt" style:font-size-complex="14pt"/>
    </style:style>
    <style:style style:name="P71" style:family="paragraph" style:parent-style-name="Standard">
      <style:paragraph-properties fo:margin-left="0.028in" fo:margin-right="0.028in" fo:orphans="0" fo:widows="0" fo:text-indent="0in" style:auto-text-indent="false" style:text-autospace="none" style:snap-to-layout-grid="false"/>
      <style:text-properties fo:font-size="11pt" fo:language="en" fo:country="US" style:font-size-asian="11pt" style:font-size-complex="14pt"/>
    </style:style>
    <style:style style:name="P72" style:family="paragraph" style:parent-style-name="Standard">
      <style:paragraph-properties fo:margin-left="0.028in" fo:margin-right="0.028in" fo:text-align="center" style:justify-single-word="false" fo:orphans="0" fo:widows="0" fo:text-indent="0in" style:auto-text-indent="false" style:text-autospace="none" style:snap-to-layout-grid="false"/>
      <style:text-properties fo:font-size="11pt" style:font-size-asian="11pt" style:font-size-complex="14pt"/>
    </style:style>
    <style:style style:name="P73" style:family="paragraph" style:parent-style-name="Standard">
      <style:paragraph-properties fo:orphans="0" fo:widows="0" fo:break-before="page" style:text-autospace="none"/>
      <style:text-properties fo:language="zxx" fo:country="none" style:language-asian="zxx" style:country-asian="none"/>
    </style:style>
    <style:style style:name="P74" style:family="paragraph" style:parent-style-name="Standard">
      <style:paragraph-properties fo:margin-left="0in" fo:margin-right="0.028in" fo:text-align="center" style:justify-single-word="false" fo:orphans="0" fo:widows="0" fo:text-indent="0in" style:auto-text-indent="false" style:text-autospace="none" style:snap-to-layout-grid="false"/>
      <style:text-properties style:text-outline="false" style:text-line-through-style="none" style:font-name="Times New Roman" fo:font-size="12pt" fo:language="en" fo:country="US" fo:font-style="normal" fo:text-shadow="none" style:text-underline-style="solid" style:text-underline-width="auto" style:text-underline-color="font-color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75" style:family="paragraph" style:parent-style-name="Standard">
      <style:paragraph-properties fo:margin-left="0in" fo:margin-right="0.028in" fo:text-align="center" style:justify-single-word="false" fo:orphans="0" fo:widows="0" fo:text-indent="0in" style:auto-text-indent="false" style:text-autospace="none" style:snap-to-layout-grid="false"/>
      <style:text-properties style:text-outline="false" style:text-line-through-style="none" style:font-name="Times New Roman" fo:font-size="12pt" fo:language="en" fo:country="US" fo:font-style="normal" fo:text-shadow="none" style:text-underline-style="solid" style:text-underline-width="auto" style:text-underline-color="font-color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text-scale="92%" style:text-overline-style="none" style:text-overline-color="font-color"/>
    </style:style>
    <style:style style:name="P76" style:family="paragraph" style:parent-style-name="Standard">
      <style:paragraph-properties fo:margin-left="0in" fo:margin-right="0.028in" fo:orphans="0" fo:widows="0" fo:text-indent="0in" style:auto-text-indent="false" style:text-autospace="none" style:snap-to-layout-grid="false"/>
      <style:text-properties style:text-outline="false" style:text-line-through-style="none" style:font-name="Times New Roman" fo:font-size="9pt" fo:language="en" fo:country="US" fo:font-style="normal" fo:text-shadow="none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77" style:family="paragraph" style:parent-style-name="Standard">
      <style:paragraph-properties fo:margin-left="0in" fo:margin-right="0.028in" fo:text-align="center" style:justify-single-word="false" fo:orphans="0" fo:widows="0" fo:text-indent="0in" style:auto-text-indent="false" style:text-autospace="none" style:snap-to-layout-grid="false"/>
      <style:text-properties fo:font-size="11pt" style:text-underline-style="solid" style:text-underline-width="auto" style:text-underline-color="font-color" style:font-size-asian="11pt" style:font-size-complex="11pt"/>
    </style:style>
    <style:style style:name="P78" style:family="paragraph" style:parent-style-name="Standard">
      <style:paragraph-properties fo:margin-left="0in" fo:margin-right="0.028in" fo:orphans="0" fo:widows="0" fo:text-indent="0in" style:auto-text-indent="false" style:text-autospace="none" style:snap-to-layout-grid="false"/>
      <style:text-properties style:font-name="Times New Roman" fo:font-size="11pt" fo:language="en" fo:country="US" style:font-size-asian="11pt" style:font-size-complex="11pt"/>
    </style:style>
    <style:style style:name="P79" style:family="paragraph" style:parent-style-name="Standard" style:master-page-name="Standard">
      <style:paragraph-properties style:page-number="auto"/>
    </style:style>
    <style:style style:name="P80" style:family="paragraph" style:parent-style-name="Standard">
      <style:paragraph-properties fo:margin-left="0.028in" fo:margin-right="0.028in" fo:orphans="0" fo:widows="0" fo:text-indent="0in" style:auto-text-indent="false" style:text-autospace="none" style:snap-to-layout-grid="false"/>
      <style:text-properties style:font-name="Times New Roman" fo:font-size="9pt" fo:language="en" fo:country="US" style:text-underline-style="none" fo:font-weight="normal" style:font-size-asian="9pt" style:font-weight-asian="normal" style:font-name-complex="GOST" style:font-size-complex="9pt" style:font-weight-complex="normal"/>
    </style:style>
    <style:style style:name="P81" style:family="paragraph" style:parent-style-name="Standard">
      <style:paragraph-properties fo:margin-left="0.028in" fo:margin-right="0.028in" fo:orphans="0" fo:widows="0" fo:text-indent="0in" style:auto-text-indent="false" style:text-autospace="none" style:snap-to-layout-grid="false"/>
      <style:text-properties style:font-name="Times New Roman" fo:font-size="9pt" fo:language="en" fo:country="US" style:font-size-asian="9pt" style:font-name-complex="GOST" style:font-size-complex="9pt"/>
    </style:style>
    <style:style style:name="P82" style:family="paragraph" style:parent-style-name="Standard">
      <style:paragraph-properties fo:margin-left="0.028in" fo:margin-right="0.028in" fo:orphans="0" fo:widows="0" fo:text-indent="0in" style:auto-text-indent="false" style:text-autospace="none" style:snap-to-layout-grid="false"/>
      <style:text-properties style:text-outline="false" style:text-line-through-style="none" style:font-name="Times New Roman" fo:font-size="12pt" fo:language="en" fo:country="US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text-scale="92%" style:text-overline-style="none" style:text-overline-color="font-color"/>
    </style:style>
    <style:style style:name="P83" style:family="paragraph" style:parent-style-name="Standard">
      <style:paragraph-properties fo:margin-left="0.028in" fo:margin-right="0.028in" fo:text-align="start" style:justify-single-word="false" fo:orphans="0" fo:widows="0" fo:text-indent="0in" style:auto-text-indent="false" style:text-autospace="none" style:snap-to-layout-grid="false"/>
      <style:text-properties style:text-outline="false" style:text-line-through-style="none" style:font-name="Times New Roman" fo:font-size="12pt" fo:language="en" fo:country="US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84" style:family="paragraph" style:parent-style-name="Standard">
      <style:paragraph-properties fo:margin-left="0.028in" fo:margin-right="0.028in" fo:text-align="start" style:justify-single-word="false" fo:orphans="0" fo:widows="0" fo:text-indent="0in" style:auto-text-indent="false" style:text-autospace="none" style:snap-to-layout-grid="false"/>
      <style:text-properties style:text-outline="false" style:text-line-through-style="none" style:font-name="Times New Roman" fo:font-size="12pt" fo:language="en" fo:country="US" fo:font-style="normal" fo:text-shadow="none" style:text-underline-style="none" fo:font-weight="normal" style:font-name-asian="KMAOLG+MyriadPro-Regular" style:font-size-asian="12pt" style:font-style-asian="normal" style:font-weight-asian="normal" style:font-name-complex="KMAOLG+MyriadPro-Regular" style:font-size-complex="12pt" style:font-style-complex="normal" style:font-weight-complex="normal" style:text-emphasize="none" style:text-overline-style="none" style:text-overline-color="font-color"/>
    </style:style>
    <style:style style:name="P85" style:family="paragraph" style:parent-style-name="Standard">
      <style:paragraph-properties fo:margin-left="0.028in" fo:margin-right="0.028in" fo:orphans="0" fo:widows="0" fo:text-indent="0in" style:auto-text-indent="false" style:text-autospace="none" style:snap-to-layout-grid="false"/>
      <style:text-properties style:text-outline="false" style:text-line-through-style="none" style:font-name="Times New Roman" fo:font-size="9pt" fo:language="en" fo:country="US" fo:font-style="normal" fo:text-shadow="none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86" style:family="paragraph" style:parent-style-name="Standard" style:master-page-name="Преобразование_20_1">
      <style:paragraph-properties style:page-number="auto"/>
    </style:style>
    <style:style style:name="P87" style:family="paragraph" style:parent-style-name="Standard" style:master-page-name="Преобразование_20_2">
      <style:paragraph-properties style:page-number="auto"/>
    </style:style>
    <style:style style:name="P88" style:family="paragraph" style:parent-style-name="Standard">
      <style:paragraph-properties fo:margin-left="0in" fo:margin-right="0.028in" fo:text-align="center" style:justify-single-word="false" fo:orphans="0" fo:widows="0" fo:text-indent="0in" style:auto-text-indent="false" style:text-autospace="none" style:snap-to-layout-grid="false"/>
      <style:text-properties style:text-outline="false" style:text-line-through-style="none" style:font-name="Times New Roman" fo:font-size="12pt" fo:language="en" fo:country="US" fo:font-style="normal" fo:text-shadow="none" style:text-underline-style="solid" style:text-underline-width="auto" style:text-underline-color="font-color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text-scale="92%" style:text-overline-style="none" style:text-overline-color="font-color"/>
    </style:style>
    <style:style style:name="P89" style:family="paragraph" style:parent-style-name="Standard" style:master-page-name="Преобразование_20_3">
      <style:paragraph-properties fo:orphans="0" fo:widows="0" style:page-number="auto" style:text-autospace="none"/>
    </style:style>
    <style:style style:name="P90" style:family="paragraph" style:parent-style-name="Standard" style:master-page-name="Преобразование_20_3">
      <style:paragraph-properties fo:orphans="0" fo:widows="0" style:page-number="auto" fo:break-before="page" style:text-autospace="none"/>
    </style:style>
    <style:style style:name="P91" style:family="paragraph">
      <style:paragraph-properties fo:text-align="center" style:writing-mode="lr-tb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fr1" style:family="graphic" style:parent-style-name="Frame">
      <style:graphic-properties fo:margin-left="0.1256in" fo:margin-right="0.1256in" style:wrap="parallel" style:number-wrapped-paragraphs="no-limit" style:vertical-pos="from-top" style:vertical-rel="page-content" style:horizontal-pos="from-left" style:horizontal-rel="page-content" fo:background-color="#ffffff" style:background-transparency="0%" fo:padding="0.0102in" fo:border="none">
        <style:background-image/>
      </style:graphic-properties>
    </style:style>
    <style:style style:name="fr2" style:family="graphic" style:parent-style-name="Frame">
      <style:graphic-properties fo:margin-left="0.1256in" fo:margin-right="0.1256in" style:wrap="run-through" style:number-wrapped-paragraphs="no-limit" style:vertical-pos="from-top" style:vertical-rel="page-content" style:horizontal-pos="from-left" style:horizontal-rel="page-content" fo:background-color="#ffffff" style:background-transparency="100%" fo:padding="0.0102in" fo:border="none">
        <style:background-image/>
      </style:graphic-properties>
    </style:style>
    <style:style style:name="fr3" style:family="graphic" style:parent-style-name="Frame">
      <style:graphic-properties fo:margin-left="0.1256in" fo:margin-right="0.1256in" style:wrap="run-through" style:number-wrapped-paragraphs="no-limit" style:vertical-pos="from-top" style:vertical-rel="page-content" style:horizontal-pos="from-left" style:horizontal-rel="page-content" fo:background-color="#ffffff" style:background-transparency="0%" fo:padding="0.0102in" fo:border="none">
        <style:background-image/>
      </style:graphic-properties>
    </style:style>
    <style:style style:name="gr1" style:family="graphic">
      <style:graphic-properties draw:stroke="solid" svg:stroke-width="0.0083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foreground" style:wrap="parallel" style:number-wrapped-paragraphs="no-limit" style:wrap-contour="false" style:vertical-pos="from-top" style:vertical-rel="page-content" style:horizontal-pos="from-left" style:horizontal-rel="page-content" draw:wrap-influence-on-position="once-concurrent" style:flow-with-text="false"/>
    </style:style>
    <style:style style:name="gr2" style:family="graphic">
      <style:graphic-properties draw:stroke="solid" svg:stroke-width="0.0209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foreground" style:wrap="parallel" style:number-wrapped-paragraphs="no-limit" style:wrap-contour="false" style:vertical-pos="from-top" style:vertical-rel="page-content" style:horizontal-pos="from-left" style:horizontal-rel="page-content" draw:wrap-influence-on-position="once-concurrent" style:flow-with-text="false"/>
    </style:style>
    <style:style style:name="gr3" style:family="graphic">
      <style:graphic-properties draw:stroke="solid" svg:stroke-width="0.0083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foreground" style:wrap="run-through" style:number-wrapped-paragraphs="no-limit" style:vertical-pos="from-top" style:vertical-rel="page-content" style:horizontal-pos="from-left" style:horizontal-rel="page-content" draw:wrap-influence-on-position="once-concurrent" style:flow-with-text="false"/>
    </style:style>
    <style:style style:name="gr4" style:family="graphic">
      <style:graphic-properties draw:stroke="solid" svg:stroke-width="0.0209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foreground" style:wrap="run-through" style:number-wrapped-paragraphs="no-limit" style:vertical-pos="from-top" style:vertical-rel="page-content" style:horizontal-pos="from-left" style:horizontal-rel="page-content" draw:wrap-influence-on-position="once-concurrent" style:flow-with-text="false"/>
    </style:style>
    <style:style style:name="gr5" style:family="graphic">
      <style:graphic-properties draw:stroke="solid" svg:stroke-width="0.0209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9"><draw:frame draw:style-name="fr1" draw:name="Врезка1" text:anchor-type="char" svg:x="3.3465in" svg:y="9.048in" svg:width="4.7252in" draw:z-index="0"><draw:text-box fo:min-height="0.0161in"><table:table table:name="Таблица1" table:style-name="Таблица1"><table:table-column table:style-name="Таблица1.A"/><table:table-column table:style-name="Таблица1.B"/><table:table-column table:style-name="Таблица1.C"/><table:table-row table:style-name="Таблица1.1"><table:table-cell table:style-name="Таблица1.A1" office:value-type="string"><text:p text:style-name="P1"/></table:table-cell><table:table-cell table:style-name="Таблица1.A1" office:value-type="string"><text:p text:style-name="P1"/></table:table-cell><table:table-cell table:style-name="Таблица1.A1" office:value-type="string"><text:p text:style-name="P1"/></table:table-cell></table:table-row><table:table-row table:style-name="Таблица1.2"><table:table-cell table:style-name="Таблица1.A1" table:number-columns-spanned="3" office:value-type="string"><text:p text:style-name="P1"/></table:table-cell><table:covered-table-cell/><table:covered-table-cell/></table:table-row></table:table></draw:text-box></draw:frame><draw:frame draw:style-name="fr1" draw:name="Врезка2" text:anchor-type="char" svg:x="0.7874in" svg:y="9.9146in" svg:width="7.2835in" draw:z-index="1"><draw:text-box fo:min-height="0.0161in"><table:table table:name="Таблица2" table:style-name="Таблица2"><table:table-column table:style-name="Таблица2.A"/><table:table-column table:style-name="Таблица2.B"/><table:table-column table:style-name="Таблица2.C"/><table:table-column table:style-name="Таблица2.D"/><table:table-column table:style-name="Таблица2.E"/><table:table-column table:style-name="Таблица2.F"/><table:table-column table:style-name="Таблица2.G" table:number-columns-repeated="2"/><table:table-column table:style-name="Таблица2.I"/><table:table-column table:style-name="Таблица2.D"/><table:table-column table:style-name="Таблица2.K"/><table:table-row table:style-name="Таблица2.1"><table:table-cell table:style-name="Таблица2.A1" office:value-type="string"><text:p text:style-name="P4"/></table:table-cell><table:table-cell table:style-name="Таблица2.A1" office:value-type="string"><text:p text:style-name="P4"/></table:table-cell><table:table-cell table:style-name="Таблица2.A1" office:value-type="string"><text:p text:style-name="P4"/></table:table-cell><table:table-cell table:style-name="Таблица2.A1" office:value-type="string"><text:p text:style-name="P4"/></table:table-cell><table:table-cell table:style-name="Таблица2.A1" office:value-type="string"><text:p text:style-name="P4"/></table:table-cell><table:table-cell table:style-name="Таблица2.A1" table:number-rows-spanned="3" table:number-columns-spanned="6" office:value-type="string"><text:p text:style-name="P10"/><text:p text:style-name="P9"/></table:table-cell><table:covered-table-cell/><table:covered-table-cell/><table:covered-table-cell/><table:covered-table-cell/><table:covered-table-cell/></table:table-row><table:table-row table:style-name="Таблица2.1"><table:table-cell table:style-name="Таблица2.A2" office:value-type="string"><text:p text:style-name="P4"/></table:table-cell><table:table-cell table:style-name="Таблица2.A2" office:value-type="string"><text:p text:style-name="P4"/></table:table-cell><table:table-cell table:style-name="Таблица2.A2" office:value-type="string"><text:p text:style-name="P4"/></table:table-cell><table:table-cell table:style-name="Таблица2.A2" office:value-type="string"><text:p text:style-name="P4"/></table:table-cell><table:table-cell table:style-name="Таблица2.A2" office:value-type="string"><text:p text:style-name="P4"/></table:table-cell><table:covered-table-cell/><table:covered-table-cell/><table:covered-table-cell/><table:covered-table-cell/><table:covered-table-cell/><table:covered-table-cell/></table:table-row><table:table-row table:style-name="Таблица2.1"><table:table-cell table:style-name="Таблица2.A1" office:value-type="string"><text:p text:style-name="P6">Изм.</text:p></table:table-cell><table:table-cell table:style-name="Таблица2.A1" office:value-type="string"><text:p text:style-name="P6">Лист</text:p></table:table-cell><table:table-cell table:style-name="Таблица2.A1" office:value-type="string"><text:p text:style-name="P6">№ докум.</text:p></table:table-cell><table:table-cell table:style-name="Таблица2.A1" office:value-type="string"><text:p text:style-name="P6">Подп.</text:p></table:table-cell><table:table-cell table:style-name="Таблица2.A1" office:value-type="string"><text:p text:style-name="P6">Дата</text:p></table:table-cell><table:covered-table-cell/><table:covered-table-cell/><table:covered-table-cell/><table:covered-table-cell/><table:covered-table-cell/><table:covered-table-cell/></table:table-row><table:table-row table:style-name="Таблица2.1"><table:table-cell table:style-name="Таблица2.A1" table:number-columns-spanned="2" office:value-type="string"><text:p text:style-name="P12">Разраб.</text:p></table:table-cell><table:covered-table-cell/><table:table-cell table:style-name="Таблица2.A1" office:value-type="string"><text:p text:style-name="P12"/></table:table-cell><table:table-cell table:style-name="Таблица2.A1" office:value-type="string"><text:p text:style-name="P13"/></table:table-cell><table:table-cell table:style-name="Таблица2.A1" office:value-type="string"><text:p text:style-name="P13"/></table:table-cell><table:table-cell table:style-name="Таблица2.A1" table:number-rows-spanned="5" office:value-type="string"><text:p text:style-name="P15"/><text:p text:style-name="P15"/></table:table-cell><table:table-cell table:style-name="Таблица2.A1" table:number-columns-spanned="3" office:value-type="string"><text:p text:style-name="P14">Лит.</text:p></table:table-cell><table:covered-table-cell/><table:covered-table-cell/><table:table-cell table:style-name="Таблица2.A1" office:value-type="string"><text:p text:style-name="P14">Лист</text:p></table:table-cell><table:table-cell table:style-name="Таблица2.A1" office:value-type="string"><text:p text:style-name="P14">Листов</text:p></table:table-cell></table:table-row><table:table-row table:style-name="Таблица2.1"><table:table-cell table:style-name="Таблица2.A2" table:number-columns-spanned="2" office:value-type="string"><text:p text:style-name="P12">Пров.</text:p></table:table-cell><table:covered-table-cell/><table:table-cell table:style-name="Таблица2.A2" office:value-type="string"><text:p text:style-name="P12"/></table:table-cell><table:table-cell table:style-name="Таблица2.A2" office:value-type="string"><text:p text:style-name="P13"/></table:table-cell><table:table-cell table:style-name="Таблица2.A2" office:value-type="string"><text:p text:style-name="P13"/></table:table-cell><table:covered-table-cell/><table:table-cell table:style-name="Таблица2.A1" office:value-type="string"><text:p text:style-name="P14"/></table:table-cell><table:table-cell table:style-name="Таблица2.A1" office:value-type="string"><text:p text:style-name="P14"/></table:table-cell><table:table-cell table:style-name="Таблица2.A1" office:value-type="string"><text:p text:style-name="P14"/></table:table-cell><table:table-cell table:style-name="Таблица2.A1" office:value-type="string"><text:p text:style-name="P14">1</text:p></table:table-cell><table:table-cell table:style-name="Таблица2.K5" office:value-type="float" office:value="6"><text:p text:style-name="P14">6</text:p></table:table-cell></table:table-row><table:table-row table:style-name="Таблица2.1"><table:table-cell table:style-name="Таблица2.A2" table:number-columns-spanned="2" office:value-type="string"><text:p text:style-name="P12"/></table:table-cell><table:covered-table-cell/><table:table-cell table:style-name="Таблица2.A2" office:value-type="string"><text:p text:style-name="P12"/></table:table-cell><table:table-cell table:style-name="Таблица2.A2" office:value-type="string"><text:p text:style-name="P13"/></table:table-cell><table:table-cell table:style-name="Таблица2.A2" office:value-type="string"><text:p text:style-name="P13"/></table:table-cell><table:covered-table-cell/><table:table-cell table:style-name="Таблица2.A1" table:number-rows-spanned="3" table:number-columns-spanned="5" office:value-type="string"><text:p text:style-name="P14"/></table:table-cell><table:covered-table-cell/><table:covered-table-cell/><table:covered-table-cell/><table:covered-table-cell/></table:table-row><table:table-row table:style-name="Таблица2.1"><table:table-cell table:style-name="Таблица2.A2" table:number-columns-spanned="2" office:value-type="string"><text:p text:style-name="P12">Н.контр.</text:p></table:table-cell><table:covered-table-cell/><table:table-cell table:style-name="Таблица2.A2" office:value-type="string"><text:p text:style-name="P12"/></table:table-cell><table:table-cell table:style-name="Таблица2.A2" office:value-type="string"><text:p text:style-name="P13"/></table:table-cell><table:table-cell table:style-name="Таблица2.A2" office:value-type="string"><text:p text:style-name="P13"/></table:table-cell><table:covered-table-cell/><table:covered-table-cell/><table:covered-table-cell/><table:covered-table-cell/><table:covered-table-cell/><table:covered-table-cell/></table:table-row><table:table-row table:style-name="Таблица2.8"><table:table-cell table:style-name="Таблица2.A2" table:number-columns-spanned="2" office:value-type="string"><text:p text:style-name="P12">Утв.</text:p></table:table-cell><table:covered-table-cell/><table:table-cell table:style-name="Таблица2.A2" office:value-type="string"><text:p text:style-name="P12"/></table:table-cell><table:table-cell table:style-name="Таблица2.A2" office:value-type="string"><text:p text:style-name="P13"/></table:table-cell><table:table-cell table:style-name="Таблица2.A2" office:value-type="string"><text:p text:style-name="P13"/></table:table-cell><table:covered-table-cell/><table:covered-table-cell/><table:covered-table-cell/><table:covered-table-cell/><table:covered-table-cell/><table:covered-table-cell/></table:table-row></table:table></draw:text-box></draw:frame><draw:frame draw:style-name="fr1" draw:name="Врезка3" text:anchor-type="char" svg:x="0.3146in" svg:y="5.7799in" svg:width="0.4925in" draw:z-index="2"><draw:text-box fo:min-height="0.0161in"><table:table table:name="Таблица3" table:style-name="Таблица3"><table:table-column table:style-name="Таблица3.A"/><table:table-column table:style-name="Таблица3.B"/><table:table-row table:style-name="Таблица3.1"><table:table-cell table:style-name="Таблица3.A1" office:value-type="string"><text:p text:style-name="P3">Подп. и дата</text:p></table:table-cell><table:table-cell table:style-name="Таблица3.B1" office:value-type="string"><text:p text:style-name="P3"/></table:table-cell></table:table-row><table:table-row table:style-name="Таблица3.2"><table:table-cell table:style-name="Таблица3.A1" office:value-type="string"><text:p text:style-name="P3">Инв. № дубл.</text:p></table:table-cell><table:table-cell table:style-name="Таблица3.B1" office:value-type="string"><text:p text:style-name="P3"/></table:table-cell></table:table-row><table:table-row table:style-name="Таблица3.2"><table:table-cell table:style-name="Таблица3.A1" office:value-type="string"><text:p text:style-name="P3">Взам. инв. №</text:p></table:table-cell><table:table-cell table:style-name="Таблица3.B1" office:value-type="string"><text:p text:style-name="P3"/></table:table-cell></table:table-row><table:table-row table:style-name="Таблица3.1"><table:table-cell table:style-name="Таблица3.A1" office:value-type="string"><text:p text:style-name="P3">Подп. и дата</text:p></table:table-cell><table:table-cell table:style-name="Таблица3.B1" office:value-type="string"><text:p text:style-name="P3"/></table:table-cell></table:table-row><table:table-row table:style-name="Таблица3.2"><table:table-cell table:style-name="Таблица3.A1" office:value-type="string"><text:p text:style-name="P3">Инв. № подл.</text:p></table:table-cell><table:table-cell table:style-name="Таблица3.B1" office:value-type="string"><text:p text:style-name="P3"/></table:table-cell></table:table-row></table:table></draw:text-box></draw:frame><draw:frame draw:style-name="fr1" draw:name="Врезка4" text:anchor-type="char" svg:x="0.3146in" svg:y="0.189in" svg:width="0.4925in" draw:z-index="3"><draw:text-box fo:min-height="0.0161in"><table:table table:name="Таблица4" table:style-name="Таблица4"><table:table-column table:style-name="Таблица4.A"/><table:table-column table:style-name="Таблица4.B"/><table:table-row table:style-name="Таблица4.1"><table:table-cell table:style-name="Таблица4.A1" office:value-type="string"><text:p text:style-name="P3">Перв. примен.</text:p></table:table-cell><table:table-cell table:style-name="Таблица4.B1" office:value-type="string"><text:p text:style-name="P2"/></table:table-cell></table:table-row><table:table-row table:style-name="Таблица4.1"><table:table-cell table:style-name="Таблица4.A1" office:value-type="string"><text:p text:style-name="P3">Справ. №</text:p></table:table-cell><table:table-cell table:style-name="Таблица4.B1" office:value-type="string"><text:p text:style-name="P2"/></table:table-cell></table:table-row></table:table></draw:text-box></draw:frame><draw:line text:anchor-type="char" draw:z-index="4" draw:style-name="gr1" draw:text-style-name="P91" svg:x1="0in" svg:y1="0in" svg:x2="0in" svg:y2="11.6937in"><text:p/></draw:line><draw:line text:anchor-type="char" draw:z-index="5" draw:style-name="gr1" draw:text-style-name="P91" svg:x1="0in" svg:y1="11.6937in" svg:x2="8.2689in" svg:y2="11.6937in"><text:p/></draw:line><draw:line text:anchor-type="char" draw:z-index="6" draw:style-name="gr1" draw:text-style-name="P91" svg:x1="8.2689in" svg:y1="0in" svg:x2="8.2689in" svg:y2="11.6937in"><text:p/></draw:line><draw:line text:anchor-type="char" draw:z-index="7" draw:style-name="gr1" draw:text-style-name="P91" svg:x1="0in" svg:y1="0in" svg:x2="8.2689in" svg:y2="0in"><text:p/></draw:line><draw:line text:anchor-type="char" draw:z-index="8" draw:style-name="gr2" draw:text-style-name="P91" svg:x1="0.7874in" svg:y1="0.1965in" svg:x2="0.7874in" svg:y2="11.4972in"><text:p/></draw:line><draw:line text:anchor-type="char" draw:z-index="9" draw:style-name="gr2" draw:text-style-name="P91" svg:x1="0.7874in" svg:y1="11.4972in" svg:x2="8.0713in" svg:y2="11.4972in"><text:p/></draw:line><draw:line text:anchor-type="char" draw:z-index="10" draw:style-name="gr2" draw:text-style-name="P91" svg:x1="8.0717in" svg:y1="0.1965in" svg:x2="8.0717in" svg:y2="11.4972in"><text:p/></draw:line><draw:line text:anchor-type="char" draw:z-index="11" draw:style-name="gr2" draw:text-style-name="P91" svg:x1="0.7874in" svg:y1="0.2008in" svg:x2="8.0713in" svg:y2="0.2008in"><text:p/></draw:line><draw:frame draw:style-name="fr2" draw:name="Врезка5" text:anchor-type="char" svg:x="3.3465in" svg:y="11.5165in" svg:width="2.7563in" svg:height="0.1575in" draw:z-index="12"><draw:text-box><text:p text:style-name="P7">Копировал</text:p></draw:text-box></draw:frame><draw:frame draw:style-name="fr2" draw:name="Врезка6" text:anchor-type="char" svg:x="6.1028in" svg:y="11.5165in" svg:width="1.9689in" svg:height="0.1575in" draw:z-index="13"><draw:text-box><text:p text:style-name="P7">Формат А4</text:p></draw:text-box></draw:frame><draw:frame draw:style-name="fr3" draw:name="Врезка7" text:anchor-type="char" svg:x="0.7874in" svg:y="0.1965in" svg:width="7.3043in" draw:z-index="14"><draw:text-box fo:min-height="0.0161in"><table:table table:name="Таблица5" table:style-name="Таблица5"><table:table-column table:style-name="Таблица5.A" table:number-columns-repeated="2"/><table:table-column table:style-name="Таблица5.C"/><table:table-column table:style-name="Таблица5.D"/><table:table-column table:style-name="Таблица5.E"/><table:table-column table:style-name="Таблица5.F"/><table:table-column table:style-name="Таблица5.G"/><table:table-row table:style-name="Таблица5.1"><table:table-cell table:style-name="Таблица5.A1" office:value-type="string"><text:p text:style-name="P16">Формат</text:p></table:table-cell><table:table-cell table:style-name="Таблица5.A1" office:value-type="string"><text:p text:style-name="P16">Зона</text:p></table:table-cell><table:table-cell table:style-name="Таблица5.A1" office:value-type="string"><text:p text:style-name="P16">Поз.</text:p></table:table-cell><table:table-cell table:style-name="Таблица5.A1" office:value-type="string"><text:p text:style-name="P18">Обозначение</text:p></table:table-cell><table:table-cell table:style-name="Таблица5.A1" office:value-type="string"><text:p text:style-name="P18">Наименование</text:p></table:table-cell><table:table-cell table:style-name="Таблица5.A1" office:value-type="string"><text:p text:style-name="P16">Кол.</text:p></table:table-cell><table:table-cell table:style-name="Таблица5.G1" office:value-type="string"><text:p text:style-name="P18"/><text:p text:style-name="P18">Примечание</text:p></table:table-cell></table:table-row><table:table-row table:style-name="Таблица5.2"><table:table-cell table:style-name="Таблица5.A2" office:value-type="string"><text:p text:style-name="P18"/></table:table-cell><table:table-cell table:style-name="Таблица5.A2" office:value-type="string"><text:p text:style-name="P18"/></table:table-cell><table:table-cell table:style-name="Таблица5.A2" office:value-type="string"><text:p text:style-name="P18"/></table:table-cell><table:table-cell table:style-name="Таблица5.A2" office:value-type="string"><text:p text:style-name="P19"/></table:table-cell><table:table-cell table:style-name="Таблица5.A2" office:value-type="string"><text:p text:style-name="P19"/></table:table-cell><table:table-cell table:style-name="Таблица5.A2" office:value-type="string"><text:p text:style-name="P18"/></table:table-cell><table:table-cell table:style-name="Таблица5.G2" office:value-type="string"><text:p text:style-name="P19"/></table:table-cell></table:table-row><table:table-row table:style-name="Таблица5.2"><table:table-cell table:style-name="Таблица5.A3" office:value-type="string"><text:p text:style-name="P18"/></table:table-cell><table:table-cell table:style-name="Таблица5.A3" office:value-type="string"><text:p text:style-name="P18"/></table:table-cell><table:table-cell table:style-name="Таблица5.A3" office:value-type="string"><text:p text:style-name="P18"/></table:table-cell><table:table-cell table:style-name="Таблица5.A3" office:value-type="string"><text:p text:style-name="P19"/></table:table-cell><table:table-cell table:style-name="Таблица5.A3" office:value-type="string"><text:p text:style-name="P21"/></table:table-cell><table:table-cell table:style-name="Таблица5.A3" office:value-type="string"><text:p text:style-name="P18"/></table:table-cell><table:table-cell table:style-name="Таблица5.G3" office:value-type="string"><text:p text:style-name="P19"/></table:table-cell></table:table-row><table:table-row table:style-name="Таблица5.2"><table:table-cell table:style-name="Таблица5.A3" office:value-type="string"><text:p text:style-name="P18"/></table:table-cell><table:table-cell table:style-name="Таблица5.A3" office:value-type="string"><text:p text:style-name="P18"/></table:table-cell><table:table-cell table:style-name="Таблица5.A3" office:value-type="string"><text:p text:style-name="P18"/></table:table-cell><table:table-cell table:style-name="Таблица5.A3" office:value-type="string"><text:p text:style-name="P19"/></table:table-cell><table:table-cell table:style-name="Таблица5.A3" office:value-type="string"><text:p text:style-name="P19"/></table:table-cell><table:table-cell table:style-name="Таблица5.A3" office:value-type="string"><text:p text:style-name="P18"/></table:table-cell><table:table-cell table:style-name="Таблица5.G3" office:value-type="string"><text:p text:style-name="P29"/></table:table-cell></table:table-row><table:table-row table:style-name="Таблица5.2"><table:table-cell table:style-name="Таблица5.A3" office:value-type="string"><text:p text:style-name="P18"/></table:table-cell><table:table-cell table:style-name="Таблица5.A3" office:value-type="string"><text:p text:style-name="P18"/></table:table-cell><table:table-cell table:style-name="Таблица5.A3" office:value-type="string"><text:p text:style-name="P18"/></table:table-cell><table:table-cell table:style-name="Таблица5.A3" office:value-type="string"><text:p text:style-name="P19"/></table:table-cell><table:table-cell table:style-name="Таблица5.A3" office:value-type="string"><text:p text:style-name="P19"/></table:table-cell><table:table-cell table:style-name="Таблица5.A3" office:value-type="string"><text:p text:style-name="P18"/></table:table-cell><table:table-cell table:style-name="Таблица5.G3" office:value-type="string"><text:p text:style-name="P29"/></table:table-cell></table:table-row><table:table-row table:style-name="Таблица5.2"><table:table-cell table:style-name="Таблица5.A3" office:value-type="string"><text:p text:style-name="P18"/></table:table-cell><table:table-cell table:style-name="Таблица5.A3" office:value-type="string"><text:p text:style-name="P18"/></table:table-cell><table:table-cell table:style-name="Таблица5.A3" office:value-type="string"><text:p text:style-name="P18"/></table:table-cell><table:table-cell table:style-name="Таблица5.A3" office:value-type="string"><text:p text:style-name="P19"/></table:table-cell><table:table-cell table:style-name="Таблица5.A3" office:value-type="string"><text:p text:style-name="P19"/></table:table-cell><table:table-cell table:style-name="Таблица5.A3" office:value-type="string"><text:p text:style-name="P18"/></table:table-cell><table:table-cell table:style-name="Таблица5.G3" office:value-type="string"><text:p text:style-name="P19"/></table:table-cell></table:table-row><table:table-row table:style-name="Таблица5.2"><table:table-cell table:style-name="Таблица5.A3" office:value-type="string"><text:p text:style-name="P18"/></table:table-cell><table:table-cell table:style-name="Таблица5.A3" office:value-type="string"><text:p text:style-name="P18"/></table:table-cell><table:table-cell table:style-name="Таблица5.A3" office:value-type="string"><text:p text:style-name="P18"/></table:table-cell><table:table-cell table:style-name="Таблица5.A3" office:value-type="string"><text:p text:style-name="P19"/></table:table-cell><table:table-cell table:style-name="Таблица5.A3" office:value-type="string"><text:p text:style-name="P19"/></table:table-cell><table:table-cell table:style-name="Таблица5.A3" office:value-type="string"><text:p text:style-name="P18"/></table:table-cell><table:table-cell table:style-name="Таблица5.G3" office:value-type="string"><text:p text:style-name="P19"/></table:table-cell></table:table-row><table:table-row table:style-name="Таблица5.2"><table:table-cell table:style-name="Таблица5.A3" office:value-type="string"><text:p text:style-name="P18"/></table:table-cell><table:table-cell table:style-name="Таблица5.A3" office:value-type="string"><text:p text:style-name="P18"/></table:table-cell><table:table-cell table:style-name="Таблица5.A3" office:value-type="string"><text:p text:style-name="P18"/></table:table-cell><table:table-cell table:style-name="Таблица5.A3" office:value-type="string"><text:p text:style-name="P19"/></table:table-cell><table:table-cell table:style-name="Таблица5.A3" office:value-type="string"><text:p text:style-name="P19"/></table:table-cell><table:table-cell table:style-name="Таблица5.A3" office:value-type="string"><text:p text:style-name="P18"/></table:table-cell><table:table-cell table:style-name="Таблица5.G3" office:value-type="string"><text:p text:style-name="P19"/></table:table-cell></table:table-row><table:table-row table:style-name="Таблица5.2"><table:table-cell table:style-name="Таблица5.A3" office:value-type="string"><text:p text:style-name="P18"/></table:table-cell><table:table-cell table:style-name="Таблица5.A3" office:value-type="string"><text:p text:style-name="P18"/></table:table-cell><table:table-cell table:style-name="Таблица5.A3" office:value-type="string"><text:p text:style-name="P18"/></table:table-cell><table:table-cell table:style-name="Таблица5.A3" office:value-type="string"><text:p text:style-name="P19"/></table:table-cell><table:table-cell table:style-name="Таблица5.A3" office:value-type="string"><text:p text:style-name="P19"/></table:table-cell><table:table-cell table:style-name="Таблица5.A3" office:value-type="string"><text:p text:style-name="P18"/></table:table-cell><table:table-cell table:style-name="Таблица5.G3" office:value-type="string"><text:p text:style-name="P19"/></table:table-cell></table:table-row><table:table-row table:style-name="Таблица5.2"><table:table-cell table:style-name="Таблица5.A3" office:value-type="string"><text:p text:style-name="P18"/></table:table-cell><table:table-cell table:style-name="Таблица5.A3" office:value-type="string"><text:p text:style-name="P18"/></table:table-cell><table:table-cell table:style-name="Таблица5.A3" office:value-type="string"><text:p text:style-name="P18"/></table:table-cell><table:table-cell table:style-name="Таблица5.A3" office:value-type="string"><text:p text:style-name="P19"/></table:table-cell><table:table-cell table:style-name="Таблица5.A3" office:value-type="string"><text:p text:style-name="P19"/></table:table-cell><table:table-cell table:style-name="Таблица5.A3" office:value-type="string"><text:p text:style-name="P18"/></table:table-cell><table:table-cell table:style-name="Таблица5.G3" office:value-type="string"><text:p text:style-name="P19"/></table:table-cell></table:table-row><table:table-row table:style-name="Таблица5.2"><table:table-cell table:style-name="Таблица5.A3" office:value-type="string"><text:p text:style-name="P18"/></table:table-cell><table:table-cell table:style-name="Таблица5.A3" office:value-type="string"><text:p text:style-name="P18"/></table:table-cell><table:table-cell table:style-name="Таблица5.A3" office:value-type="string"><text:p text:style-name="P18"/></table:table-cell><table:table-cell table:style-name="Таблица5.A3" office:value-type="string"><text:p text:style-name="P19"/></table:table-cell><table:table-cell table:style-name="Таблица5.A3" office:value-type="string"><text:p text:style-name="P19"/></table:table-cell><table:table-cell table:style-name="Таблица5.A3" office:value-type="string"><text:p text:style-name="P18"/></table:table-cell><table:table-cell table:style-name="Таблица5.G3" office:value-type="string"><text:p text:style-name="P19"/></table:table-cell></table:table-row><table:table-row table:style-name="Таблица5.2"><table:table-cell table:style-name="Таблица5.A3" office:value-type="string"><text:p text:style-name="P18"/></table:table-cell><table:table-cell table:style-name="Таблица5.A3" office:value-type="string"><text:p text:style-name="P18"/></table:table-cell><table:table-cell table:style-name="Таблица5.A3" office:value-type="string"><text:p text:style-name="P18"/></table:table-cell><table:table-cell table:style-name="Таблица5.A3" office:value-type="string"><text:p text:style-name="P19"/></table:table-cell><table:table-cell table:style-name="Таблица5.A3" office:value-type="string"><text:p text:style-name="P19"/></table:table-cell><table:table-cell table:style-name="Таблица5.A3" office:value-type="string"><text:p text:style-name="P18"/></table:table-cell><table:table-cell table:style-name="Таблица5.G3" office:value-type="string"><text:p text:style-name="P19"/></table:table-cell></table:table-row><table:table-row table:style-name="Таблица5.2"><table:table-cell table:style-name="Таблица5.A3" office:value-type="string"><text:p text:style-name="P18"/></table:table-cell><table:table-cell table:style-name="Таблица5.A3" office:value-type="string"><text:p text:style-name="P18"/></table:table-cell><table:table-cell table:style-name="Таблица5.A3" office:value-type="string"><text:p text:style-name="P18"/></table:table-cell><table:table-cell table:style-name="Таблица5.A3" office:value-type="string"><text:p text:style-name="P19"/></table:table-cell><table:table-cell table:style-name="Таблица5.A3" office:value-type="string"><text:p text:style-name="P19"/></table:table-cell><table:table-cell table:style-name="Таблица5.A3" office:value-type="string"><text:p text:style-name="P18"/></table:table-cell><table:table-cell table:style-name="Таблица5.G3" office:value-type="string"><text:p text:style-name="P19"/></table:table-cell></table:table-row><table:table-row table:style-name="Таблица5.2"><table:table-cell table:style-name="Таблица5.A3" office:value-type="string"><text:p text:style-name="P18"/></table:table-cell><table:table-cell table:style-name="Таблица5.A3" office:value-type="string"><text:p text:style-name="P18"/></table:table-cell><table:table-cell table:style-name="Таблица5.A3" office:value-type="string"><text:p text:style-name="P18"/></table:table-cell><table:table-cell table:style-name="Таблица5.A3" office:value-type="string"><text:p text:style-name="P19"/></table:table-cell><table:table-cell table:style-name="Таблица5.A3" office:value-type="string"><text:p text:style-name="P19"/></table:table-cell><table:table-cell table:style-name="Таблица5.A3" office:value-type="string"><text:p text:style-name="P18"/></table:table-cell><table:table-cell table:style-name="Таблица5.G3" office:value-type="string"><text:p text:style-name="P19"/></table:table-cell></table:table-row><table:table-row table:style-name="Таблица5.2"><table:table-cell table:style-name="Таблица5.A3" office:value-type="string"><text:p text:style-name="P18"/></table:table-cell><table:table-cell table:style-name="Таблица5.A3" office:value-type="string"><text:p text:style-name="P18"/></table:table-cell><table:table-cell table:style-name="Таблица5.A3" office:value-type="string"><text:p text:style-name="P18"/></table:table-cell><table:table-cell table:style-name="Таблица5.A3" office:value-type="string"><text:p text:style-name="P19"/></table:table-cell><table:table-cell table:style-name="Таблица5.A3" office:value-type="string"><text:p text:style-name="P19"/></table:table-cell><table:table-cell table:style-name="Таблица5.A3" office:value-type="string"><text:p text:style-name="P18"/></table:table-cell><table:table-cell table:style-name="Таблица5.G3" office:value-type="string"><text:p text:style-name="P19"/></table:table-cell></table:table-row><table:table-row table:style-name="Таблица5.2"><table:table-cell table:style-name="Таблица5.A3" office:value-type="string"><text:p text:style-name="P18"/></table:table-cell><table:table-cell table:style-name="Таблица5.A3" office:value-type="string"><text:p text:style-name="P18"/></table:table-cell><table:table-cell table:style-name="Таблица5.A3" office:value-type="string"><text:p text:style-name="P18"/></table:table-cell><table:table-cell table:style-name="Таблица5.A3" office:value-type="string"><text:p text:style-name="P19"/></table:table-cell><table:table-cell table:style-name="Таблица5.A3" office:value-type="string"><text:p text:style-name="P19"/></table:table-cell><table:table-cell table:style-name="Таблица5.A3" office:value-type="string"><text:p text:style-name="P18"/></table:table-cell><table:table-cell table:style-name="Таблица5.G3" office:value-type="string"><text:p text:style-name="P19"/></table:table-cell></table:table-row><table:table-row table:style-name="Таблица5.2"><table:table-cell table:style-name="Таблица5.A3" office:value-type="string"><text:p text:style-name="P18"/></table:table-cell><table:table-cell table:style-name="Таблица5.A3" office:value-type="string"><text:p text:style-name="P18"/></table:table-cell><table:table-cell table:style-name="Таблица5.A3" office:value-type="string"><text:p text:style-name="P18"/></table:table-cell><table:table-cell table:style-name="Таблица5.A3" office:value-type="string"><text:p text:style-name="P19"/></table:table-cell><table:table-cell table:style-name="Таблица5.A3" office:value-type="string"><text:p text:style-name="P19"/></table:table-cell><table:table-cell table:style-name="Таблица5.A3" office:value-type="string"><text:p text:style-name="P18"/></table:table-cell><table:table-cell table:style-name="Таблица5.G3" office:value-type="string"><text:p text:style-name="P19"/></table:table-cell></table:table-row><table:table-row table:style-name="Таблица5.2"><table:table-cell table:style-name="Таблица5.A3" office:value-type="string"><text:p text:style-name="P18"/></table:table-cell><table:table-cell table:style-name="Таблица5.A3" office:value-type="string"><text:p text:style-name="P18"/></table:table-cell><table:table-cell table:style-name="Таблица5.A3" office:value-type="string"><text:p text:style-name="P18"/></table:table-cell><table:table-cell table:style-name="Таблица5.A3" office:value-type="string"><text:p text:style-name="P19"/></table:table-cell><table:table-cell table:style-name="Таблица5.A3" office:value-type="string"><text:p text:style-name="P19"/></table:table-cell><table:table-cell table:style-name="Таблица5.A3" office:value-type="string"><text:p text:style-name="P18"/></table:table-cell><table:table-cell table:style-name="Таблица5.G3" office:value-type="string"><text:p text:style-name="P19"/></table:table-cell></table:table-row><table:table-row table:style-name="Таблица5.2"><table:table-cell table:style-name="Таблица5.A3" office:value-type="string"><text:p text:style-name="P18"/></table:table-cell><table:table-cell table:style-name="Таблица5.A3" office:value-type="string"><text:p text:style-name="P18"/></table:table-cell><table:table-cell table:style-name="Таблица5.A3" office:value-type="string"><text:p text:style-name="P18"/></table:table-cell><table:table-cell table:style-name="Таблица5.A3" office:value-type="string"><text:p text:style-name="P19"/></table:table-cell><table:table-cell table:style-name="Таблица5.A3" office:value-type="string"><text:p text:style-name="P19"/></table:table-cell><table:table-cell table:style-name="Таблица5.A3" office:value-type="string"><text:p text:style-name="P18"/></table:table-cell><table:table-cell table:style-name="Таблица5.G3" office:value-type="string"><text:p text:style-name="P19"/></table:table-cell></table:table-row><table:table-row table:style-name="Таблица5.2"><table:table-cell table:style-name="Таблица5.A3" office:value-type="string"><text:p text:style-name="P18"/></table:table-cell><table:table-cell table:style-name="Таблица5.A3" office:value-type="string"><text:p text:style-name="P18"/></table:table-cell><table:table-cell table:style-name="Таблица5.A3" office:value-type="string"><text:p text:style-name="P18"/></table:table-cell><table:table-cell table:style-name="Таблица5.A3" office:value-type="string"><text:p text:style-name="P19"/></table:table-cell><table:table-cell table:style-name="Таблица5.A3" office:value-type="string"><text:p text:style-name="P19"/></table:table-cell><table:table-cell table:style-name="Таблица5.A3" office:value-type="string"><text:p text:style-name="P18"/></table:table-cell><table:table-cell table:style-name="Таблица5.G3" office:value-type="string"><text:p text:style-name="P19"/></table:table-cell></table:table-row><table:table-row table:style-name="Таблица5.2"><table:table-cell table:style-name="Таблица5.A3" office:value-type="string"><text:p text:style-name="P18"/></table:table-cell><table:table-cell table:style-name="Таблица5.A3" office:value-type="string"><text:p text:style-name="P18"/></table:table-cell><table:table-cell table:style-name="Таблица5.A3" office:value-type="string"><text:p text:style-name="P18"/></table:table-cell><table:table-cell table:style-name="Таблица5.A3" office:value-type="string"><text:p text:style-name="P19"/></table:table-cell><table:table-cell table:style-name="Таблица5.A3" office:value-type="string"><text:p text:style-name="P19"/></table:table-cell><table:table-cell table:style-name="Таблица5.A3" office:value-type="string"><text:p text:style-name="P18"/></table:table-cell><table:table-cell table:style-name="Таблица5.G3" office:value-type="string"><text:p text:style-name="P19"/></table:table-cell></table:table-row><table:table-row table:style-name="Таблица5.2"><table:table-cell table:style-name="Таблица5.A3" office:value-type="string"><text:p text:style-name="P18"/></table:table-cell><table:table-cell table:style-name="Таблица5.A3" office:value-type="string"><text:p text:style-name="P18"/></table:table-cell><table:table-cell table:style-name="Таблица5.A3" office:value-type="string"><text:p text:style-name="P18"/></table:table-cell><table:table-cell table:style-name="Таблица5.A3" office:value-type="string"><text:p text:style-name="P19"/></table:table-cell><table:table-cell table:style-name="Таблица5.A3" office:value-type="string"><text:p text:style-name="P19"/></table:table-cell><table:table-cell table:style-name="Таблица5.A3" office:value-type="string"><text:p text:style-name="P18"/></table:table-cell><table:table-cell table:style-name="Таблица5.G3" office:value-type="string"><text:p text:style-name="P19"/></table:table-cell></table:table-row><table:table-row table:style-name="Таблица5.2"><table:table-cell table:style-name="Таблица5.A3" office:value-type="string"><text:p text:style-name="P18"/></table:table-cell><table:table-cell table:style-name="Таблица5.A3" office:value-type="string"><text:p text:style-name="P18"/></table:table-cell><table:table-cell table:style-name="Таблица5.A3" office:value-type="string"><text:p text:style-name="P18"/></table:table-cell><table:table-cell table:style-name="Таблица5.A3" office:value-type="string"><text:p text:style-name="P19"/></table:table-cell><table:table-cell table:style-name="Таблица5.A3" office:value-type="string"><text:p text:style-name="P19"/></table:table-cell><table:table-cell table:style-name="Таблица5.A3" office:value-type="string"><text:p text:style-name="P18"/></table:table-cell><table:table-cell table:style-name="Таблица5.G3" office:value-type="string"><text:p text:style-name="P19"/></table:table-cell></table:table-row><table:table-row table:style-name="Таблица5.2"><table:table-cell table:style-name="Таблица5.A3" office:value-type="string"><text:p text:style-name="P18"/></table:table-cell><table:table-cell table:style-name="Таблица5.A3" office:value-type="string"><text:p text:style-name="P18"/></table:table-cell><table:table-cell table:style-name="Таблица5.A3" office:value-type="string"><text:p text:style-name="P18"/></table:table-cell><table:table-cell table:style-name="Таблица5.A3" office:value-type="string"><text:p text:style-name="P19"/></table:table-cell><table:table-cell table:style-name="Таблица5.A3" office:value-type="string"><text:p text:style-name="P19"/></table:table-cell><table:table-cell table:style-name="Таблица5.A3" office:value-type="string"><text:p text:style-name="P18"/></table:table-cell><table:table-cell table:style-name="Таблица5.G3" office:value-type="string"><text:p text:style-name="P19"/></table:table-cell></table:table-row><table:table-row table:style-name="Таблица5.2"><table:table-cell table:style-name="Таблица5.A3" office:value-type="string"><text:p text:style-name="P18"/></table:table-cell><table:table-cell table:style-name="Таблица5.A3" office:value-type="string"><text:p text:style-name="P18"/></table:table-cell><table:table-cell table:style-name="Таблица5.A3" office:value-type="string"><text:p text:style-name="P18"/></table:table-cell><table:table-cell table:style-name="Таблица5.A3" office:value-type="string"><text:p text:style-name="P19"/></table:table-cell><table:table-cell table:style-name="Таблица5.A3" office:value-type="string"><text:p text:style-name="P19"/></table:table-cell><table:table-cell table:style-name="Таблица5.A3" office:value-type="string"><text:p text:style-name="P18"/></table:table-cell><table:table-cell table:style-name="Таблица5.G3" office:value-type="string"><text:p text:style-name="P19"/></table:table-cell></table:table-row><table:table-row table:style-name="Таблица5.26"><table:table-cell table:style-name="Таблица5.A26" office:value-type="string"><text:p text:style-name="P18"/></table:table-cell><table:table-cell table:style-name="Таблица5.B26" office:value-type="string"><text:p text:style-name="P18"/></table:table-cell><table:table-cell table:style-name="Таблица5.B26" office:value-type="string"><text:p text:style-name="P18"/></table:table-cell><table:table-cell table:style-name="Таблица5.B26" office:value-type="string"><text:p text:style-name="P19"/></table:table-cell><table:table-cell table:style-name="Таблица5.E26" table:number-columns-spanned="3" office:value-type="string"><text:p text:style-name="P20"><text:span text:style-name="T1">Утвержден </text:span><text:span text:style-name="T2"><text:s text:c="4"/></text:span><text:s text:c="14"/></text:p></table:table-cell><table:covered-table-cell/><table:covered-table-cell/></table:table-row><table:table-row table:style-name="Таблица5.27"><table:table-cell table:style-name="Таблица5.A26" office:value-type="string"><text:p text:style-name="P18"/></table:table-cell><table:table-cell table:style-name="Таблица5.B26" office:value-type="string"><text:p text:style-name="P18"/></table:table-cell><table:table-cell table:style-name="Таблица5.B26" office:value-type="string"><text:p text:style-name="P18"/></table:table-cell><table:table-cell table:style-name="Таблица5.B26" office:value-type="string"><text:p text:style-name="P19"/></table:table-cell><table:table-cell table:style-name="Таблица5.E26" table:number-columns-spanned="3" office:value-type="string"><text:p text:style-name="P20">-УД </text:p></table:table-cell><table:covered-table-cell/><table:covered-table-cell/></table:table-row></table:table></draw:text-box></draw:frame></text:p>
      <text:p text:style-name="P86"><draw:frame draw:style-name="fr3" draw:name="Врезка8" text:anchor-type="char" svg:x="0.7874in" svg:y="10.8984in" svg:width="7.2835in" draw:z-index="15"><draw:text-box fo:min-height="0.0161in"><table:table table:name="Таблица6" table:style-name="Таблица6"><table:table-column table:style-name="Таблица6.A"/><table:table-column table:style-name="Таблица6.B"/><table:table-column table:style-name="Таблица6.C"/><table:table-column table:style-name="Таблица6.D"/><table:table-column table:style-name="Таблица6.E"/><table:table-column table:style-name="Таблица6.F"/><table:table-column table:style-name="Таблица6.G"/><table:table-row table:style-name="Таблица6.1"><table:table-cell table:style-name="Таблица6.A1" office:value-type="string"><text:p text:style-name="P4"/></table:table-cell><table:table-cell table:style-name="Таблица6.A1" office:value-type="string"><text:p text:style-name="P4"/></table:table-cell><table:table-cell table:style-name="Таблица6.A1" office:value-type="string"><text:p text:style-name="P4"/></table:table-cell><table:table-cell table:style-name="Таблица6.A1" office:value-type="string"><text:p text:style-name="P4"/></table:table-cell><table:table-cell table:style-name="Таблица6.A1" office:value-type="string"><text:p text:style-name="P4"/></table:table-cell><table:table-cell table:style-name="Таблица6.A1" table:number-rows-spanned="4" office:value-type="string"><text:p text:style-name="P9"/></table:table-cell><table:table-cell table:style-name="Таблица6.A1" table:number-rows-spanned="2" office:value-type="string"><text:p text:style-name="P4">Лист</text:p></table:table-cell></table:table-row><table:table-row table:style-name="Таблица6.2"><table:table-cell table:style-name="Таблица6.A2" table:number-rows-spanned="2" office:value-type="string"><text:p text:style-name="P4"/></table:table-cell><table:table-cell table:style-name="Таблица6.A2" table:number-rows-spanned="2" office:value-type="string"><text:p text:style-name="P4"/></table:table-cell><table:table-cell table:style-name="Таблица6.A2" table:number-rows-spanned="2" office:value-type="string"><text:p text:style-name="P4"/></table:table-cell><table:table-cell table:style-name="Таблица6.A2" table:number-rows-spanned="2" office:value-type="string"><text:p text:style-name="P4"/></table:table-cell><table:table-cell table:style-name="Таблица6.A2" table:number-rows-spanned="2" office:value-type="string"><text:p text:style-name="P4"/></table:table-cell><table:covered-table-cell/><table:covered-table-cell/></table:table-row><table:table-row table:style-name="Таблица6.3"><table:covered-table-cell/><table:covered-table-cell/><table:covered-table-cell/><table:covered-table-cell/><table:covered-table-cell/><table:covered-table-cell/><table:table-cell table:style-name="Таблица6.A1" table:number-rows-spanned="2" office:value-type="string"><text:p text:style-name="P4">2</text:p></table:table-cell></table:table-row><table:table-row table:style-name="Таблица6.1"><table:table-cell table:style-name="Таблица6.A1" office:value-type="string"><text:p text:style-name="P4">Изм.</text:p></table:table-cell><table:table-cell table:style-name="Таблица6.A1" office:value-type="string"><text:p text:style-name="P4">Лист</text:p></table:table-cell><table:table-cell table:style-name="Таблица6.A1" office:value-type="string"><text:p text:style-name="P4">№ докум.</text:p></table:table-cell><table:table-cell table:style-name="Таблица6.A1" office:value-type="string"><text:p text:style-name="P4">Подп.</text:p></table:table-cell><table:table-cell table:style-name="Таблица6.A1" office:value-type="string"><text:p text:style-name="P4">Дата</text:p></table:table-cell><table:covered-table-cell/><table:covered-table-cell/></table:table-row></table:table></draw:text-box></draw:frame><draw:frame draw:style-name="fr3" draw:name="Врезка9" text:anchor-type="char" svg:x="0.3146in" svg:y="5.7799in" svg:width="0.4925in" draw:z-index="16"><draw:text-box fo:min-height="0.0161in"><table:table table:name="Таблица7" table:style-name="Таблица7"><table:table-column table:style-name="Таблица7.A"/><table:table-column table:style-name="Таблица7.B"/><table:table-row table:style-name="Таблица7.1"><table:table-cell table:style-name="Таблица7.A1" office:value-type="string"><text:p text:style-name="P5">Подп. и дата</text:p></table:table-cell><table:table-cell table:style-name="Таблица7.B1" office:value-type="string"><text:p text:style-name="P5"/></table:table-cell></table:table-row><table:table-row table:style-name="Таблица7.2"><table:table-cell table:style-name="Таблица7.A1" office:value-type="string"><text:p text:style-name="P5">Инв. № дубл.</text:p></table:table-cell><table:table-cell table:style-name="Таблица7.B1" office:value-type="string"><text:p text:style-name="P5"/></table:table-cell></table:table-row><table:table-row table:style-name="Таблица7.2"><table:table-cell table:style-name="Таблица7.A1" office:value-type="string"><text:p text:style-name="P5">Взам. инв. №</text:p></table:table-cell><table:table-cell table:style-name="Таблица7.B1" office:value-type="string"><text:p text:style-name="P5"/></table:table-cell></table:table-row><table:table-row table:style-name="Таблица7.1"><table:table-cell table:style-name="Таблица7.A1" office:value-type="string"><text:p text:style-name="P5">Подп. и дата</text:p></table:table-cell><table:table-cell table:style-name="Таблица7.B1" office:value-type="string"><text:p text:style-name="P5"/></table:table-cell></table:table-row><table:table-row table:style-name="Таблица7.2"><table:table-cell table:style-name="Таблица7.A1" office:value-type="string"><text:p text:style-name="P5">Инв. № подл.</text:p></table:table-cell><table:table-cell table:style-name="Таблица7.B1" office:value-type="string"><text:p text:style-name="P5"/></table:table-cell></table:table-row></table:table></draw:text-box></draw:frame><draw:line text:anchor-type="char" draw:z-index="17" draw:style-name="gr3" draw:text-style-name="P91" svg:x1="0in" svg:y1="-0.4063in" svg:x2="0in" svg:y2="11.2874in"><text:p/></draw:line><draw:line text:anchor-type="char" draw:z-index="18" draw:style-name="gr3" draw:text-style-name="P91" svg:x1="0in" svg:y1="11.6937in" svg:x2="8.2689in" svg:y2="11.6937in"><text:p/></draw:line><draw:line text:anchor-type="char" draw:z-index="19" draw:style-name="gr3" draw:text-style-name="P91" svg:x1="8.2689in" svg:y1="0in" svg:x2="8.2689in" svg:y2="11.6937in"><text:p/></draw:line><draw:line text:anchor-type="char" draw:z-index="20" draw:style-name="gr3" draw:text-style-name="P91" svg:x1="-0.4055in" svg:y1="0in" svg:x2="7.8634in" svg:y2="0in"><text:p/></draw:line><draw:line text:anchor-type="char" draw:z-index="21" draw:style-name="gr4" draw:text-style-name="P91" svg:x1="0.7874in" svg:y1="0.1965in" svg:x2="0.7874in" svg:y2="11.4972in"><text:p/></draw:line><draw:line text:anchor-type="char" draw:z-index="22" draw:style-name="gr4" draw:text-style-name="P91" svg:x1="0.7874in" svg:y1="11.4972in" svg:x2="8.0713in" svg:y2="11.4972in"><text:p/></draw:line><draw:line text:anchor-type="char" draw:z-index="23" draw:style-name="gr4" draw:text-style-name="P91" svg:x1="8.0717in" svg:y1="0.1965in" svg:x2="8.0717in" svg:y2="11.4972in"><text:p/></draw:line><draw:line text:anchor-type="char" draw:z-index="24" draw:style-name="gr4" draw:text-style-name="P91" svg:x1="0.589in" svg:y1="0.2008in" svg:x2="7.8728in" svg:y2="0.2008in"><text:p/></draw:line><draw:frame draw:style-name="fr2" draw:name="Врезка10" text:anchor-type="char" svg:x="3.3465in" svg:y="11.5165in" svg:width="2.7563in" svg:height="0.1575in" draw:z-index="25"><draw:text-box><text:p text:style-name="P8">Копировал</text:p></draw:text-box></draw:frame><draw:frame draw:style-name="fr2" draw:name="Врезка11" text:anchor-type="char" svg:x="6.1028in" svg:y="11.5165in" svg:width="1.9689in" svg:height="0.1575in" draw:z-index="26"><draw:text-box><text:p text:style-name="P7">Формат А4</text:p></draw:text-box></draw:frame><draw:frame draw:style-name="fr3" draw:name="Врезка12" text:anchor-type="char" svg:x="0.7874in" svg:y="0.1965in" svg:width="7.3043in" draw:z-index="27"><draw:text-box fo:min-height="0.0161in"><table:table table:name="Таблица8" table:style-name="Таблица8"><table:table-column table:style-name="Таблица8.A" table:number-columns-repeated="2"/><table:table-column table:style-name="Таблица8.C"/><table:table-column table:style-name="Таблица8.D"/><table:table-column table:style-name="Таблица8.E"/><table:table-column table:style-name="Таблица8.F"/><table:table-column table:style-name="Таблица8.G"/><table:table-row table:style-name="Таблица8.1"><table:table-cell table:style-name="Таблица8.A1" office:value-type="string"><text:p text:style-name="P16">Формат</text:p></table:table-cell><table:table-cell table:style-name="Таблица8.A1" office:value-type="string"><text:p text:style-name="P16">Зона</text:p></table:table-cell><table:table-cell table:style-name="Таблица8.A1" office:value-type="string"><text:p text:style-name="P16">Поз.</text:p></table:table-cell><table:table-cell table:style-name="Таблица8.A1" office:value-type="string"><text:p text:style-name="P18">Обозначение</text:p></table:table-cell><table:table-cell table:style-name="Таблица8.A1" office:value-type="string"><text:p text:style-name="P18">Наименование</text:p></table:table-cell><table:table-cell table:style-name="Таблица8.A1" office:value-type="string"><text:p text:style-name="P16">Кол.</text:p></table:table-cell><table:table-cell table:style-name="Таблица8.G1" office:value-type="string"><text:p text:style-name="P18">Примечание</text:p></table:table-cell></table:table-row><table:table-row table:style-name="Таблица8.2"><table:table-cell table:style-name="Таблица8.A2" office:value-type="string"><text:p text:style-name="P18"/></table:table-cell><table:table-cell table:style-name="Таблица8.A2" office:value-type="string"><text:p text:style-name="P18"/></table:table-cell><table:table-cell table:style-name="Таблица8.A2" office:value-type="string"><text:p text:style-name="P18"/></table:table-cell><table:table-cell table:style-name="Таблица8.A2" office:value-type="string"><text:p text:style-name="P19"/></table:table-cell><table:table-cell table:style-name="Таблица8.A2" office:value-type="string"><text:p text:style-name="P21"/></table:table-cell><table:table-cell table:style-name="Таблица8.A2" office:value-type="string"><text:p text:style-name="P18"/></table:table-cell><table:table-cell table:style-name="Таблица8.G2" office:value-type="string"><text:p text:style-name="P19"/></table:table-cell></table:table-row><table:table-row table:style-name="Таблица8.2"><table:table-cell table:style-name="Таблица8.A3" office:value-type="string"><text:p text:style-name="P18"/></table:table-cell><table:table-cell table:style-name="Таблица8.A3" office:value-type="string"><text:p text:style-name="P18"/></table:table-cell><table:table-cell table:style-name="Таблица8.A3" office:value-type="string"><text:p text:style-name="P18"/></table:table-cell><table:table-cell table:style-name="Таблица8.A3" office:value-type="string"><text:p text:style-name="P19"/></table:table-cell><table:table-cell table:style-name="Таблица8.A3" office:value-type="string"><text:p text:style-name="P19"/></table:table-cell><table:table-cell table:style-name="Таблица8.F3"><text:p text:style-name="P18"/></table:table-cell><table:table-cell table:style-name="Таблица8.G3" office:value-type="string"><text:p text:style-name="P19"/></table:table-cell></table:table-row><table:table-row table:style-name="Таблица8.2"><table:table-cell table:style-name="Таблица8.A3" office:value-type="string"><text:p text:style-name="P18"/></table:table-cell><table:table-cell table:style-name="Таблица8.A3" office:value-type="string"><text:p text:style-name="P18"/></table:table-cell><table:table-cell table:style-name="Таблица8.A3" office:value-type="string"><text:p text:style-name="P18"/></table:table-cell><table:table-cell table:style-name="Таблица8.A3" office:value-type="string"><text:p text:style-name="P19"/></table:table-cell><table:table-cell table:style-name="Таблица8.A3" office:value-type="string"><text:p text:style-name="P19"/></table:table-cell><table:table-cell table:style-name="Таблица8.F3"><text:p text:style-name="P18"/></table:table-cell><table:table-cell table:style-name="Таблица8.G3" office:value-type="string"><text:p text:style-name="P19"/></table:table-cell></table:table-row><table:table-row table:style-name="Таблица8.2"><table:table-cell table:style-name="Таблица8.A3" office:value-type="string"><text:p text:style-name="P18"/></table:table-cell><table:table-cell table:style-name="Таблица8.A3" office:value-type="string"><text:p text:style-name="P18"/></table:table-cell><table:table-cell table:style-name="Таблица8.A3" office:value-type="string"><text:p text:style-name="P18"/></table:table-cell><table:table-cell table:style-name="Таблица8.A3" office:value-type="string"><text:p text:style-name="P19"/></table:table-cell><table:table-cell table:style-name="Таблица8.A3" office:value-type="string"><text:p text:style-name="P19"/></table:table-cell><table:table-cell table:style-name="Таблица8.F3"><text:p text:style-name="P18"/></table:table-cell><table:table-cell table:style-name="Таблица8.G3" office:value-type="string"><text:p text:style-name="P19"/></table:table-cell></table:table-row><table:table-row table:style-name="Таблица8.2"><table:table-cell table:style-name="Таблица8.A3" office:value-type="string"><text:p text:style-name="P18"/></table:table-cell><table:table-cell table:style-name="Таблица8.A3" office:value-type="string"><text:p text:style-name="P18"/></table:table-cell><table:table-cell table:style-name="Таблица8.A3" office:value-type="string"><text:p text:style-name="P18"/></table:table-cell><table:table-cell table:style-name="Таблица8.A3" office:value-type="string"><text:p text:style-name="P19"/></table:table-cell><table:table-cell table:style-name="Таблица8.A3" office:value-type="string"><text:p text:style-name="P19"/></table:table-cell><table:table-cell table:style-name="Таблица8.A3" office:value-type="string"><text:p text:style-name="P18"/></table:table-cell><table:table-cell table:style-name="Таблица8.G3" office:value-type="string"><text:p text:style-name="P19"/></table:table-cell></table:table-row><table:table-row table:style-name="Таблица8.2"><table:table-cell table:style-name="Таблица8.A3" office:value-type="string"><text:p text:style-name="P18"/></table:table-cell><table:table-cell table:style-name="Таблица8.A3" office:value-type="string"><text:p text:style-name="P18"/></table:table-cell><table:table-cell table:style-name="Таблица8.A3" office:value-type="string"><text:p text:style-name="P18"/></table:table-cell><table:table-cell table:style-name="Таблица8.A3" office:value-type="string"><text:p text:style-name="P19"/></table:table-cell><table:table-cell table:style-name="Таблица8.A3" office:value-type="string"><text:p text:style-name="P21"/></table:table-cell><table:table-cell table:style-name="Таблица8.A3" office:value-type="string"><text:p text:style-name="P18"/></table:table-cell><table:table-cell table:style-name="Таблица8.G3" office:value-type="string"><text:p text:style-name="P19"/></table:table-cell></table:table-row><table:table-row table:style-name="Таблица8.2"><table:table-cell table:style-name="Таблица8.A3" office:value-type="string"><text:p text:style-name="P18"/></table:table-cell><table:table-cell table:style-name="Таблица8.A3" office:value-type="string"><text:p text:style-name="P18"/></table:table-cell><table:table-cell table:style-name="Таблица8.A3" office:value-type="string"><text:p text:style-name="P18"/></table:table-cell><table:table-cell table:style-name="Таблица8.A3" office:value-type="string"><text:p text:style-name="P19"/></table:table-cell><table:table-cell table:style-name="Таблица8.A3" office:value-type="string"><text:p text:style-name="P19"/></table:table-cell><table:table-cell table:style-name="Таблица8.F3"><text:p text:style-name="P18"/></table:table-cell><table:table-cell table:style-name="Таблица8.G3" office:value-type="string"><text:p text:style-name="P19"/></table:table-cell></table:table-row><table:table-row table:style-name="Таблица8.2"><table:table-cell table:style-name="Таблица8.A3" office:value-type="string"><text:p text:style-name="P18"/></table:table-cell><table:table-cell table:style-name="Таблица8.A3" office:value-type="string"><text:p text:style-name="P18"/></table:table-cell><table:table-cell table:style-name="Таблица8.A3" office:value-type="string"><text:p text:style-name="P18"/></table:table-cell><table:table-cell table:style-name="Таблица8.A3" office:value-type="string"><text:p text:style-name="P19"/></table:table-cell><table:table-cell table:style-name="Таблица8.A3" office:value-type="string"><text:p text:style-name="P19"/></table:table-cell><table:table-cell table:style-name="Таблица8.A3" office:value-type="string"><text:p text:style-name="P18"/></table:table-cell><table:table-cell table:style-name="Таблица8.G3" office:value-type="string"><text:p text:style-name="P19"/></table:table-cell></table:table-row><table:table-row table:style-name="Таблица8.2"><table:table-cell table:style-name="Таблица8.A3" office:value-type="string"><text:p text:style-name="P18"/></table:table-cell><table:table-cell table:style-name="Таблица8.A3" office:value-type="string"><text:p text:style-name="P18"/></table:table-cell><table:table-cell table:style-name="Таблица8.A3" office:value-type="string"><text:p text:style-name="P18"/></table:table-cell><table:table-cell table:style-name="Таблица8.A3" office:value-type="string"><text:p text:style-name="P19"/></table:table-cell><table:table-cell table:style-name="Таблица8.A3" office:value-type="string"><text:p text:style-name="P21"/></table:table-cell><table:table-cell table:style-name="Таблица8.A3" office:value-type="string"><text:p text:style-name="P18"/></table:table-cell><table:table-cell table:style-name="Таблица8.G3" office:value-type="string"><text:p text:style-name="P19"/></table:table-cell></table:table-row><table:table-row table:style-name="Таблица8.2"><table:table-cell table:style-name="Таблица8.A3" office:value-type="string"><text:p text:style-name="P18"/></table:table-cell><table:table-cell table:style-name="Таблица8.A3" office:value-type="string"><text:p text:style-name="P18"/></table:table-cell><table:table-cell table:style-name="Таблица8.A3" office:value-type="string"><text:p text:style-name="P18"/></table:table-cell><table:table-cell table:style-name="Таблица8.A3" office:value-type="string"><text:p text:style-name="P19"/></table:table-cell><table:table-cell table:style-name="Таблица8.A3" office:value-type="string"><text:p text:style-name="P19"/></table:table-cell><table:table-cell table:style-name="Таблица8.A3" office:value-type="string"><text:p text:style-name="P18"/></table:table-cell><table:table-cell table:style-name="Таблица8.G3" office:value-type="string"><text:p text:style-name="P19"/></table:table-cell></table:table-row><table:table-row table:style-name="Таблица8.2"><table:table-cell table:style-name="Таблица8.A3" office:value-type="string"><text:p text:style-name="P18"/></table:table-cell><table:table-cell table:style-name="Таблица8.A3" office:value-type="string"><text:p text:style-name="P18"/></table:table-cell><table:table-cell table:style-name="Таблица8.A3" office:value-type="string"><text:p text:style-name="P18"/></table:table-cell><table:table-cell table:style-name="Таблица8.A3" office:value-type="string"><text:p text:style-name="P19"/></table:table-cell><table:table-cell table:style-name="Таблица8.A3" office:value-type="string"><text:p text:style-name="P30"/></table:table-cell><table:table-cell table:style-name="Таблица8.F3"><text:p text:style-name="P18"/></table:table-cell><table:table-cell table:style-name="Таблица8.G3" office:value-type="string"><text:p text:style-name="P39"/></table:table-cell></table:table-row><table:table-row table:style-name="Таблица8.2"><table:table-cell table:style-name="Таблица8.A3" office:value-type="string"><text:p text:style-name="P18"/></table:table-cell><table:table-cell table:style-name="Таблица8.A3" office:value-type="string"><text:p text:style-name="P18"/></table:table-cell><table:table-cell table:style-name="Таблица8.A3" office:value-type="string"><text:p text:style-name="P18"/></table:table-cell><table:table-cell table:style-name="Таблица8.A3" office:value-type="string"><text:p text:style-name="P34"/></table:table-cell><table:table-cell table:style-name="Таблица8.A3" office:value-type="string"><text:p text:style-name="P32"/></table:table-cell><table:table-cell table:style-name="Таблица8.F3"><text:p text:style-name="P18"/></table:table-cell><table:table-cell table:style-name="Таблица8.G3" office:value-type="string"><text:p text:style-name="P39"/></table:table-cell></table:table-row><table:table-row table:style-name="Таблица8.2"><table:table-cell table:style-name="Таблица8.A3" office:value-type="string"><text:p text:style-name="P18"/></table:table-cell><table:table-cell table:style-name="Таблица8.A3" office:value-type="string"><text:p text:style-name="P18"/></table:table-cell><table:table-cell table:style-name="Таблица8.A3" office:value-type="string"><text:p text:style-name="P18"/></table:table-cell><table:table-cell table:style-name="Таблица8.A3" office:value-type="string"><text:p text:style-name="P19"/></table:table-cell><table:table-cell table:style-name="Таблица8.A3" office:value-type="string"><text:p text:style-name="P19"/></table:table-cell><table:table-cell table:style-name="Таблица8.A3" office:value-type="string"><text:p text:style-name="P18"/></table:table-cell><table:table-cell table:style-name="Таблица8.G3" office:value-type="string"><text:p text:style-name="P39"/></table:table-cell></table:table-row><table:table-row table:style-name="Таблица8.2"><table:table-cell table:style-name="Таблица8.A3" office:value-type="string"><text:p text:style-name="P18"/></table:table-cell><table:table-cell table:style-name="Таблица8.A3" office:value-type="string"><text:p text:style-name="P18"/></table:table-cell><table:table-cell table:style-name="Таблица8.A3" office:value-type="string"><text:p text:style-name="P18"/></table:table-cell><table:table-cell table:style-name="Таблица8.A3" office:value-type="string"><text:p text:style-name="P19"/></table:table-cell><table:table-cell table:style-name="Таблица8.A3" office:value-type="string"><text:p text:style-name="P43"/></table:table-cell><table:table-cell table:style-name="Таблица8.A3" office:value-type="string"><text:p text:style-name="P18"/></table:table-cell><table:table-cell table:style-name="Таблица8.G3" office:value-type="string"><text:p text:style-name="P19"/></table:table-cell></table:table-row><table:table-row table:style-name="Таблица8.2"><table:table-cell table:style-name="Таблица8.A3" office:value-type="string"><text:p text:style-name="P18"/></table:table-cell><table:table-cell table:style-name="Таблица8.A3" office:value-type="string"><text:p text:style-name="P18"/></table:table-cell><table:table-cell table:style-name="Таблица8.A3" office:value-type="string"><text:p text:style-name="P18"/></table:table-cell><table:table-cell table:style-name="Таблица8.A3" office:value-type="string"><text:p text:style-name="P19"/></table:table-cell><table:table-cell table:style-name="Таблица8.A3" office:value-type="string"><text:p text:style-name="P49"/></table:table-cell><table:table-cell table:style-name="Таблица8.F3"><text:p text:style-name="P45"/></table:table-cell><table:table-cell table:style-name="Таблица8.G3" office:value-type="string"><text:p text:style-name="P80"/></table:table-cell></table:table-row><table:table-row table:style-name="Таблица8.2"><table:table-cell table:style-name="Таблица8.A3" office:value-type="string"><text:p text:style-name="P18"/></table:table-cell><table:table-cell table:style-name="Таблица8.A3" office:value-type="string"><text:p text:style-name="P18"/></table:table-cell><table:table-cell table:style-name="Таблица8.A3" office:value-type="string"><text:p text:style-name="P18"/></table:table-cell><table:table-cell table:style-name="Таблица8.A3" office:value-type="string"><text:p text:style-name="P19"/></table:table-cell><table:table-cell table:style-name="Таблица8.A3" office:value-type="string"><text:p text:style-name="P44"/></table:table-cell><table:table-cell table:style-name="Таблица8.F3"><text:p text:style-name="P45"/></table:table-cell><table:table-cell table:style-name="Таблица8.G3" office:value-type="string"><text:p text:style-name="P61"/></table:table-cell></table:table-row><table:table-row table:style-name="Таблица8.2"><table:table-cell table:style-name="Таблица8.A3" office:value-type="string"><text:p text:style-name="P18"/></table:table-cell><table:table-cell table:style-name="Таблица8.A3" office:value-type="string"><text:p text:style-name="P18"/></table:table-cell><table:table-cell table:style-name="Таблица8.A3" office:value-type="string"><text:p text:style-name="P18"/></table:table-cell><table:table-cell table:style-name="Таблица8.A3" office:value-type="string"><text:p text:style-name="P19"/></table:table-cell><table:table-cell table:style-name="Таблица8.A3" office:value-type="string"><text:p text:style-name="P44"/></table:table-cell><table:table-cell table:style-name="Таблица8.F3"><text:p text:style-name="P45"/></table:table-cell><table:table-cell table:style-name="Таблица8.G3" office:value-type="string"><text:p text:style-name="P59"/></table:table-cell></table:table-row><table:table-row table:style-name="Таблица8.2"><table:table-cell table:style-name="Таблица8.A3" office:value-type="string"><text:p text:style-name="P18"/></table:table-cell><table:table-cell table:style-name="Таблица8.A3" office:value-type="string"><text:p text:style-name="P18"/></table:table-cell><table:table-cell table:style-name="Таблица8.A3" office:value-type="string"><text:p text:style-name="P18"/></table:table-cell><table:table-cell table:style-name="Таблица8.A3" office:value-type="string"><text:p text:style-name="P19"/></table:table-cell><table:table-cell table:style-name="Таблица8.A3" office:value-type="string"><text:p text:style-name="P50"/></table:table-cell><table:table-cell table:style-name="Таблица8.F3"><text:p text:style-name="P45"/></table:table-cell><table:table-cell table:style-name="Таблица8.G3" office:value-type="string"><text:p text:style-name="P60"/></table:table-cell></table:table-row><table:table-row table:style-name="Таблица8.2"><table:table-cell table:style-name="Таблица8.A3" office:value-type="string"><text:p text:style-name="P18"/></table:table-cell><table:table-cell table:style-name="Таблица8.A3" office:value-type="string"><text:p text:style-name="P18"/></table:table-cell><table:table-cell table:style-name="Таблица8.A3" office:value-type="string"><text:p text:style-name="P18"/></table:table-cell><table:table-cell table:style-name="Таблица8.A3" office:value-type="string"><text:p text:style-name="P19"/></table:table-cell><table:table-cell table:style-name="Таблица8.A3" office:value-type="string"><text:p text:style-name="P50"/></table:table-cell><table:table-cell table:style-name="Таблица8.F3"><text:p text:style-name="P45"/></table:table-cell><table:table-cell table:style-name="Таблица8.G3" office:value-type="string"><text:p text:style-name="P60"/></table:table-cell></table:table-row><table:table-row table:style-name="Таблица8.2"><table:table-cell table:style-name="Таблица8.A3" office:value-type="string"><text:p text:style-name="P18"/></table:table-cell><table:table-cell table:style-name="Таблица8.A3" office:value-type="string"><text:p text:style-name="P18"/></table:table-cell><table:table-cell table:style-name="Таблица8.A3" office:value-type="string"><text:p text:style-name="P18"/></table:table-cell><table:table-cell table:style-name="Таблица8.A3" office:value-type="string"><text:p text:style-name="P19"/></table:table-cell><table:table-cell table:style-name="Таблица8.A3" office:value-type="string"><text:p text:style-name="P51"/></table:table-cell><table:table-cell table:style-name="Таблица8.F3"><text:p text:style-name="P45"/></table:table-cell><table:table-cell table:style-name="Таблица8.G3" office:value-type="string"><text:p text:style-name="P60"/></table:table-cell></table:table-row><table:table-row table:style-name="Таблица8.2"><table:table-cell table:style-name="Таблица8.A3" office:value-type="string"><text:p text:style-name="P18"/></table:table-cell><table:table-cell table:style-name="Таблица8.A3" office:value-type="string"><text:p text:style-name="P18"/></table:table-cell><table:table-cell table:style-name="Таблица8.A3" office:value-type="string"><text:p text:style-name="P18"/></table:table-cell><table:table-cell table:style-name="Таблица8.A3" office:value-type="string"><text:p text:style-name="P19"/></table:table-cell><table:table-cell table:style-name="Таблица8.A3" office:value-type="string"><text:p text:style-name="P19"/></table:table-cell><table:table-cell table:style-name="Таблица8.A3" office:value-type="string"><text:p text:style-name="P18"/></table:table-cell><table:table-cell table:style-name="Таблица8.G3" office:value-type="string"><text:p text:style-name="P60"/></table:table-cell></table:table-row><table:table-row table:style-name="Таблица8.2"><table:table-cell table:style-name="Таблица8.A3" office:value-type="string"><text:p text:style-name="P18"/></table:table-cell><table:table-cell table:style-name="Таблица8.A3" office:value-type="string"><text:p text:style-name="P18"/></table:table-cell><table:table-cell table:style-name="Таблица8.A3" office:value-type="string"><text:p text:style-name="P18"/></table:table-cell><table:table-cell table:style-name="Таблица8.A3" office:value-type="string"><text:p text:style-name="P19"/></table:table-cell><table:table-cell table:style-name="Таблица8.A3" office:value-type="string"><text:p text:style-name="P52"/></table:table-cell><table:table-cell table:style-name="Таблица8.F3"><text:p text:style-name="P18"/></table:table-cell><table:table-cell table:style-name="Таблица8.G3" office:value-type="string"><text:p text:style-name="P60"/></table:table-cell></table:table-row><table:table-row table:style-name="Таблица8.2"><table:table-cell table:style-name="Таблица8.A3" office:value-type="string"><text:p text:style-name="P18"/></table:table-cell><table:table-cell table:style-name="Таблица8.A3" office:value-type="string"><text:p text:style-name="P18"/></table:table-cell><table:table-cell table:style-name="Таблица8.A3" office:value-type="string"><text:p text:style-name="P18"/></table:table-cell><table:table-cell table:style-name="Таблица8.A3" office:value-type="string"><text:p text:style-name="P19"/></table:table-cell><table:table-cell table:style-name="Таблица8.A3" office:value-type="string"><text:p text:style-name="P52"/></table:table-cell><table:table-cell table:style-name="Таблица8.A3" office:value-type="string"><text:p text:style-name="P18"/></table:table-cell><table:table-cell table:style-name="Таблица8.G3" office:value-type="string"><text:p text:style-name="P60"/></table:table-cell></table:table-row><table:table-row table:style-name="Таблица8.2"><table:table-cell table:style-name="Таблица8.A3" office:value-type="string"><text:p text:style-name="P18"/></table:table-cell><table:table-cell table:style-name="Таблица8.A3" office:value-type="string"><text:p text:style-name="P18"/></table:table-cell><table:table-cell table:style-name="Таблица8.A3" office:value-type="string"><text:p text:style-name="P18"/></table:table-cell><table:table-cell table:style-name="Таблица8.A3" office:value-type="string"><text:p text:style-name="P19"/></table:table-cell><table:table-cell table:style-name="Таблица8.A3" office:value-type="string"><text:p text:style-name="P19"/></table:table-cell><table:table-cell table:style-name="Таблица8.A3" office:value-type="string"><text:p text:style-name="P18"/></table:table-cell><table:table-cell table:style-name="Таблица8.G3" office:value-type="string"><text:p text:style-name="P60"/></table:table-cell></table:table-row><table:table-row table:style-name="Таблица8.2"><table:table-cell table:style-name="Таблица8.A3" office:value-type="string"><text:p text:style-name="P18"/></table:table-cell><table:table-cell table:style-name="Таблица8.A3" office:value-type="string"><text:p text:style-name="P18"/></table:table-cell><table:table-cell table:style-name="Таблица8.A3" office:value-type="string"><text:p text:style-name="P18"/></table:table-cell><table:table-cell table:style-name="Таблица8.A3" office:value-type="string"><text:p text:style-name="P19"/></table:table-cell><table:table-cell table:style-name="Таблица8.A3" office:value-type="string"><text:p text:style-name="P53"/></table:table-cell><table:table-cell table:style-name="Таблица8.F3"><text:p text:style-name="P18"/></table:table-cell><table:table-cell table:style-name="Таблица8.G3" office:value-type="string"><text:p text:style-name="P60"/></table:table-cell></table:table-row><table:table-row table:style-name="Таблица8.2"><table:table-cell table:style-name="Таблица8.A3" office:value-type="string"><text:p text:style-name="P18"/></table:table-cell><table:table-cell table:style-name="Таблица8.A3" office:value-type="string"><text:p text:style-name="P18"/></table:table-cell><table:table-cell table:style-name="Таблица8.A3" office:value-type="string"><text:p text:style-name="P18"/></table:table-cell><table:table-cell table:style-name="Таблица8.A3" office:value-type="string"><text:p text:style-name="P19"/></table:table-cell><table:table-cell table:style-name="Таблица8.A3" office:value-type="string"><text:p text:style-name="P53"/></table:table-cell><table:table-cell table:style-name="Таблица8.A3" office:value-type="string"><text:p text:style-name="P18"/></table:table-cell><table:table-cell table:style-name="Таблица8.G3" office:value-type="string"><text:p text:style-name="P60"/></table:table-cell></table:table-row><table:table-row table:style-name="Таблица8.2"><table:table-cell table:style-name="Таблица8.A3" office:value-type="string"><text:p text:style-name="P18"/></table:table-cell><table:table-cell table:style-name="Таблица8.A3" office:value-type="string"><text:p text:style-name="P18"/></table:table-cell><table:table-cell table:style-name="Таблица8.A3" office:value-type="string"><text:p text:style-name="P18"/></table:table-cell><table:table-cell table:style-name="Таблица8.A3" office:value-type="string"><text:p text:style-name="P19"/></table:table-cell><table:table-cell table:style-name="Таблица8.A3" office:value-type="string"><text:p text:style-name="P51"/></table:table-cell><table:table-cell table:style-name="Таблица8.F3"><text:p text:style-name="P45"/></table:table-cell><table:table-cell table:style-name="Таблица8.G3" office:value-type="string"><text:p text:style-name="P38"/></table:table-cell></table:table-row><table:table-row table:style-name="Таблица8.2"><table:table-cell table:style-name="Таблица8.A3" office:value-type="string"><text:p text:style-name="P18"/></table:table-cell><table:table-cell table:style-name="Таблица8.A3" office:value-type="string"><text:p text:style-name="P18"/></table:table-cell><table:table-cell table:style-name="Таблица8.A3" office:value-type="string"><text:p text:style-name="P18"/></table:table-cell><table:table-cell table:style-name="Таблица8.A3" office:value-type="string"><text:p text:style-name="P19"/></table:table-cell><table:table-cell table:style-name="Таблица8.A3" office:value-type="string"><text:p text:style-name="P19"/></table:table-cell><table:table-cell table:style-name="Таблица8.A3" office:value-type="string"><text:p text:style-name="P18"/></table:table-cell><table:table-cell table:style-name="Таблица8.G3" office:value-type="string"><text:p text:style-name="P60"/></table:table-cell></table:table-row><table:table-row table:style-name="Таблица8.2"><table:table-cell table:style-name="Таблица8.A3" office:value-type="string"><text:p text:style-name="P18"/></table:table-cell><table:table-cell table:style-name="Таблица8.A3" office:value-type="string"><text:p text:style-name="P18"/></table:table-cell><table:table-cell table:style-name="Таблица8.A3" office:value-type="string"><text:p text:style-name="P18"/></table:table-cell><table:table-cell table:style-name="Таблица8.A3" office:value-type="string"><text:p text:style-name="P19"/></table:table-cell><table:table-cell table:style-name="Таблица8.A3" office:value-type="string"><text:p text:style-name="P19"/></table:table-cell><table:table-cell table:style-name="Таблица8.A3" office:value-type="string"><text:p text:style-name="P18"/></table:table-cell><table:table-cell table:style-name="Таблица8.G3" office:value-type="string"><text:p text:style-name="P60"/></table:table-cell></table:table-row><table:table-row table:style-name="Таблица8.2"><table:table-cell table:style-name="Таблица8.A3" office:value-type="string"><text:p text:style-name="P18"/></table:table-cell><table:table-cell table:style-name="Таблица8.A3" office:value-type="string"><text:p text:style-name="P18"/></table:table-cell><table:table-cell table:style-name="Таблица8.A3" office:value-type="string"><text:p text:style-name="P18"/></table:table-cell><table:table-cell table:style-name="Таблица8.A3" office:value-type="string"><text:p text:style-name="P19"/></table:table-cell><table:table-cell table:style-name="Таблица8.A3" office:value-type="string"><text:p text:style-name="P52"/></table:table-cell><table:table-cell table:style-name="Таблица8.F3"><text:p text:style-name="P18"/></table:table-cell><table:table-cell table:style-name="Таблица8.G3" office:value-type="string"><text:p text:style-name="P39"/></table:table-cell></table:table-row><table:table-row table:style-name="Таблица8.2"><table:table-cell table:style-name="Таблица8.A3" office:value-type="string"><text:p text:style-name="P18"/></table:table-cell><table:table-cell table:style-name="Таблица8.A3" office:value-type="string"><text:p text:style-name="P18"/></table:table-cell><table:table-cell table:style-name="Таблица8.A3" office:value-type="string"><text:p text:style-name="P18"/></table:table-cell><table:table-cell table:style-name="Таблица8.A3" office:value-type="string"><text:p text:style-name="P19"/></table:table-cell><table:table-cell table:style-name="Таблица8.A3" office:value-type="string"><text:p text:style-name="P52"/></table:table-cell><table:table-cell table:style-name="Таблица8.A3" office:value-type="string"><text:p text:style-name="P18"/></table:table-cell><table:table-cell table:style-name="Таблица8.G3" office:value-type="string"><text:p text:style-name="P37"/></table:table-cell></table:table-row><table:table-row table:style-name="Таблица8.2"><table:table-cell table:style-name="Таблица8.A33" office:value-type="string"><text:p text:style-name="P18"/></table:table-cell><table:table-cell table:style-name="Таблица8.A33" office:value-type="string"><text:p text:style-name="P18"/></table:table-cell><table:table-cell table:style-name="Таблица8.A33" office:value-type="string"><text:p text:style-name="P18"/></table:table-cell><table:table-cell table:style-name="Таблица8.A33" office:value-type="string"><text:p text:style-name="P19"/></table:table-cell><table:table-cell table:style-name="Таблица8.A33" office:value-type="string"><text:p text:style-name="P19"/></table:table-cell><table:table-cell table:style-name="Таблица8.A33" office:value-type="string"><text:p text:style-name="P18"/></table:table-cell><table:table-cell table:style-name="Таблица8.G33" office:value-type="string"><text:p text:style-name="P19"/></table:table-cell></table:table-row></table:table></draw:text-box></draw:frame></text:p>
      <text:p text:style-name="P87"><draw:frame draw:style-name="fr3" draw:name="Врезка13" text:anchor-type="char" svg:x="0.7874in" svg:y="10.8984in" svg:width="7.2835in" draw:z-index="28"><draw:text-box fo:min-height="0.0161in"><table:table table:name="Таблица9" table:style-name="Таблица9"><table:table-column table:style-name="Таблица9.A"/><table:table-column table:style-name="Таблица9.B"/><table:table-column table:style-name="Таблица9.C"/><table:table-column table:style-name="Таблица9.D"/><table:table-column table:style-name="Таблица9.E"/><table:table-column table:style-name="Таблица9.F"/><table:table-column table:style-name="Таблица9.G"/><table:table-row table:style-name="Таблица9.1"><table:table-cell table:style-name="Таблица9.A1" office:value-type="string"><text:p text:style-name="P4"/></table:table-cell><table:table-cell table:style-name="Таблица9.A1" office:value-type="string"><text:p text:style-name="P4"/></table:table-cell><table:table-cell table:style-name="Таблица9.A1" office:value-type="string"><text:p text:style-name="P4"/></table:table-cell><table:table-cell table:style-name="Таблица9.A1" office:value-type="string"><text:p text:style-name="P4"/></table:table-cell><table:table-cell table:style-name="Таблица9.A1" office:value-type="string"><text:p text:style-name="P4"/></table:table-cell><table:table-cell table:style-name="Таблица9.A1" table:number-rows-spanned="4" office:value-type="string"><text:p text:style-name="P9"/></table:table-cell><table:table-cell table:style-name="Таблица9.A1" table:number-rows-spanned="2" office:value-type="string"><text:p text:style-name="P4">Лист</text:p></table:table-cell></table:table-row><table:table-row table:style-name="Таблица9.2"><table:table-cell table:style-name="Таблица9.A2" table:number-rows-spanned="2" office:value-type="string"><text:p text:style-name="P4"/></table:table-cell><table:table-cell table:style-name="Таблица9.A2" table:number-rows-spanned="2" office:value-type="string"><text:p text:style-name="P4"/></table:table-cell><table:table-cell table:style-name="Таблица9.A2" table:number-rows-spanned="2" office:value-type="string"><text:p text:style-name="P4"/></table:table-cell><table:table-cell table:style-name="Таблица9.A2" table:number-rows-spanned="2" office:value-type="string"><text:p text:style-name="P4"/></table:table-cell><table:table-cell table:style-name="Таблица9.A2" table:number-rows-spanned="2" office:value-type="string"><text:p text:style-name="P4"/></table:table-cell><table:covered-table-cell/><table:covered-table-cell/></table:table-row><table:table-row table:style-name="Таблица9.3"><table:covered-table-cell/><table:covered-table-cell/><table:covered-table-cell/><table:covered-table-cell/><table:covered-table-cell/><table:covered-table-cell/><table:table-cell table:style-name="Таблица9.A1" table:number-rows-spanned="2" office:value-type="string"><text:p text:style-name="P4">3</text:p></table:table-cell></table:table-row><table:table-row table:style-name="Таблица9.1"><table:table-cell table:style-name="Таблица9.A1" office:value-type="string"><text:p text:style-name="P4">Изм.</text:p></table:table-cell><table:table-cell table:style-name="Таблица9.A1" office:value-type="string"><text:p text:style-name="P4">Лист</text:p></table:table-cell><table:table-cell table:style-name="Таблица9.A1" office:value-type="string"><text:p text:style-name="P4">№ докум.</text:p></table:table-cell><table:table-cell table:style-name="Таблица9.A1" office:value-type="string"><text:p text:style-name="P4">Подп.</text:p></table:table-cell><table:table-cell table:style-name="Таблица9.A1" office:value-type="string"><text:p text:style-name="P4">Дата</text:p></table:table-cell><table:covered-table-cell/><table:covered-table-cell/></table:table-row></table:table></draw:text-box></draw:frame><draw:frame draw:style-name="fr3" draw:name="Врезка14" text:anchor-type="char" svg:x="0.3146in" svg:y="5.7799in" svg:width="0.4925in" draw:z-index="29"><draw:text-box fo:min-height="0.0161in"><table:table table:name="Таблица10" table:style-name="Таблица10"><table:table-column table:style-name="Таблица10.A"/><table:table-column table:style-name="Таблица10.B"/><table:table-row table:style-name="Таблица10.1"><table:table-cell table:style-name="Таблица10.A1" office:value-type="string"><text:p text:style-name="P5">Подп. и дата</text:p></table:table-cell><table:table-cell table:style-name="Таблица10.B1" office:value-type="string"><text:p text:style-name="P5"/></table:table-cell></table:table-row><table:table-row table:style-name="Таблица10.2"><table:table-cell table:style-name="Таблица10.A1" office:value-type="string"><text:p text:style-name="P5">Инв. № дубл.</text:p></table:table-cell><table:table-cell table:style-name="Таблица10.B1" office:value-type="string"><text:p text:style-name="P5"/></table:table-cell></table:table-row><table:table-row table:style-name="Таблица10.2"><table:table-cell table:style-name="Таблица10.A1" office:value-type="string"><text:p text:style-name="P5">Взам. инв. №</text:p></table:table-cell><table:table-cell table:style-name="Таблица10.B1" office:value-type="string"><text:p text:style-name="P5"/></table:table-cell></table:table-row><table:table-row table:style-name="Таблица10.1"><table:table-cell table:style-name="Таблица10.A1" office:value-type="string"><text:p text:style-name="P5">Подп. и дата</text:p></table:table-cell><table:table-cell table:style-name="Таблица10.B1" office:value-type="string"><text:p text:style-name="P5"/></table:table-cell></table:table-row><table:table-row table:style-name="Таблица10.2"><table:table-cell table:style-name="Таблица10.A1" office:value-type="string"><text:p text:style-name="P5">Инв. № подл.</text:p></table:table-cell><table:table-cell table:style-name="Таблица10.B1" office:value-type="string"><text:p text:style-name="P5"/></table:table-cell></table:table-row></table:table></draw:text-box></draw:frame><draw:line text:anchor-type="char" draw:z-index="30" draw:style-name="gr3" draw:text-style-name="P91" svg:x1="0in" svg:y1="-1.6252in" svg:x2="0in" svg:y2="10.0685in"><text:p/></draw:line><draw:line text:anchor-type="char" draw:z-index="31" draw:style-name="gr3" draw:text-style-name="P91" svg:x1="0in" svg:y1="11.6937in" svg:x2="8.2689in" svg:y2="11.6937in"><text:p/></draw:line><draw:line text:anchor-type="char" draw:z-index="32" draw:style-name="gr3" draw:text-style-name="P91" svg:x1="8.2689in" svg:y1="0in" svg:x2="8.2689in" svg:y2="11.6937in"><text:p/></draw:line><draw:line text:anchor-type="char" draw:z-index="33" draw:style-name="gr3" draw:text-style-name="P91" svg:x1="-1.6228in" svg:y1="0in" svg:x2="6.6461in" svg:y2="0in"><text:p/></draw:line><draw:line text:anchor-type="char" draw:z-index="34" draw:style-name="gr4" draw:text-style-name="P91" svg:x1="0.7874in" svg:y1="0.1965in" svg:x2="0.7874in" svg:y2="11.4972in"><text:p/></draw:line><draw:line text:anchor-type="char" draw:z-index="35" draw:style-name="gr4" draw:text-style-name="P91" svg:x1="0.7874in" svg:y1="11.4972in" svg:x2="8.0713in" svg:y2="11.4972in"><text:p/></draw:line><draw:line text:anchor-type="char" draw:z-index="36" draw:style-name="gr4" draw:text-style-name="P91" svg:x1="8.0717in" svg:y1="0.1965in" svg:x2="8.0717in" svg:y2="11.4972in"><text:p/></draw:line><draw:line text:anchor-type="char" draw:z-index="37" draw:style-name="gr4" draw:text-style-name="P91" svg:x1="0.7496in" svg:y1="0.2in" svg:x2="8.0335in" svg:y2="0.2in"><text:p/></draw:line><draw:frame draw:style-name="fr2" draw:name="Врезка15" text:anchor-type="char" svg:x="3.3465in" svg:y="11.5165in" svg:width="2.7563in" svg:height="0.1575in" draw:z-index="38"><draw:text-box><text:p text:style-name="P7">Копировал</text:p></draw:text-box></draw:frame><draw:frame draw:style-name="fr2" draw:name="Врезка16" text:anchor-type="char" svg:x="6.1028in" svg:y="11.5165in" svg:width="1.9689in" svg:height="0.1575in" draw:z-index="39"><draw:text-box><text:p text:style-name="P7">Формат А4</text:p></draw:text-box></draw:frame><draw:frame draw:style-name="fr3" draw:name="Врезка17" text:anchor-type="char" svg:x="0.7874in" svg:y="0.1965in" svg:width="7.3043in" draw:z-index="40"><draw:text-box fo:min-height="0.0161in"><table:table table:name="Таблица11" table:style-name="Таблица11"><table:table-column table:style-name="Таблица11.A" table:number-columns-repeated="2"/><table:table-column table:style-name="Таблица11.C"/><table:table-column table:style-name="Таблица11.D"/><table:table-column table:style-name="Таблица11.E"/><table:table-column table:style-name="Таблица11.F"/><table:table-column table:style-name="Таблица11.G"/><table:table-row table:style-name="Таблица11.1"><table:table-cell table:style-name="Таблица11.A1" office:value-type="string"><text:p text:style-name="P16">Формат</text:p></table:table-cell><table:table-cell table:style-name="Таблица11.A1" office:value-type="string"><text:p text:style-name="P16">Зона</text:p></table:table-cell><table:table-cell table:style-name="Таблица11.A1" office:value-type="string"><text:p text:style-name="P16">Поз.</text:p></table:table-cell><table:table-cell table:style-name="Таблица11.A1" office:value-type="string"><text:p text:style-name="P18">Обозначение</text:p></table:table-cell><table:table-cell table:style-name="Таблица11.A1" office:value-type="string"><text:p text:style-name="P18">Наименование</text:p></table:table-cell><table:table-cell table:style-name="Таблица11.A1" office:value-type="string"><text:p text:style-name="P16">Кол.</text:p></table:table-cell><table:table-cell table:style-name="Таблица11.G1" office:value-type="string"><text:p text:style-name="P18">Примечание</text:p></table:table-cell></table:table-row><table:table-row table:style-name="Таблица11.2"><table:table-cell table:style-name="Таблица11.A2" office:value-type="string"><text:p text:style-name="P18"/></table:table-cell><table:table-cell table:style-name="Таблица11.A2" office:value-type="string"><text:p text:style-name="P18"/></table:table-cell><table:table-cell table:style-name="Таблица11.A2" office:value-type="string"><text:p text:style-name="P18"/></table:table-cell><table:table-cell table:style-name="Таблица11.A2" office:value-type="string"><text:p text:style-name="P19"/></table:table-cell><table:table-cell table:style-name="Таблица11.A2" office:value-type="string"><text:p text:style-name="P52"/></table:table-cell><table:table-cell table:style-name="Таблица11.F2"><text:p text:style-name="P18"/></table:table-cell><table:table-cell table:style-name="Таблица11.G2" office:value-type="string"><text:p text:style-name="P37"/></table:table-cell></table:table-row><table:table-row table:style-name="Таблица11.2"><table:table-cell table:style-name="Таблица11.A3" office:value-type="string"><text:p text:style-name="P18"/></table:table-cell><table:table-cell table:style-name="Таблица11.A3" office:value-type="string"><text:p text:style-name="P18"/></table:table-cell><table:table-cell table:style-name="Таблица11.A3" office:value-type="string"><text:p text:style-name="P18"/></table:table-cell><table:table-cell table:style-name="Таблица11.A3" office:value-type="string"><text:p text:style-name="P19"/></table:table-cell><table:table-cell table:style-name="Таблица11.A3" office:value-type="string"><text:p text:style-name="P53"/></table:table-cell><table:table-cell table:style-name="Таблица11.F3"><text:p text:style-name="P18"/></table:table-cell><table:table-cell table:style-name="Таблица11.G3" office:value-type="string"><text:p text:style-name="P60"/></table:table-cell></table:table-row><table:table-row table:style-name="Таблица11.2"><table:table-cell table:style-name="Таблица11.A3" office:value-type="string"><text:p text:style-name="P18"/></table:table-cell><table:table-cell table:style-name="Таблица11.A3" office:value-type="string"><text:p text:style-name="P18"/></table:table-cell><table:table-cell table:style-name="Таблица11.A3" office:value-type="string"><text:p text:style-name="P18"/></table:table-cell><table:table-cell table:style-name="Таблица11.A3" office:value-type="string"><text:p text:style-name="P19"/></table:table-cell><table:table-cell table:style-name="Таблица11.A3" office:value-type="string"><text:p text:style-name="P53"/></table:table-cell><table:table-cell table:style-name="Таблица11.A3" office:value-type="string"><text:p text:style-name="P18"/></table:table-cell><table:table-cell table:style-name="Таблица11.G3" office:value-type="string"><text:p text:style-name="P60"/></table:table-cell></table:table-row><table:table-row table:style-name="Таблица11.2"><table:table-cell table:style-name="Таблица11.A3" office:value-type="string"><text:p text:style-name="P18"/></table:table-cell><table:table-cell table:style-name="Таблица11.A3" office:value-type="string"><text:p text:style-name="P18"/></table:table-cell><table:table-cell table:style-name="Таблица11.A3" office:value-type="string"><text:p text:style-name="P18"/></table:table-cell><table:table-cell table:style-name="Таблица11.A3" office:value-type="string"><text:p text:style-name="P19"/></table:table-cell><table:table-cell table:style-name="Таблица11.A3" office:value-type="string"><text:p text:style-name="P19"/></table:table-cell><table:table-cell table:style-name="Таблица11.A3" office:value-type="string"><text:p text:style-name="P18"/></table:table-cell><table:table-cell table:style-name="Таблица11.G3" office:value-type="string"><text:p text:style-name="P60"/></table:table-cell></table:table-row><table:table-row table:style-name="Таблица11.2"><table:table-cell table:style-name="Таблица11.A3" office:value-type="string"><text:p text:style-name="P18"/></table:table-cell><table:table-cell table:style-name="Таблица11.A3" office:value-type="string"><text:p text:style-name="P18"/></table:table-cell><table:table-cell table:style-name="Таблица11.A3" office:value-type="string"><text:p text:style-name="P18"/></table:table-cell><table:table-cell table:style-name="Таблица11.A3" office:value-type="string"><text:p text:style-name="P19"/></table:table-cell><table:table-cell table:style-name="Таблица11.A3" office:value-type="string"><text:p text:style-name="P19"/></table:table-cell><table:table-cell table:style-name="Таблица11.A3" office:value-type="string"><text:p text:style-name="P18"/></table:table-cell><table:table-cell table:style-name="Таблица11.G3" office:value-type="string"><text:p text:style-name="P60"/></table:table-cell></table:table-row><table:table-row table:style-name="Таблица11.2"><table:table-cell table:style-name="Таблица11.A3" office:value-type="string"><text:p text:style-name="P18"/></table:table-cell><table:table-cell table:style-name="Таблица11.A3" office:value-type="string"><text:p text:style-name="P18"/></table:table-cell><table:table-cell table:style-name="Таблица11.A3" office:value-type="string"><text:p text:style-name="P18"/></table:table-cell><table:table-cell table:style-name="Таблица11.A3" office:value-type="string"><text:p text:style-name="P19"/></table:table-cell><table:table-cell table:style-name="Таблица11.A3" office:value-type="string"><text:p text:style-name="P19"/></table:table-cell><table:table-cell table:style-name="Таблица11.A3" office:value-type="string"><text:p text:style-name="P18"/></table:table-cell><table:table-cell table:style-name="Таблица11.G3" office:value-type="string"><text:p text:style-name="P60"/></table:table-cell></table:table-row><table:table-row table:style-name="Таблица11.2"><table:table-cell table:style-name="Таблица11.A3" office:value-type="string"><text:p text:style-name="P18"/></table:table-cell><table:table-cell table:style-name="Таблица11.A3" office:value-type="string"><text:p text:style-name="P18"/></table:table-cell><table:table-cell table:style-name="Таблица11.A3" office:value-type="string"><text:p text:style-name="P18"/></table:table-cell><table:table-cell table:style-name="Таблица11.A3" office:value-type="string"><text:p text:style-name="P19"/></table:table-cell><table:table-cell table:style-name="Таблица11.A3" office:value-type="string"><text:p text:style-name="P19"/></table:table-cell><table:table-cell table:style-name="Таблица11.A3" office:value-type="string"><text:p text:style-name="P18"/></table:table-cell><table:table-cell table:style-name="Таблица11.G3" office:value-type="string"><text:p text:style-name="P59"/></table:table-cell></table:table-row><table:table-row table:style-name="Таблица11.2"><table:table-cell table:style-name="Таблица11.A3" office:value-type="string"><text:p text:style-name="P18"/></table:table-cell><table:table-cell table:style-name="Таблица11.A3" office:value-type="string"><text:p text:style-name="P18"/></table:table-cell><table:table-cell table:style-name="Таблица11.A3" office:value-type="string"><text:p text:style-name="P18"/></table:table-cell><table:table-cell table:style-name="Таблица11.A3" office:value-type="string"><text:p text:style-name="P19"/></table:table-cell><table:table-cell table:style-name="Таблица11.A3" office:value-type="string"><text:p text:style-name="P21"/></table:table-cell><table:table-cell table:style-name="Таблица11.A3" office:value-type="string"><text:p text:style-name="P18"/></table:table-cell><table:table-cell table:style-name="Таблица11.G3" office:value-type="string"><text:p text:style-name="P59"/></table:table-cell></table:table-row><table:table-row table:style-name="Таблица11.2"><table:table-cell table:style-name="Таблица11.A3" office:value-type="string"><text:p text:style-name="P18"/></table:table-cell><table:table-cell table:style-name="Таблица11.A3" office:value-type="string"><text:p text:style-name="P18"/></table:table-cell><table:table-cell table:style-name="Таблица11.A3" office:value-type="string"><text:p text:style-name="P18"/></table:table-cell><table:table-cell table:style-name="Таблица11.A3" office:value-type="string"><text:p text:style-name="P22"/></table:table-cell><table:table-cell table:style-name="Таблица11.A3" office:value-type="string"><text:p text:style-name="P33"/></table:table-cell><table:table-cell table:style-name="Таблица11.F3"><text:p text:style-name="P18"/></table:table-cell><table:table-cell table:style-name="Таблица11.G3" office:value-type="string"><text:p text:style-name="P39"/></table:table-cell></table:table-row><table:table-row table:style-name="Таблица11.2"><table:table-cell table:style-name="Таблица11.A3" office:value-type="string"><text:p text:style-name="P18"/></table:table-cell><table:table-cell table:style-name="Таблица11.A3" office:value-type="string"><text:p text:style-name="P18"/></table:table-cell><table:table-cell table:style-name="Таблица11.A3" office:value-type="string"><text:p text:style-name="P18"/></table:table-cell><table:table-cell table:style-name="Таблица11.A3" office:value-type="string"><text:p text:style-name="P19"/></table:table-cell><table:table-cell table:style-name="Таблица11.A3" office:value-type="string"><text:p text:style-name="P57"/></table:table-cell><table:table-cell table:style-name="Таблица11.F3"><text:p text:style-name="P18"/></table:table-cell><table:table-cell table:style-name="Таблица11.G3" office:value-type="string"><text:p text:style-name="P39"/></table:table-cell></table:table-row><table:table-row table:style-name="Таблица11.2"><table:table-cell table:style-name="Таблица11.A3" office:value-type="string"><text:p text:style-name="P18"/></table:table-cell><table:table-cell table:style-name="Таблица11.A3" office:value-type="string"><text:p text:style-name="P18"/></table:table-cell><table:table-cell table:style-name="Таблица11.A3" office:value-type="string"><text:p text:style-name="P18"/></table:table-cell><table:table-cell table:style-name="Таблица11.A3" office:value-type="string"><text:p text:style-name="P19"/></table:table-cell><table:table-cell table:style-name="Таблица11.A3" office:value-type="string"><text:p text:style-name="P54"/></table:table-cell><table:table-cell table:style-name="Таблица11.F3"><text:p text:style-name="P18"/></table:table-cell><table:table-cell table:style-name="Таблица11.G3" office:value-type="string"><text:p text:style-name="P41"/></table:table-cell></table:table-row><table:table-row table:style-name="Таблица11.2"><table:table-cell table:style-name="Таблица11.A3" office:value-type="string"><text:p text:style-name="P18"/></table:table-cell><table:table-cell table:style-name="Таблица11.A3" office:value-type="string"><text:p text:style-name="P18"/></table:table-cell><table:table-cell table:style-name="Таблица11.A3" office:value-type="string"><text:p text:style-name="P18"/></table:table-cell><table:table-cell table:style-name="Таблица11.A3" office:value-type="string"><text:p text:style-name="P19"/></table:table-cell><table:table-cell table:style-name="Таблица11.A3" office:value-type="string"><text:p text:style-name="P53"/></table:table-cell><table:table-cell table:style-name="Таблица11.F3"><text:p text:style-name="P18"/></table:table-cell><table:table-cell table:style-name="Таблица11.G3" office:value-type="string"><text:p text:style-name="P39"/></table:table-cell></table:table-row><table:table-row table:style-name="Таблица11.2"><table:table-cell table:style-name="Таблица11.A3" office:value-type="string"><text:p text:style-name="P18"/></table:table-cell><table:table-cell table:style-name="Таблица11.A3" office:value-type="string"><text:p text:style-name="P18"/></table:table-cell><table:table-cell table:style-name="Таблица11.A3" office:value-type="string"><text:p text:style-name="P18"/></table:table-cell><table:table-cell table:style-name="Таблица11.A3" office:value-type="string"><text:p text:style-name="P19"/></table:table-cell><table:table-cell table:style-name="Таблица11.A3" office:value-type="string"><text:p text:style-name="P53"/></table:table-cell><table:table-cell table:style-name="Таблица11.A3" office:value-type="string"><text:p text:style-name="P18"/></table:table-cell><table:table-cell table:style-name="Таблица11.G3" office:value-type="string"><text:p text:style-name="P39"/></table:table-cell></table:table-row><table:table-row table:style-name="Таблица11.2"><table:table-cell table:style-name="Таблица11.A3" office:value-type="string"><text:p text:style-name="P18"/></table:table-cell><table:table-cell table:style-name="Таблица11.A3" office:value-type="string"><text:p text:style-name="P18"/></table:table-cell><table:table-cell table:style-name="Таблица11.A3" office:value-type="string"><text:p text:style-name="P18"/></table:table-cell><table:table-cell table:style-name="Таблица11.A3" office:value-type="string"><text:p text:style-name="P19"/></table:table-cell><table:table-cell table:style-name="Таблица11.A3" office:value-type="string"><text:p text:style-name="P36"/></table:table-cell><table:table-cell table:style-name="Таблица11.F3"><text:p text:style-name="P18"/></table:table-cell><table:table-cell table:style-name="Таблица11.G3" office:value-type="string"><text:p text:style-name="P39"/></table:table-cell></table:table-row><table:table-row table:style-name="Таблица11.2"><table:table-cell table:style-name="Таблица11.A3" office:value-type="string"><text:p text:style-name="P18"/></table:table-cell><table:table-cell table:style-name="Таблица11.A3" office:value-type="string"><text:p text:style-name="P18"/></table:table-cell><table:table-cell table:style-name="Таблица11.A3" office:value-type="string"><text:p text:style-name="P18"/></table:table-cell><table:table-cell table:style-name="Таблица11.A3" office:value-type="string"><text:p text:style-name="P19"/></table:table-cell><table:table-cell table:style-name="Таблица11.A3" office:value-type="string"><text:p text:style-name="P35"/></table:table-cell><table:table-cell table:style-name="Таблица11.A3" office:value-type="string"><text:p text:style-name="P18"/></table:table-cell><table:table-cell table:style-name="Таблица11.G3" office:value-type="string"><text:p text:style-name="P39"/></table:table-cell></table:table-row><table:table-row table:style-name="Таблица11.2"><table:table-cell table:style-name="Таблица11.A3" office:value-type="string"><text:p text:style-name="P18"/></table:table-cell><table:table-cell table:style-name="Таблица11.A3" office:value-type="string"><text:p text:style-name="P18"/></table:table-cell><table:table-cell table:style-name="Таблица11.A3" office:value-type="string"><text:p text:style-name="P18"/></table:table-cell><table:table-cell table:style-name="Таблица11.A3" office:value-type="string"><text:p text:style-name="P19"/></table:table-cell><table:table-cell table:style-name="Таблица11.A3" office:value-type="string"><text:p text:style-name="P55"/></table:table-cell><table:table-cell table:style-name="Таблица11.F3"><text:p text:style-name="P18"/></table:table-cell><table:table-cell table:style-name="Таблица11.G3" office:value-type="string"><text:p text:style-name="P39"/></table:table-cell></table:table-row><table:table-row table:style-name="Таблица11.2"><table:table-cell table:style-name="Таблица11.A3" office:value-type="string"><text:p text:style-name="P18"/></table:table-cell><table:table-cell table:style-name="Таблица11.A3" office:value-type="string"><text:p text:style-name="P18"/></table:table-cell><table:table-cell table:style-name="Таблица11.A3" office:value-type="string"><text:p text:style-name="P18"/></table:table-cell><table:table-cell table:style-name="Таблица11.A3" office:value-type="string"><text:p text:style-name="P19"/></table:table-cell><table:table-cell table:style-name="Таблица11.A3" office:value-type="string"><text:p text:style-name="P56"/></table:table-cell><table:table-cell table:style-name="Таблица11.A3" office:value-type="string"><text:p text:style-name="P18"/></table:table-cell><table:table-cell table:style-name="Таблица11.G3" office:value-type="string"><text:p text:style-name="P39"/></table:table-cell></table:table-row><table:table-row table:style-name="Таблица11.2"><table:table-cell table:style-name="Таблица11.A3" office:value-type="string"><text:p text:style-name="P18"/></table:table-cell><table:table-cell table:style-name="Таблица11.A3" office:value-type="string"><text:p text:style-name="P18"/></table:table-cell><table:table-cell table:style-name="Таблица11.A3" office:value-type="string"><text:p text:style-name="P18"/></table:table-cell><table:table-cell table:style-name="Таблица11.A3" office:value-type="string"><text:p text:style-name="P19"/></table:table-cell><table:table-cell table:style-name="Таблица11.A3" office:value-type="string"><text:p text:style-name="P53"/></table:table-cell><table:table-cell table:style-name="Таблица11.F3"><text:p text:style-name="P18"/></table:table-cell><table:table-cell table:style-name="Таблица11.G3" office:value-type="string"><text:p text:style-name="P39"/></table:table-cell></table:table-row><table:table-row table:style-name="Таблица11.2"><table:table-cell table:style-name="Таблица11.A3" office:value-type="string"><text:p text:style-name="P18"/></table:table-cell><table:table-cell table:style-name="Таблица11.A3" office:value-type="string"><text:p text:style-name="P18"/></table:table-cell><table:table-cell table:style-name="Таблица11.A3" office:value-type="string"><text:p text:style-name="P18"/></table:table-cell><table:table-cell table:style-name="Таблица11.A3" office:value-type="string"><text:p text:style-name="P19"/></table:table-cell><table:table-cell table:style-name="Таблица11.A3" office:value-type="string"><text:p text:style-name="P53"/></table:table-cell><table:table-cell table:style-name="Таблица11.A3" office:value-type="string"><text:p text:style-name="P18"/></table:table-cell><table:table-cell table:style-name="Таблица11.G3" office:value-type="string"><text:p text:style-name="P39"/></table:table-cell></table:table-row><table:table-row table:style-name="Таблица11.2"><table:table-cell table:style-name="Таблица11.A3" office:value-type="string"><text:p text:style-name="P18"/></table:table-cell><table:table-cell table:style-name="Таблица11.A3" office:value-type="string"><text:p text:style-name="P18"/></table:table-cell><table:table-cell table:style-name="Таблица11.A3" office:value-type="string"><text:p text:style-name="P18"/></table:table-cell><table:table-cell table:style-name="Таблица11.A3" office:value-type="string"><text:p text:style-name="P19"/></table:table-cell><table:table-cell table:style-name="Таблица11.A3" office:value-type="string"><text:p text:style-name="P54"/></table:table-cell><table:table-cell table:style-name="Таблица11.F3"><text:p text:style-name="P18"/></table:table-cell><table:table-cell table:style-name="Таблица11.G3" office:value-type="string"><text:p text:style-name="P39"/></table:table-cell></table:table-row><table:table-row table:style-name="Таблица11.2"><table:table-cell table:style-name="Таблица11.A3" office:value-type="string"><text:p text:style-name="P18"/></table:table-cell><table:table-cell table:style-name="Таблица11.A3" office:value-type="string"><text:p text:style-name="P18"/></table:table-cell><table:table-cell table:style-name="Таблица11.A3" office:value-type="string"><text:p text:style-name="P18"/></table:table-cell><table:table-cell table:style-name="Таблица11.A3" office:value-type="string"><text:p text:style-name="P19"/></table:table-cell><table:table-cell table:style-name="Таблица11.A3" office:value-type="string"><text:p text:style-name="P54"/></table:table-cell><table:table-cell table:style-name="Таблица11.A3" office:value-type="string"><text:p text:style-name="P18"/></table:table-cell><table:table-cell table:style-name="Таблица11.G3" office:value-type="string"><text:p text:style-name="P39"/></table:table-cell></table:table-row><table:table-row table:style-name="Таблица11.2"><table:table-cell table:style-name="Таблица11.A3" office:value-type="string"><text:p text:style-name="P18"/></table:table-cell><table:table-cell table:style-name="Таблица11.A3" office:value-type="string"><text:p text:style-name="P18"/></table:table-cell><table:table-cell table:style-name="Таблица11.A3" office:value-type="string"><text:p text:style-name="P18"/></table:table-cell><table:table-cell table:style-name="Таблица11.A3" office:value-type="string"><text:p text:style-name="P19"/></table:table-cell><table:table-cell table:style-name="Таблица11.A3" office:value-type="string"><text:p text:style-name="P65"/></table:table-cell><table:table-cell table:style-name="Таблица11.F3"><text:p text:style-name="P18"/></table:table-cell><table:table-cell table:style-name="Таблица11.G3" office:value-type="string"><text:p text:style-name="P39"/></table:table-cell></table:table-row><table:table-row table:style-name="Таблица11.2"><table:table-cell table:style-name="Таблица11.A3" office:value-type="string"><text:p text:style-name="P18"/></table:table-cell><table:table-cell table:style-name="Таблица11.A3" office:value-type="string"><text:p text:style-name="P18"/></table:table-cell><table:table-cell table:style-name="Таблица11.A3" office:value-type="string"><text:p text:style-name="P18"/></table:table-cell><table:table-cell table:style-name="Таблица11.A3" office:value-type="string"><text:p text:style-name="P19"/></table:table-cell><table:table-cell table:style-name="Таблица11.A3" office:value-type="string"><text:p text:style-name="P62"/></table:table-cell><table:table-cell table:style-name="Таблица11.F3"><text:p text:style-name="P18"/></table:table-cell><table:table-cell table:style-name="Таблица11.G3" office:value-type="string"><text:p text:style-name="P39"/></table:table-cell></table:table-row><table:table-row table:style-name="Таблица11.2"><table:table-cell table:style-name="Таблица11.A3" office:value-type="string"><text:p text:style-name="P18"/></table:table-cell><table:table-cell table:style-name="Таблица11.A3" office:value-type="string"><text:p text:style-name="P18"/></table:table-cell><table:table-cell table:style-name="Таблица11.A3" office:value-type="string"><text:p text:style-name="P18"/></table:table-cell><table:table-cell table:style-name="Таблица11.A3" office:value-type="string"><text:p text:style-name="P19"/></table:table-cell><table:table-cell table:style-name="Таблица11.A3" office:value-type="string"><text:p text:style-name="P67"/></table:table-cell><table:table-cell table:style-name="Таблица11.F3"><text:p text:style-name="P18"/></table:table-cell><table:table-cell table:style-name="Таблица11.G3" office:value-type="string"><text:p text:style-name="P39"/></table:table-cell></table:table-row><table:table-row table:style-name="Таблица11.2"><table:table-cell table:style-name="Таблица11.A3" office:value-type="string"><text:p text:style-name="P18"/></table:table-cell><table:table-cell table:style-name="Таблица11.A3" office:value-type="string"><text:p text:style-name="P18"/></table:table-cell><table:table-cell table:style-name="Таблица11.A3" office:value-type="string"><text:p text:style-name="P18"/></table:table-cell><table:table-cell table:style-name="Таблица11.A3" office:value-type="string"><text:p text:style-name="P19"/></table:table-cell><table:table-cell table:style-name="Таблица11.A3" office:value-type="string"><text:p text:style-name="P50"/></table:table-cell><table:table-cell table:style-name="Таблица11.F3"><text:p text:style-name="P18"/></table:table-cell><table:table-cell table:style-name="Таблица11.G3" office:value-type="string"><text:p text:style-name="P39"/></table:table-cell></table:table-row><table:table-row table:style-name="Таблица11.2"><table:table-cell table:style-name="Таблица11.A3" office:value-type="string"><text:p text:style-name="P18"/></table:table-cell><table:table-cell table:style-name="Таблица11.A3" office:value-type="string"><text:p text:style-name="P18"/></table:table-cell><table:table-cell table:style-name="Таблица11.A3" office:value-type="string"><text:p text:style-name="P18"/></table:table-cell><table:table-cell table:style-name="Таблица11.A3" office:value-type="string"><text:p text:style-name="P19"/></table:table-cell><table:table-cell table:style-name="Таблица11.A3" office:value-type="string"><text:p text:style-name="P19"/></table:table-cell><table:table-cell table:style-name="Таблица11.A3" office:value-type="string"><text:p text:style-name="P18"/></table:table-cell><table:table-cell table:style-name="Таблица11.G3" office:value-type="string"><text:p text:style-name="P19"/></table:table-cell></table:table-row><table:table-row table:style-name="Таблица11.2"><table:table-cell table:style-name="Таблица11.A3" office:value-type="string"><text:p text:style-name="P18"/></table:table-cell><table:table-cell table:style-name="Таблица11.A3" office:value-type="string"><text:p text:style-name="P18"/></table:table-cell><table:table-cell table:style-name="Таблица11.A3" office:value-type="string"><text:p text:style-name="P18"/></table:table-cell><table:table-cell table:style-name="Таблица11.A3" office:value-type="string"><text:p text:style-name="P19"/></table:table-cell><table:table-cell table:style-name="Таблица11.A3" office:value-type="string"><text:p text:style-name="P19"/></table:table-cell><table:table-cell table:style-name="Таблица11.A3" office:value-type="string"><text:p text:style-name="P18"/></table:table-cell><table:table-cell table:style-name="Таблица11.G3" office:value-type="string"><text:p text:style-name="P19"/></table:table-cell></table:table-row><table:table-row table:style-name="Таблица11.2"><table:table-cell table:style-name="Таблица11.A3" office:value-type="string"><text:p text:style-name="P18"/></table:table-cell><table:table-cell table:style-name="Таблица11.A3" office:value-type="string"><text:p text:style-name="P18"/></table:table-cell><table:table-cell table:style-name="Таблица11.A3" office:value-type="string"><text:p text:style-name="P18"/></table:table-cell><table:table-cell table:style-name="Таблица11.A3" office:value-type="string"><text:p text:style-name="P19"/></table:table-cell><table:table-cell table:style-name="Таблица11.A3" office:value-type="string"><text:p text:style-name="P19"/></table:table-cell><table:table-cell table:style-name="Таблица11.A3" office:value-type="string"><text:p text:style-name="P18"/></table:table-cell><table:table-cell table:style-name="Таблица11.G3" office:value-type="string"><text:p text:style-name="P19"/></table:table-cell></table:table-row><table:table-row table:style-name="Таблица11.2"><table:table-cell table:style-name="Таблица11.A3" office:value-type="string"><text:p text:style-name="P18"/></table:table-cell><table:table-cell table:style-name="Таблица11.A3" office:value-type="string"><text:p text:style-name="P18"/></table:table-cell><table:table-cell table:style-name="Таблица11.A3" office:value-type="string"><text:p text:style-name="P18"/></table:table-cell><table:table-cell table:style-name="Таблица11.A3" office:value-type="string"><text:p text:style-name="P19"/></table:table-cell><table:table-cell table:style-name="Таблица11.A3" office:value-type="string"><text:p text:style-name="P19"/></table:table-cell><table:table-cell table:style-name="Таблица11.A3" office:value-type="string"><text:p text:style-name="P18"/></table:table-cell><table:table-cell table:style-name="Таблица11.G3" office:value-type="string"><text:p text:style-name="P19"/></table:table-cell></table:table-row><table:table-row table:style-name="Таблица11.2"><table:table-cell table:style-name="Таблица11.A3" office:value-type="string"><text:p text:style-name="P18"/></table:table-cell><table:table-cell table:style-name="Таблица11.A3" office:value-type="string"><text:p text:style-name="P18"/></table:table-cell><table:table-cell table:style-name="Таблица11.A3" office:value-type="string"><text:p text:style-name="P18"/></table:table-cell><table:table-cell table:style-name="Таблица11.A3" office:value-type="string"><text:p text:style-name="P19"/></table:table-cell><table:table-cell table:style-name="Таблица11.A3" office:value-type="string"><text:p text:style-name="P19"/></table:table-cell><table:table-cell table:style-name="Таблица11.A3" office:value-type="string"><text:p text:style-name="P18"/></table:table-cell><table:table-cell table:style-name="Таблица11.G3" office:value-type="string"><text:p text:style-name="P19"/></table:table-cell></table:table-row><table:table-row table:style-name="Таблица11.2"><table:table-cell table:style-name="Таблица11.A3" office:value-type="string"><text:p text:style-name="P18"/></table:table-cell><table:table-cell table:style-name="Таблица11.A3" office:value-type="string"><text:p text:style-name="P18"/></table:table-cell><table:table-cell table:style-name="Таблица11.A3" office:value-type="string"><text:p text:style-name="P18"/></table:table-cell><table:table-cell table:style-name="Таблица11.A3" office:value-type="string"><text:p text:style-name="P19"/></table:table-cell><table:table-cell table:style-name="Таблица11.A3" office:value-type="string"><text:p text:style-name="P19"/></table:table-cell><table:table-cell table:style-name="Таблица11.A3" office:value-type="string"><text:p text:style-name="P18"/></table:table-cell><table:table-cell table:style-name="Таблица11.G3" office:value-type="string"><text:p text:style-name="P19"/></table:table-cell></table:table-row><table:table-row table:style-name="Таблица11.2"><table:table-cell table:style-name="Таблица11.A33" office:value-type="string"><text:p text:style-name="P18"/></table:table-cell><table:table-cell table:style-name="Таблица11.A33" office:value-type="string"><text:p text:style-name="P18"/></table:table-cell><table:table-cell table:style-name="Таблица11.A33" office:value-type="string"><text:p text:style-name="P18"/></table:table-cell><table:table-cell table:style-name="Таблица11.A33" office:value-type="string"><text:p text:style-name="P19"/></table:table-cell><table:table-cell table:style-name="Таблица11.A33" office:value-type="string"><text:p text:style-name="P19"/></table:table-cell><table:table-cell table:style-name="Таблица11.A33" office:value-type="string"><text:p text:style-name="P18"/></table:table-cell><table:table-cell table:style-name="Таблица11.G33" office:value-type="string"><text:p text:style-name="P19"/></table:table-cell></table:table-row></table:table></draw:text-box></draw:frame></text:p>
      <text:p text:style-name="P89"><draw:frame draw:style-name="fr3" draw:name="Врезка27" text:anchor-type="char" svg:x="0.7874in" svg:y="0.1965in" svg:width="7.3043in" draw:z-index="66"><draw:text-box fo:min-height="0.0161in"><table:table table:name="Таблица17" table:style-name="Таблица17"><table:table-column table:style-name="Таблица17.A" table:number-columns-repeated="2"/><table:table-column table:style-name="Таблица17.C"/><table:table-column table:style-name="Таблица17.D"/><table:table-column table:style-name="Таблица17.E"/><table:table-column table:style-name="Таблица17.F"/><table:table-column table:style-name="Таблица17.G"/><table:table-row table:style-name="Таблица17.1"><table:table-cell table:style-name="Таблица17.A1" office:value-type="string"><text:p text:style-name="P16">Формат</text:p></table:table-cell><table:table-cell table:style-name="Таблица17.A1" office:value-type="string"><text:p text:style-name="P16">Зона</text:p></table:table-cell><table:table-cell table:style-name="Таблица17.A1" office:value-type="string"><text:p text:style-name="P16">Поз.</text:p></table:table-cell><table:table-cell table:style-name="Таблица17.A1" office:value-type="string"><text:p text:style-name="P18">Обозначение</text:p></table:table-cell><table:table-cell table:style-name="Таблица17.A1" office:value-type="string"><text:p text:style-name="P18">Наименование</text:p></table:table-cell><table:table-cell table:style-name="Таблица17.A1" office:value-type="string"><text:p text:style-name="P16">Кол.</text:p></table:table-cell><table:table-cell table:style-name="Таблица17.G1" office:value-type="string"><text:p text:style-name="P18">Примечание</text:p></table:table-cell></table:table-row><table:table-row table:style-name="Таблица17.2"><table:table-cell table:style-name="Таблица17.A2" office:value-type="string"><text:p text:style-name="P18"/></table:table-cell><table:table-cell table:style-name="Таблица17.A2" office:value-type="string"><text:p text:style-name="P18"/></table:table-cell><table:table-cell table:style-name="Таблица17.A2" office:value-type="string"><text:p text:style-name="P18"/></table:table-cell><table:table-cell table:style-name="Таблица17.A2" office:value-type="string"><text:p text:style-name="P19"/></table:table-cell><table:table-cell table:style-name="Таблица17.A2" office:value-type="string"><text:p text:style-name="P75"/></table:table-cell><table:table-cell table:style-name="Таблица17.F2"><text:p text:style-name="P18"/></table:table-cell><table:table-cell table:style-name="Таблица17.G2" office:value-type="string"><text:p text:style-name="P37"/></table:table-cell></table:table-row><table:table-row table:style-name="Таблица17.2"><table:table-cell table:style-name="Таблица17.A3" office:value-type="string"><text:p text:style-name="P18"/></table:table-cell><table:table-cell table:style-name="Таблица17.A3" office:value-type="string"><text:p text:style-name="P18"/></table:table-cell><table:table-cell table:style-name="Таблица17.A3" office:value-type="string"><text:p text:style-name="P18"/></table:table-cell><table:table-cell table:style-name="Таблица17.A3" office:value-type="string"><text:p text:style-name="P19"/></table:table-cell><table:table-cell table:style-name="Таблица17.A3" office:value-type="string"><text:p text:style-name="P75"/></table:table-cell><table:table-cell table:style-name="Таблица17.F3"><text:p text:style-name="P18"/></table:table-cell><table:table-cell table:style-name="Таблица17.G3" office:value-type="string"><text:p text:style-name="P60"/></table:table-cell></table:table-row><table:table-row table:style-name="Таблица17.2"><table:table-cell table:style-name="Таблица17.A3" office:value-type="string"><text:p text:style-name="P18"/></table:table-cell><table:table-cell table:style-name="Таблица17.A3" office:value-type="string"><text:p text:style-name="P18"/></table:table-cell><table:table-cell table:style-name="Таблица17.A3" office:value-type="string"><text:p text:style-name="P18"/></table:table-cell><table:table-cell table:style-name="Таблица17.A3" office:value-type="string"><text:p text:style-name="P19"/></table:table-cell><table:table-cell table:style-name="Таблица17.A3" office:value-type="string"><text:p text:style-name="P52"/></table:table-cell><table:table-cell table:style-name="Таблица17.F3"><text:p text:style-name="P45"/></table:table-cell><table:table-cell table:style-name="Таблица17.G3" office:value-type="string"><text:p text:style-name="P60"/></table:table-cell></table:table-row><table:table-row table:style-name="Таблица17.2"><table:table-cell table:style-name="Таблица17.A3" office:value-type="string"><text:p text:style-name="P18"/></table:table-cell><table:table-cell table:style-name="Таблица17.A3" office:value-type="string"><text:p text:style-name="P18"/></table:table-cell><table:table-cell table:style-name="Таблица17.A3" office:value-type="string"><text:p text:style-name="P18"/></table:table-cell><table:table-cell table:style-name="Таблица17.A3" office:value-type="string"><text:p text:style-name="P19"/></table:table-cell><table:table-cell table:style-name="Таблица17.A3" office:value-type="string"><text:p text:style-name="P52"/></table:table-cell><table:table-cell table:style-name="Таблица17.F3"><text:p text:style-name="P45"/></table:table-cell><table:table-cell table:style-name="Таблица17.G3" office:value-type="string"><text:p text:style-name="P76"/></table:table-cell></table:table-row><table:table-row table:style-name="Таблица17.2"><table:table-cell table:style-name="Таблица17.A3" office:value-type="string"><text:p text:style-name="P18"/></table:table-cell><table:table-cell table:style-name="Таблица17.A3" office:value-type="string"><text:p text:style-name="P18"/></table:table-cell><table:table-cell table:style-name="Таблица17.A3" office:value-type="string"><text:p text:style-name="P18"/></table:table-cell><table:table-cell table:style-name="Таблица17.A3" office:value-type="string"><text:p text:style-name="P19"/></table:table-cell><table:table-cell table:style-name="Таблица17.A3" office:value-type="string"><text:p text:style-name="P52"/></table:table-cell><table:table-cell table:style-name="Таблица17.F3"><text:p text:style-name="P45"/></table:table-cell><table:table-cell table:style-name="Таблица17.G3" office:value-type="string"><text:p text:style-name="P60"/></table:table-cell></table:table-row><table:table-row table:style-name="Таблица17.2"><table:table-cell table:style-name="Таблица17.A3" office:value-type="string"><text:p text:style-name="P18"/></table:table-cell><table:table-cell table:style-name="Таблица17.A3" office:value-type="string"><text:p text:style-name="P18"/></table:table-cell><table:table-cell table:style-name="Таблица17.A3" office:value-type="string"><text:p text:style-name="P18"/></table:table-cell><table:table-cell table:style-name="Таблица17.A3" office:value-type="string"><text:p text:style-name="P19"/></table:table-cell><table:table-cell table:style-name="Таблица17.A3" office:value-type="string"><text:p text:style-name="P52"/></table:table-cell><table:table-cell table:style-name="Таблица17.F3"><text:p text:style-name="P45"/></table:table-cell><table:table-cell table:style-name="Таблица17.G3" office:value-type="string"><text:p text:style-name="P40"/></table:table-cell></table:table-row><table:table-row table:style-name="Таблица17.2"><table:table-cell table:style-name="Таблица17.A3" office:value-type="string"><text:p text:style-name="P18"/></table:table-cell><table:table-cell table:style-name="Таблица17.A3" office:value-type="string"><text:p text:style-name="P18"/></table:table-cell><table:table-cell table:style-name="Таблица17.A3" office:value-type="string"><text:p text:style-name="P18"/></table:table-cell><table:table-cell table:style-name="Таблица17.A3" office:value-type="string"><text:p text:style-name="P19"/></table:table-cell><table:table-cell table:style-name="Таблица17.A3" office:value-type="string"><text:p text:style-name="P53"/></table:table-cell><table:table-cell table:style-name="Таблица17.F3"><text:p text:style-name="P48"/></table:table-cell><table:table-cell table:style-name="Таблица17.G3" office:value-type="string"><text:p text:style-name="P60"/></table:table-cell></table:table-row><table:table-row table:style-name="Таблица17.2"><table:table-cell table:style-name="Таблица17.A3" office:value-type="string"><text:p text:style-name="P18"/></table:table-cell><table:table-cell table:style-name="Таблица17.A3" office:value-type="string"><text:p text:style-name="P18"/></table:table-cell><table:table-cell table:style-name="Таблица17.A3" office:value-type="string"><text:p text:style-name="P18"/></table:table-cell><table:table-cell table:style-name="Таблица17.A3" office:value-type="string"><text:p text:style-name="P31"/></table:table-cell><table:table-cell table:style-name="Таблица17.A3" office:value-type="string"><text:p text:style-name="P53"/></table:table-cell><table:table-cell table:style-name="Таблица17.F3"><text:p text:style-name="P45"/></table:table-cell><table:table-cell table:style-name="Таблица17.G3" office:value-type="string"><text:p text:style-name="P61"/></table:table-cell></table:table-row><table:table-row table:style-name="Таблица17.2"><table:table-cell table:style-name="Таблица17.A3" office:value-type="string"><text:p text:style-name="P18"/></table:table-cell><table:table-cell table:style-name="Таблица17.A3" office:value-type="string"><text:p text:style-name="P18"/></table:table-cell><table:table-cell table:style-name="Таблица17.A3" office:value-type="string"><text:p text:style-name="P18"/></table:table-cell><table:table-cell table:style-name="Таблица17.A3" office:value-type="string"><text:p text:style-name="P22"/></table:table-cell><table:table-cell table:style-name="Таблица17.A3" office:value-type="string"><text:p text:style-name="P53"/></table:table-cell><table:table-cell table:style-name="Таблица17.F3"><text:p text:style-name="P45"/></table:table-cell><table:table-cell table:style-name="Таблица17.G3" office:value-type="string"><text:p text:style-name="P39"/></table:table-cell></table:table-row><table:table-row table:style-name="Таблица17.2"><table:table-cell table:style-name="Таблица17.A3" office:value-type="string"><text:p text:style-name="P18"/></table:table-cell><table:table-cell table:style-name="Таблица17.A3" office:value-type="string"><text:p text:style-name="P18"/></table:table-cell><table:table-cell table:style-name="Таблица17.A3" office:value-type="string"><text:p text:style-name="P18"/></table:table-cell><table:table-cell table:style-name="Таблица17.A3" office:value-type="string"><text:p text:style-name="P19"/></table:table-cell><table:table-cell table:style-name="Таблица17.A3" office:value-type="string"><text:p text:style-name="P47"/></table:table-cell><table:table-cell table:style-name="Таблица17.F3"><text:p text:style-name="P45"/></table:table-cell><table:table-cell table:style-name="Таблица17.G3" office:value-type="string"><text:p text:style-name="P39"/></table:table-cell></table:table-row><table:table-row table:style-name="Таблица17.2"><table:table-cell table:style-name="Таблица17.A3" office:value-type="string"><text:p text:style-name="P18"/></table:table-cell><table:table-cell table:style-name="Таблица17.A3" office:value-type="string"><text:p text:style-name="P18"/></table:table-cell><table:table-cell table:style-name="Таблица17.A3" office:value-type="string"><text:p text:style-name="P18"/></table:table-cell><table:table-cell table:style-name="Таблица17.A3" office:value-type="string"><text:p text:style-name="P19"/></table:table-cell><table:table-cell table:style-name="Таблица17.A3" office:value-type="string"><text:p text:style-name="P47"/></table:table-cell><table:table-cell table:style-name="Таблица17.F3"><text:p text:style-name="P45"/></table:table-cell><table:table-cell table:style-name="Таблица17.G3" office:value-type="string"><text:p text:style-name="P39"/></table:table-cell></table:table-row><table:table-row table:style-name="Таблица17.2"><table:table-cell table:style-name="Таблица17.A3" office:value-type="string"><text:p text:style-name="P18"/></table:table-cell><table:table-cell table:style-name="Таблица17.A3" office:value-type="string"><text:p text:style-name="P18"/></table:table-cell><table:table-cell table:style-name="Таблица17.A3" office:value-type="string"><text:p text:style-name="P18"/></table:table-cell><table:table-cell table:style-name="Таблица17.A3" office:value-type="string"><text:p text:style-name="P19"/></table:table-cell><table:table-cell table:style-name="Таблица17.A3" office:value-type="string"><text:p text:style-name="P46"/></table:table-cell><table:table-cell table:style-name="Таблица17.F3"><text:p text:style-name="P70"/></table:table-cell><table:table-cell table:style-name="Таблица17.G3" office:value-type="string"><text:p text:style-name="P41"/></table:table-cell></table:table-row><table:table-row table:style-name="Таблица17.2"><table:table-cell table:style-name="Таблица17.A3" office:value-type="string"><text:p text:style-name="P18"/></table:table-cell><table:table-cell table:style-name="Таблица17.A3" office:value-type="string"><text:p text:style-name="P18"/></table:table-cell><table:table-cell table:style-name="Таблица17.A3" office:value-type="string"><text:p text:style-name="P18"/></table:table-cell><table:table-cell table:style-name="Таблица17.A3" office:value-type="string"><text:p text:style-name="P19"/></table:table-cell><table:table-cell table:style-name="Таблица17.A3" office:value-type="string"><text:p text:style-name="P58"/></table:table-cell><table:table-cell table:style-name="Таблица17.F3"><text:p text:style-name="P70"/></table:table-cell><table:table-cell table:style-name="Таблица17.G3" office:value-type="string"><text:p text:style-name="P41"/></table:table-cell></table:table-row><table:table-row table:style-name="Таблица17.2"><table:table-cell table:style-name="Таблица17.A3" office:value-type="string"><text:p text:style-name="P18"/></table:table-cell><table:table-cell table:style-name="Таблица17.A3" office:value-type="string"><text:p text:style-name="P18"/></table:table-cell><table:table-cell table:style-name="Таблица17.A3" office:value-type="string"><text:p text:style-name="P18"/></table:table-cell><table:table-cell table:style-name="Таблица17.A3" office:value-type="string"><text:p text:style-name="P19"/></table:table-cell><table:table-cell table:style-name="Таблица17.A3" office:value-type="string"><text:p text:style-name="P46"/></table:table-cell><table:table-cell table:style-name="Таблица17.F3"><text:p text:style-name="P70"/></table:table-cell><table:table-cell table:style-name="Таблица17.G3" office:value-type="string"><text:p text:style-name="P39"/></table:table-cell></table:table-row><table:table-row table:style-name="Таблица17.2"><table:table-cell table:style-name="Таблица17.A3" office:value-type="string"><text:p text:style-name="P18"/></table:table-cell><table:table-cell table:style-name="Таблица17.A3" office:value-type="string"><text:p text:style-name="P18"/></table:table-cell><table:table-cell table:style-name="Таблица17.A3" office:value-type="string"><text:p text:style-name="P18"/></table:table-cell><table:table-cell table:style-name="Таблица17.A3" office:value-type="string"><text:p text:style-name="P19"/></table:table-cell><table:table-cell table:style-name="Таблица17.A3" office:value-type="string"><text:p text:style-name="P58"/></table:table-cell><table:table-cell table:style-name="Таблица17.F3"><text:p text:style-name="P70"/></table:table-cell><table:table-cell table:style-name="Таблица17.G3" office:value-type="string"><text:p text:style-name="P39"/></table:table-cell></table:table-row><table:table-row table:style-name="Таблица17.2"><table:table-cell table:style-name="Таблица17.A3" office:value-type="string"><text:p text:style-name="P18"/></table:table-cell><table:table-cell table:style-name="Таблица17.A3" office:value-type="string"><text:p text:style-name="P18"/></table:table-cell><table:table-cell table:style-name="Таблица17.A3" office:value-type="string"><text:p text:style-name="P18"/></table:table-cell><table:table-cell table:style-name="Таблица17.A3" office:value-type="string"><text:p text:style-name="P19"/></table:table-cell><table:table-cell table:style-name="Таблица17.A3" office:value-type="string"><text:p text:style-name="P63"/></table:table-cell><table:table-cell table:style-name="Таблица17.F3"><text:p text:style-name="P70"/></table:table-cell><table:table-cell table:style-name="Таблица17.G3" office:value-type="string"><text:p text:style-name="P41"/></table:table-cell></table:table-row><table:table-row table:style-name="Таблица17.2"><table:table-cell table:style-name="Таблица17.A3" office:value-type="string"><text:p text:style-name="P18"/></table:table-cell><table:table-cell table:style-name="Таблица17.A3" office:value-type="string"><text:p text:style-name="P18"/></table:table-cell><table:table-cell table:style-name="Таблица17.A3" office:value-type="string"><text:p text:style-name="P18"/></table:table-cell><table:table-cell table:style-name="Таблица17.A3" office:value-type="string"><text:p text:style-name="P19"/></table:table-cell><table:table-cell table:style-name="Таблица17.A3" office:value-type="string"><text:p text:style-name="P53"/></table:table-cell><table:table-cell table:style-name="Таблица17.F3"><text:p text:style-name="P70"/></table:table-cell><table:table-cell table:style-name="Таблица17.G3" office:value-type="string"><text:p text:style-name="P39"/></table:table-cell></table:table-row><table:table-row table:style-name="Таблица17.2"><table:table-cell table:style-name="Таблица17.A3" office:value-type="string"><text:p text:style-name="P18"/></table:table-cell><table:table-cell table:style-name="Таблица17.A3" office:value-type="string"><text:p text:style-name="P18"/></table:table-cell><table:table-cell table:style-name="Таблица17.A3" office:value-type="string"><text:p text:style-name="P18"/></table:table-cell><table:table-cell table:style-name="Таблица17.A3" office:value-type="string"><text:p text:style-name="P19"/></table:table-cell><table:table-cell table:style-name="Таблица17.A3" office:value-type="string"><text:p text:style-name="P53"/></table:table-cell><table:table-cell table:style-name="Таблица17.F3"><text:p text:style-name="P72"/></table:table-cell><table:table-cell table:style-name="Таблица17.G3" office:value-type="string"><text:p text:style-name="P39"/></table:table-cell></table:table-row><table:table-row table:style-name="Таблица17.2"><table:table-cell table:style-name="Таблица17.A3" office:value-type="string"><text:p text:style-name="P18"/></table:table-cell><table:table-cell table:style-name="Таблица17.A3" office:value-type="string"><text:p text:style-name="P18"/></table:table-cell><table:table-cell table:style-name="Таблица17.A3" office:value-type="string"><text:p text:style-name="P18"/></table:table-cell><table:table-cell table:style-name="Таблица17.A3" office:value-type="string"><text:p text:style-name="P19"/></table:table-cell><table:table-cell table:style-name="Таблица17.A3" office:value-type="string"><text:p text:style-name="P36"/></table:table-cell><table:table-cell table:style-name="Таблица17.F3"><text:p text:style-name="P70"/></table:table-cell><table:table-cell table:style-name="Таблица17.G3" office:value-type="string"><text:p text:style-name="P41"/></table:table-cell></table:table-row><table:table-row table:style-name="Таблица17.2"><table:table-cell table:style-name="Таблица17.A3" office:value-type="string"><text:p text:style-name="P18"/></table:table-cell><table:table-cell table:style-name="Таблица17.A3" office:value-type="string"><text:p text:style-name="P18"/></table:table-cell><table:table-cell table:style-name="Таблица17.A3" office:value-type="string"><text:p text:style-name="P18"/></table:table-cell><table:table-cell table:style-name="Таблица17.A3" office:value-type="string"><text:p text:style-name="P19"/></table:table-cell><table:table-cell table:style-name="Таблица17.A3" office:value-type="string"><text:p text:style-name="P35"/></table:table-cell><table:table-cell table:style-name="Таблица17.F3"><text:p text:style-name="P70"/></table:table-cell><table:table-cell table:style-name="Таблица17.G3" office:value-type="string"><text:p text:style-name="P41"/></table:table-cell></table:table-row><table:table-row table:style-name="Таблица17.2"><table:table-cell table:style-name="Таблица17.A3" office:value-type="string"><text:p text:style-name="P18"/></table:table-cell><table:table-cell table:style-name="Таблица17.A3" office:value-type="string"><text:p text:style-name="P18"/></table:table-cell><table:table-cell table:style-name="Таблица17.A3" office:value-type="string"><text:p text:style-name="P18"/></table:table-cell><table:table-cell table:style-name="Таблица17.A3" office:value-type="string"><text:p text:style-name="P19"/></table:table-cell><table:table-cell table:style-name="Таблица17.A3" office:value-type="string"><text:p text:style-name="P55"/></table:table-cell><table:table-cell table:style-name="Таблица17.F3"><text:p text:style-name="P70"/></table:table-cell><table:table-cell table:style-name="Таблица17.G3" office:value-type="string"><text:p text:style-name="P42"/></table:table-cell></table:table-row><table:table-row table:style-name="Таблица17.2"><table:table-cell table:style-name="Таблица17.A3" office:value-type="string"><text:p text:style-name="P18"/></table:table-cell><table:table-cell table:style-name="Таблица17.A3" office:value-type="string"><text:p text:style-name="P18"/></table:table-cell><table:table-cell table:style-name="Таблица17.A3" office:value-type="string"><text:p text:style-name="P18"/></table:table-cell><table:table-cell table:style-name="Таблица17.A3" office:value-type="string"><text:p text:style-name="P19"/></table:table-cell><table:table-cell table:style-name="Таблица17.A3" office:value-type="string"><text:p text:style-name="P35"/></table:table-cell><table:table-cell table:style-name="Таблица17.F3"><text:p text:style-name="P70"/></table:table-cell><table:table-cell table:style-name="Таблица17.G3" office:value-type="string"><text:p text:style-name="P39"/></table:table-cell></table:table-row><table:table-row table:style-name="Таблица17.2"><table:table-cell table:style-name="Таблица17.A3" office:value-type="string"><text:p text:style-name="P18"/></table:table-cell><table:table-cell table:style-name="Таблица17.A3" office:value-type="string"><text:p text:style-name="P18"/></table:table-cell><table:table-cell table:style-name="Таблица17.A3" office:value-type="string"><text:p text:style-name="P18"/></table:table-cell><table:table-cell table:style-name="Таблица17.A3" office:value-type="string"><text:p text:style-name="P19"/></table:table-cell><table:table-cell table:style-name="Таблица17.A3" office:value-type="string"><text:p text:style-name="P55"/></table:table-cell><table:table-cell table:style-name="Таблица17.F3"><text:p text:style-name="P70"/></table:table-cell><table:table-cell table:style-name="Таблица17.G3" office:value-type="string"><text:p text:style-name="P41"/></table:table-cell></table:table-row><table:table-row table:style-name="Таблица17.2"><table:table-cell table:style-name="Таблица17.A3" office:value-type="string"><text:p text:style-name="P18"/></table:table-cell><table:table-cell table:style-name="Таблица17.A3" office:value-type="string"><text:p text:style-name="P18"/></table:table-cell><table:table-cell table:style-name="Таблица17.A3" office:value-type="string"><text:p text:style-name="P18"/></table:table-cell><table:table-cell table:style-name="Таблица17.A3" office:value-type="string"><text:p text:style-name="P19"/></table:table-cell><table:table-cell table:style-name="Таблица17.A3" office:value-type="string"><text:p text:style-name="P56"/></table:table-cell><table:table-cell table:style-name="Таблица17.F3"><text:p text:style-name="P70"/></table:table-cell><table:table-cell table:style-name="Таблица17.G3" office:value-type="string"><text:p text:style-name="P41"/></table:table-cell></table:table-row><table:table-row table:style-name="Таблица17.2"><table:table-cell table:style-name="Таблица17.A3" office:value-type="string"><text:p text:style-name="P18"/></table:table-cell><table:table-cell table:style-name="Таблица17.A3" office:value-type="string"><text:p text:style-name="P18"/></table:table-cell><table:table-cell table:style-name="Таблица17.A3" office:value-type="string"><text:p text:style-name="P18"/></table:table-cell><table:table-cell table:style-name="Таблица17.A3" office:value-type="string"><text:p text:style-name="P19"/></table:table-cell><table:table-cell table:style-name="Таблица17.A3" office:value-type="string"><text:p text:style-name="P63"/></table:table-cell><table:table-cell table:style-name="Таблица17.F3"><text:p text:style-name="P70"/></table:table-cell><table:table-cell table:style-name="Таблица17.G3" office:value-type="string"><text:p text:style-name="P39"/></table:table-cell></table:table-row><table:table-row table:style-name="Таблица17.2"><table:table-cell table:style-name="Таблица17.A3" office:value-type="string"><text:p text:style-name="P18"/></table:table-cell><table:table-cell table:style-name="Таблица17.A3" office:value-type="string"><text:p text:style-name="P18"/></table:table-cell><table:table-cell table:style-name="Таблица17.A3" office:value-type="string"><text:p text:style-name="P18"/></table:table-cell><table:table-cell table:style-name="Таблица17.A3" office:value-type="string"><text:p text:style-name="P19"/></table:table-cell><table:table-cell table:style-name="Таблица17.A3" office:value-type="string"><text:p text:style-name="P35"/></table:table-cell><table:table-cell table:style-name="Таблица17.F3"><text:p text:style-name="P70"/></table:table-cell><table:table-cell table:style-name="Таблица17.G3" office:value-type="string"><text:p text:style-name="P39"/></table:table-cell></table:table-row><table:table-row table:style-name="Таблица17.2"><table:table-cell table:style-name="Таблица17.A3" office:value-type="string"><text:p text:style-name="P18"/></table:table-cell><table:table-cell table:style-name="Таблица17.A3" office:value-type="string"><text:p text:style-name="P18"/></table:table-cell><table:table-cell table:style-name="Таблица17.A3" office:value-type="string"><text:p text:style-name="P18"/></table:table-cell><table:table-cell table:style-name="Таблица17.A3" office:value-type="string"><text:p text:style-name="P19"/></table:table-cell><table:table-cell table:style-name="Таблица17.A3" office:value-type="string"><text:p text:style-name="P55"/></table:table-cell><table:table-cell table:style-name="Таблица17.F3"><text:p text:style-name="P70"/></table:table-cell><table:table-cell table:style-name="Таблица17.G3" office:value-type="string"><text:p text:style-name="P39"/></table:table-cell></table:table-row><table:table-row table:style-name="Таблица17.2"><table:table-cell table:style-name="Таблица17.A3" office:value-type="string"><text:p text:style-name="P18"/></table:table-cell><table:table-cell table:style-name="Таблица17.A3" office:value-type="string"><text:p text:style-name="P18"/></table:table-cell><table:table-cell table:style-name="Таблица17.A3" office:value-type="string"><text:p text:style-name="P18"/></table:table-cell><table:table-cell table:style-name="Таблица17.A3" office:value-type="string"><text:p text:style-name="P19"/></table:table-cell><table:table-cell table:style-name="Таблица17.A3" office:value-type="string"><text:p text:style-name="P56"/></table:table-cell><table:table-cell table:style-name="Таблица17.F3"><text:p text:style-name="P70"/></table:table-cell><table:table-cell table:style-name="Таблица17.G3" office:value-type="string"><text:p text:style-name="P39"/></table:table-cell></table:table-row><table:table-row table:style-name="Таблица17.2"><table:table-cell table:style-name="Таблица17.A3" office:value-type="string"><text:p text:style-name="P18"/></table:table-cell><table:table-cell table:style-name="Таблица17.A3" office:value-type="string"><text:p text:style-name="P18"/></table:table-cell><table:table-cell table:style-name="Таблица17.A3" office:value-type="string"><text:p text:style-name="P18"/></table:table-cell><table:table-cell table:style-name="Таблица17.A3" office:value-type="string"><text:p text:style-name="P19"/></table:table-cell><table:table-cell table:style-name="Таблица17.A3" office:value-type="string"><text:p text:style-name="P35"/></table:table-cell><table:table-cell table:style-name="Таблица17.F3"><text:p text:style-name="P70"/></table:table-cell><table:table-cell table:style-name="Таблица17.G3" office:value-type="string"><text:p text:style-name="P19"/></table:table-cell></table:table-row><table:table-row table:style-name="Таблица17.2"><table:table-cell table:style-name="Таблица17.A3" office:value-type="string"><text:p text:style-name="P18"/></table:table-cell><table:table-cell table:style-name="Таблица17.A3" office:value-type="string"><text:p text:style-name="P18"/></table:table-cell><table:table-cell table:style-name="Таблица17.A3" office:value-type="string"><text:p text:style-name="P18"/></table:table-cell><table:table-cell table:style-name="Таблица17.A3" office:value-type="string"><text:p text:style-name="P19"/></table:table-cell><table:table-cell table:style-name="Таблица17.A3" office:value-type="string"><text:p text:style-name="P55"/></table:table-cell><table:table-cell table:style-name="Таблица17.F3"><text:p text:style-name="P70"/></table:table-cell><table:table-cell table:style-name="Таблица17.G3" office:value-type="string"><text:p text:style-name="P19"/></table:table-cell></table:table-row><table:table-row table:style-name="Таблица17.2"><table:table-cell table:style-name="Таблица17.A3" office:value-type="string"><text:p text:style-name="P18"/></table:table-cell><table:table-cell table:style-name="Таблица17.A3" office:value-type="string"><text:p text:style-name="P18"/></table:table-cell><table:table-cell table:style-name="Таблица17.A3" office:value-type="string"><text:p text:style-name="P18"/></table:table-cell><table:table-cell table:style-name="Таблица17.A3" office:value-type="string"><text:p text:style-name="P19"/></table:table-cell><table:table-cell table:style-name="Таблица17.A3" office:value-type="string"><text:p text:style-name="P56"/></table:table-cell><table:table-cell table:style-name="Таблица17.F3"><text:p text:style-name="P70"/></table:table-cell><table:table-cell table:style-name="Таблица17.G3" office:value-type="string"><text:p text:style-name="P19"/></table:table-cell></table:table-row><table:table-row table:style-name="Таблица17.2"><table:table-cell table:style-name="Таблица17.A33" office:value-type="string"><text:p text:style-name="P18"/></table:table-cell><table:table-cell table:style-name="Таблица17.A33" office:value-type="string"><text:p text:style-name="P18"/></table:table-cell><table:table-cell table:style-name="Таблица17.A33" office:value-type="string"><text:p text:style-name="P18"/></table:table-cell><table:table-cell table:style-name="Таблица17.A33" office:value-type="string"><text:p text:style-name="P19"/></table:table-cell><table:table-cell table:style-name="Таблица17.A33" office:value-type="string"><text:p text:style-name="P19"/></table:table-cell><table:table-cell table:style-name="Таблица17.A33" office:value-type="string"><text:p text:style-name="P18"/></table:table-cell><table:table-cell table:style-name="Таблица17.G33" office:value-type="string"><text:p text:style-name="P19"/></table:table-cell></table:table-row></table:table></draw:text-box></draw:frame><draw:frame draw:style-name="fr2" draw:name="Врезка26" text:anchor-type="char" svg:x="6.1028in" svg:y="11.5165in" svg:width="1.9689in" svg:height="0.1575in" draw:z-index="65"><draw:text-box><text:p text:style-name="P7">Формат А4</text:p></draw:text-box></draw:frame><draw:frame draw:style-name="fr2" draw:name="Врезка25" text:anchor-type="char" svg:x="3.3465in" svg:y="11.5165in" svg:width="2.7563in" svg:height="0.1575in" draw:z-index="64"><draw:text-box><text:p text:style-name="P7">Копировал</text:p></draw:text-box></draw:frame><draw:line text:anchor-type="char" draw:z-index="62" draw:style-name="gr4" draw:text-style-name="P91" svg:x1="8.0717in" svg:y1="0.1965in" svg:x2="8.0717in" svg:y2="11.4972in"><text:p/></draw:line><draw:line text:anchor-type="char" draw:z-index="61" draw:style-name="gr4" draw:text-style-name="P91" svg:x1="0.7874in" svg:y1="11.4972in" svg:x2="8.0713in" svg:y2="11.4972in"><text:p/></draw:line><draw:line text:anchor-type="char" draw:z-index="60" draw:style-name="gr4" draw:text-style-name="P91" svg:x1="0.7874in" svg:y1="0.1965in" svg:x2="0.7874in" svg:y2="11.4972in"><text:p/></draw:line><draw:line text:anchor-type="char" draw:z-index="59" draw:style-name="gr3" draw:text-style-name="P91" svg:x1="-0.4063in" svg:y1="0in" svg:x2="7.8626in" svg:y2="0in"><text:p/></draw:line><draw:line text:anchor-type="char" draw:z-index="58" draw:style-name="gr3" draw:text-style-name="P91" svg:x1="8.2689in" svg:y1="0in" svg:x2="8.2689in" svg:y2="11.6937in"><text:p/></draw:line><draw:line text:anchor-type="char" draw:z-index="57" draw:style-name="gr3" draw:text-style-name="P91" svg:x1="0in" svg:y1="11.6937in" svg:x2="8.2689in" svg:y2="11.6937in"><text:p/></draw:line><draw:line text:anchor-type="char" draw:z-index="56" draw:style-name="gr3" draw:text-style-name="P91" svg:x1="0in" svg:y1="-0.4063in" svg:x2="0in" svg:y2="11.2874in"><text:p/></draw:line><draw:frame draw:style-name="fr3" draw:name="Врезка24" text:anchor-type="char" svg:x="0.3146in" svg:y="5.7799in" svg:width="0.4925in" draw:z-index="55"><draw:text-box fo:min-height="0.0161in"><table:table table:name="Таблица16" table:style-name="Таблица16"><table:table-column table:style-name="Таблица16.A"/><table:table-column table:style-name="Таблица16.B"/><table:table-row table:style-name="Таблица16.1"><table:table-cell table:style-name="Таблица16.A1" office:value-type="string"><text:p text:style-name="P5">Подп. и дата</text:p></table:table-cell><table:table-cell table:style-name="Таблица16.B1" office:value-type="string"><text:p text:style-name="P5"/></table:table-cell></table:table-row><table:table-row table:style-name="Таблица16.2"><table:table-cell table:style-name="Таблица16.A1" office:value-type="string"><text:p text:style-name="P5">Инв. № дубл.</text:p></table:table-cell><table:table-cell table:style-name="Таблица16.B1" office:value-type="string"><text:p text:style-name="P5"/></table:table-cell></table:table-row><table:table-row table:style-name="Таблица16.2"><table:table-cell table:style-name="Таблица16.A1" office:value-type="string"><text:p text:style-name="P5">Взам. инв. №</text:p></table:table-cell><table:table-cell table:style-name="Таблица16.B1" office:value-type="string"><text:p text:style-name="P5"/></table:table-cell></table:table-row><table:table-row table:style-name="Таблица16.1"><table:table-cell table:style-name="Таблица16.A1" office:value-type="string"><text:p text:style-name="P5">Подп. и дата</text:p></table:table-cell><table:table-cell table:style-name="Таблица16.B1" office:value-type="string"><text:p text:style-name="P5"/></table:table-cell></table:table-row><table:table-row table:style-name="Таблица16.2"><table:table-cell table:style-name="Таблица16.A1" office:value-type="string"><text:p text:style-name="P5">Инв. № подл.</text:p></table:table-cell><table:table-cell table:style-name="Таблица16.B1" office:value-type="string"><text:p text:style-name="P5"/></table:table-cell></table:table-row></table:table></draw:text-box></draw:frame><draw:frame draw:style-name="fr3" draw:name="Врезка23" text:anchor-type="char" svg:x="0.7874in" svg:y="10.8984in" svg:width="7.2835in" draw:z-index="54"><draw:text-box fo:min-height="0.0161in"><table:table table:name="Таблица15" table:style-name="Таблица15"><table:table-column table:style-name="Таблица15.A"/><table:table-column table:style-name="Таблица15.B"/><table:table-column table:style-name="Таблица15.C"/><table:table-column table:style-name="Таблица15.D"/><table:table-column table:style-name="Таблица15.E"/><table:table-column table:style-name="Таблица15.F"/><table:table-column table:style-name="Таблица15.G"/><table:table-row table:style-name="Таблица15.1"><table:table-cell table:style-name="Таблица15.A1" office:value-type="string"><text:p text:style-name="P4"/></table:table-cell><table:table-cell table:style-name="Таблица15.A1" office:value-type="string"><text:p text:style-name="P4"/></table:table-cell><table:table-cell table:style-name="Таблица15.A1" office:value-type="string"><text:p text:style-name="P4"/></table:table-cell><table:table-cell table:style-name="Таблица15.A1" office:value-type="string"><text:p text:style-name="P4"/></table:table-cell><table:table-cell table:style-name="Таблица15.A1" office:value-type="string"><text:p text:style-name="P4"/></table:table-cell><table:table-cell table:style-name="Таблица15.A1" table:number-rows-spanned="4" office:value-type="string"><text:p text:style-name="P9"/></table:table-cell><table:table-cell table:style-name="Таблица15.A1" table:number-rows-spanned="2" office:value-type="string"><text:p text:style-name="P4">Лист</text:p></table:table-cell></table:table-row><table:table-row table:style-name="Таблица15.2"><table:table-cell table:style-name="Таблица15.A2" table:number-rows-spanned="2" office:value-type="string"><text:p text:style-name="P4"/></table:table-cell><table:table-cell table:style-name="Таблица15.A2" table:number-rows-spanned="2" office:value-type="string"><text:p text:style-name="P4"/></table:table-cell><table:table-cell table:style-name="Таблица15.A2" table:number-rows-spanned="2" office:value-type="string"><text:p text:style-name="P4"/></table:table-cell><table:table-cell table:style-name="Таблица15.A2" table:number-rows-spanned="2" office:value-type="string"><text:p text:style-name="P4"/></table:table-cell><table:table-cell table:style-name="Таблица15.A2" table:number-rows-spanned="2" office:value-type="string"><text:p text:style-name="P4"/></table:table-cell><table:covered-table-cell/><table:covered-table-cell/></table:table-row><table:table-row table:style-name="Таблица15.3"><table:covered-table-cell/><table:covered-table-cell/><table:covered-table-cell/><table:covered-table-cell/><table:covered-table-cell/><table:covered-table-cell/><table:table-cell table:style-name="Таблица15.G3" table:number-rows-spanned="2" office:value-type="float" office:value="4"><text:p text:style-name="P4">4</text:p></table:table-cell></table:table-row><table:table-row table:style-name="Таблица15.1"><table:table-cell table:style-name="Таблица15.A1" office:value-type="string"><text:p text:style-name="P4">Изм.</text:p></table:table-cell><table:table-cell table:style-name="Таблица15.A1" office:value-type="string"><text:p text:style-name="P4">Лист</text:p></table:table-cell><table:table-cell table:style-name="Таблица15.A1" office:value-type="string"><text:p text:style-name="P4">№ докум.</text:p></table:table-cell><table:table-cell table:style-name="Таблица15.A1" office:value-type="string"><text:p text:style-name="P4">Подп.</text:p></table:table-cell><table:table-cell table:style-name="Таблица15.A1" office:value-type="string"><text:p text:style-name="P4">Дата</text:p></table:table-cell><table:covered-table-cell/><table:covered-table-cell/></table:table-row></table:table></draw:text-box></draw:frame></text:p>
      <text:p text:style-name="P11"><draw:line text:anchor-type="char" draw:z-index="63" draw:style-name="gr5" draw:text-style-name="P91" svg:x1="0.7874in" svg:y1="0.0091in" svg:x2="8.0713in" svg:y2="0.0091in"><text:p/></draw:line></text:p>
      <text:p text:style-name="P90"><draw:frame draw:style-name="fr3" draw:name="Врезка28" text:anchor-type="char" svg:x="0.7874in" svg:y="10.8984in" svg:width="7.2835in" draw:z-index="67"><draw:text-box fo:min-height="0.0161in"><table:table table:name="Таблица18" table:style-name="Таблица18"><table:table-column table:style-name="Таблица18.A"/><table:table-column table:style-name="Таблица18.B"/><table:table-column table:style-name="Таблица18.C"/><table:table-column table:style-name="Таблица18.D"/><table:table-column table:style-name="Таблица18.E"/><table:table-column table:style-name="Таблица18.F"/><table:table-column table:style-name="Таблица18.G"/><table:table-row table:style-name="Таблица18.1"><table:table-cell table:style-name="Таблица18.A1" office:value-type="string"><text:p text:style-name="P4"/></table:table-cell><table:table-cell table:style-name="Таблица18.A1" office:value-type="string"><text:p text:style-name="P4"/></table:table-cell><table:table-cell table:style-name="Таблица18.A1" office:value-type="string"><text:p text:style-name="P4"/></table:table-cell><table:table-cell table:style-name="Таблица18.A1" office:value-type="string"><text:p text:style-name="P4"/></table:table-cell><table:table-cell table:style-name="Таблица18.A1" office:value-type="string"><text:p text:style-name="P4"/></table:table-cell><table:table-cell table:style-name="Таблица18.A1" table:number-rows-spanned="4" office:value-type="string"><text:p text:style-name="P9"/></table:table-cell><table:table-cell table:style-name="Таблица18.A1" table:number-rows-spanned="2" office:value-type="string"><text:p text:style-name="P4">Лист</text:p></table:table-cell></table:table-row><table:table-row table:style-name="Таблица18.2"><table:table-cell table:style-name="Таблица18.A2" table:number-rows-spanned="2" office:value-type="string"><text:p text:style-name="P4"/></table:table-cell><table:table-cell table:style-name="Таблица18.A2" table:number-rows-spanned="2" office:value-type="string"><text:p text:style-name="P4"/></table:table-cell><table:table-cell table:style-name="Таблица18.A2" table:number-rows-spanned="2" office:value-type="string"><text:p text:style-name="P4"/></table:table-cell><table:table-cell table:style-name="Таблица18.A2" table:number-rows-spanned="2" office:value-type="string"><text:p text:style-name="P4"/></table:table-cell><table:table-cell table:style-name="Таблица18.A2" table:number-rows-spanned="2" office:value-type="string"><text:p text:style-name="P4"/></table:table-cell><table:covered-table-cell/><table:covered-table-cell/></table:table-row><table:table-row table:style-name="Таблица18.3"><table:covered-table-cell/><table:covered-table-cell/><table:covered-table-cell/><table:covered-table-cell/><table:covered-table-cell/><table:covered-table-cell/><table:table-cell table:style-name="Таблица18.G3" table:number-rows-spanned="2" office:value-type="float" office:value="5"><text:p text:style-name="P4">5</text:p></table:table-cell></table:table-row><table:table-row table:style-name="Таблица18.1"><table:table-cell table:style-name="Таблица18.A1" office:value-type="string"><text:p text:style-name="P4">Изм.</text:p></table:table-cell><table:table-cell table:style-name="Таблица18.A1" office:value-type="string"><text:p text:style-name="P4">Лист</text:p></table:table-cell><table:table-cell table:style-name="Таблица18.A1" office:value-type="string"><text:p text:style-name="P4">№ докум.</text:p></table:table-cell><table:table-cell table:style-name="Таблица18.A1" office:value-type="string"><text:p text:style-name="P4">Подп.</text:p></table:table-cell><table:table-cell table:style-name="Таблица18.A1" office:value-type="string"><text:p text:style-name="P4">Дата</text:p></table:table-cell><table:covered-table-cell/><table:covered-table-cell/></table:table-row></table:table></draw:text-box></draw:frame><draw:frame draw:style-name="fr3" draw:name="Врезка29" text:anchor-type="char" svg:x="0.3146in" svg:y="5.7799in" svg:width="0.4925in" draw:z-index="68"><draw:text-box fo:min-height="0.0161in"><table:table table:name="Таблица19" table:style-name="Таблица19"><table:table-column table:style-name="Таблица19.A"/><table:table-column table:style-name="Таблица19.B"/><table:table-row table:style-name="Таблица19.1"><table:table-cell table:style-name="Таблица19.A1" office:value-type="string"><text:p text:style-name="P5">Подп. и дата</text:p></table:table-cell><table:table-cell table:style-name="Таблица19.B1" office:value-type="string"><text:p text:style-name="P5"/></table:table-cell></table:table-row><table:table-row table:style-name="Таблица19.2"><table:table-cell table:style-name="Таблица19.A1" office:value-type="string"><text:p text:style-name="P5">Инв. № дубл.</text:p></table:table-cell><table:table-cell table:style-name="Таблица19.B1" office:value-type="string"><text:p text:style-name="P5"/></table:table-cell></table:table-row><table:table-row table:style-name="Таблица19.2"><table:table-cell table:style-name="Таблица19.A1" office:value-type="string"><text:p text:style-name="P5">Взам. инв. №</text:p></table:table-cell><table:table-cell table:style-name="Таблица19.B1" office:value-type="string"><text:p text:style-name="P5"/></table:table-cell></table:table-row><table:table-row table:style-name="Таблица19.1"><table:table-cell table:style-name="Таблица19.A1" office:value-type="string"><text:p text:style-name="P5">Подп. и дата</text:p></table:table-cell><table:table-cell table:style-name="Таблица19.B1" office:value-type="string"><text:p text:style-name="P5"/></table:table-cell></table:table-row><table:table-row table:style-name="Таблица19.2"><table:table-cell table:style-name="Таблица19.A1" office:value-type="string"><text:p text:style-name="P5">Инв. № подл.</text:p></table:table-cell><table:table-cell table:style-name="Таблица19.B1" office:value-type="string"><text:p text:style-name="P5"/></table:table-cell></table:table-row></table:table></draw:text-box></draw:frame><draw:line text:anchor-type="char" draw:z-index="69" draw:style-name="gr3" draw:text-style-name="P91" svg:x1="0in" svg:y1="-0.4063in" svg:x2="0in" svg:y2="11.2874in"><text:p/></draw:line><draw:line text:anchor-type="char" draw:z-index="70" draw:style-name="gr3" draw:text-style-name="P91" svg:x1="0in" svg:y1="11.6937in" svg:x2="8.2689in" svg:y2="11.6937in"><text:p/></draw:line><draw:line text:anchor-type="char" draw:z-index="71" draw:style-name="gr3" draw:text-style-name="P91" svg:x1="8.2689in" svg:y1="0in" svg:x2="8.2689in" svg:y2="11.6937in"><text:p/></draw:line><draw:line text:anchor-type="char" draw:z-index="72" draw:style-name="gr3" draw:text-style-name="P91" svg:x1="-0.4063in" svg:y1="0in" svg:x2="7.8626in" svg:y2="0in"><text:p/></draw:line><draw:line text:anchor-type="char" draw:z-index="73" draw:style-name="gr4" draw:text-style-name="P91" svg:x1="0.7874in" svg:y1="0.1965in" svg:x2="0.7874in" svg:y2="11.4972in"><text:p/></draw:line><draw:line text:anchor-type="char" draw:z-index="74" draw:style-name="gr4" draw:text-style-name="P91" svg:x1="0.7874in" svg:y1="11.4972in" svg:x2="8.0713in" svg:y2="11.4972in"><text:p/></draw:line><draw:line text:anchor-type="char" draw:z-index="75" draw:style-name="gr4" draw:text-style-name="P91" svg:x1="8.0717in" svg:y1="0.1965in" svg:x2="8.0717in" svg:y2="11.4972in"><text:p/></draw:line><draw:frame draw:style-name="fr2" draw:name="Врезка30" text:anchor-type="char" svg:x="3.3465in" svg:y="11.5165in" svg:width="2.7563in" svg:height="0.1575in" draw:z-index="77"><draw:text-box><text:p text:style-name="P7">Копировал</text:p></draw:text-box></draw:frame><draw:frame draw:style-name="fr2" draw:name="Врезка31" text:anchor-type="char" svg:x="6.1028in" svg:y="11.5165in" svg:width="1.9689in" svg:height="0.1575in" draw:z-index="78"><draw:text-box><text:p text:style-name="P7">Формат А4</text:p></draw:text-box></draw:frame><draw:frame draw:style-name="fr3" draw:name="Врезка32" text:anchor-type="char" svg:x="0.7874in" svg:y="0.1965in" svg:width="7.3043in" draw:z-index="79"><draw:text-box fo:min-height="0.0161in"><table:table table:name="Таблица20" table:style-name="Таблица20"><table:table-column table:style-name="Таблица20.A" table:number-columns-repeated="2"/><table:table-column table:style-name="Таблица20.C"/><table:table-column table:style-name="Таблица20.D"/><table:table-column table:style-name="Таблица20.E"/><table:table-column table:style-name="Таблица20.F"/><table:table-column table:style-name="Таблица20.G"/><table:table-row table:style-name="Таблица20.1"><table:table-cell table:style-name="Таблица20.A1" office:value-type="string"><text:p text:style-name="P16">Формат</text:p></table:table-cell><table:table-cell table:style-name="Таблица20.A1" office:value-type="string"><text:p text:style-name="P16">Зона</text:p></table:table-cell><table:table-cell table:style-name="Таблица20.A1" office:value-type="string"><text:p text:style-name="P16">Поз.</text:p></table:table-cell><table:table-cell table:style-name="Таблица20.A1" office:value-type="string"><text:p text:style-name="P18">Обозначение</text:p></table:table-cell><table:table-cell table:style-name="Таблица20.A1" office:value-type="string"><text:p text:style-name="P18">Наименование</text:p></table:table-cell><table:table-cell table:style-name="Таблица20.A1" office:value-type="string"><text:p text:style-name="P16">Кол.</text:p></table:table-cell><table:table-cell table:style-name="Таблица20.G1" office:value-type="string"><text:p text:style-name="P18">Примечание</text:p></table:table-cell></table:table-row><table:table-row table:style-name="Таблица20.2"><table:table-cell table:style-name="Таблица20.A2" office:value-type="string"><text:p text:style-name="P18"/></table:table-cell><table:table-cell table:style-name="Таблица20.A2" office:value-type="string"><text:p text:style-name="P18"/></table:table-cell><table:table-cell table:style-name="Таблица20.A2" office:value-type="string"><text:p text:style-name="P18"/></table:table-cell><table:table-cell table:style-name="Таблица20.A2" office:value-type="string"><text:p text:style-name="P19"/></table:table-cell><table:table-cell table:style-name="Таблица20.A2" office:value-type="string"><text:p text:style-name="P52"/></table:table-cell><table:table-cell table:style-name="Таблица20.F2"><text:p text:style-name="P18"/></table:table-cell><table:table-cell table:style-name="Таблица20.G2" office:value-type="string"><text:p text:style-name="P37"/></table:table-cell></table:table-row><table:table-row table:style-name="Таблица20.2"><table:table-cell table:style-name="Таблица20.A3" office:value-type="string"><text:p text:style-name="P18"/></table:table-cell><table:table-cell table:style-name="Таблица20.A3" office:value-type="string"><text:p text:style-name="P18"/></table:table-cell><table:table-cell table:style-name="Таблица20.A3" office:value-type="string"><text:p text:style-name="P18"/></table:table-cell><table:table-cell table:style-name="Таблица20.A3" office:value-type="string"><text:p text:style-name="P19"/></table:table-cell><table:table-cell table:style-name="Таблица20.A3" office:value-type="string"><text:p text:style-name="P77"/></table:table-cell><table:table-cell table:style-name="Таблица20.F3"><text:p text:style-name="P18"/></table:table-cell><table:table-cell table:style-name="Таблица20.G3" office:value-type="string"><text:p text:style-name="P60"/></table:table-cell></table:table-row><table:table-row table:style-name="Таблица20.2"><table:table-cell table:style-name="Таблица20.A3" office:value-type="string"><text:p text:style-name="P18"/></table:table-cell><table:table-cell table:style-name="Таблица20.A3" office:value-type="string"><text:p text:style-name="P18"/></table:table-cell><table:table-cell table:style-name="Таблица20.A3" office:value-type="string"><text:p text:style-name="P18"/></table:table-cell><table:table-cell table:style-name="Таблица20.A3" office:value-type="string"><text:p text:style-name="P19"/></table:table-cell><table:table-cell table:style-name="Таблица20.A3" office:value-type="string"><text:p text:style-name="P64"/></table:table-cell><table:table-cell table:style-name="Таблица20.F3"><text:p text:style-name="P25"/></table:table-cell><table:table-cell table:style-name="Таблица20.G3" office:value-type="string"><text:p text:style-name="P60"/></table:table-cell></table:table-row><table:table-row table:style-name="Таблица20.2"><table:table-cell table:style-name="Таблица20.A3" office:value-type="string"><text:p text:style-name="P18"/></table:table-cell><table:table-cell table:style-name="Таблица20.A3" office:value-type="string"><text:p text:style-name="P18"/></table:table-cell><table:table-cell table:style-name="Таблица20.A3" office:value-type="string"><text:p text:style-name="P18"/></table:table-cell><table:table-cell table:style-name="Таблица20.A3" office:value-type="string"><text:p text:style-name="P19"/></table:table-cell><table:table-cell table:style-name="Таблица20.A3" office:value-type="string"><text:p text:style-name="P78"/></table:table-cell><table:table-cell table:style-name="Таблица20.F3"><text:p text:style-name="P25"/></table:table-cell><table:table-cell table:style-name="Таблица20.G3" office:value-type="string"><text:p text:style-name="P60"/></table:table-cell></table:table-row><table:table-row table:style-name="Таблица20.2"><table:table-cell table:style-name="Таблица20.A3" office:value-type="string"><text:p text:style-name="P18"/></table:table-cell><table:table-cell table:style-name="Таблица20.A3" office:value-type="string"><text:p text:style-name="P18"/></table:table-cell><table:table-cell table:style-name="Таблица20.A3" office:value-type="string"><text:p text:style-name="P18"/></table:table-cell><table:table-cell table:style-name="Таблица20.A3" office:value-type="string"><text:p text:style-name="P19"/></table:table-cell><table:table-cell table:style-name="Таблица20.A3" office:value-type="string"><text:p text:style-name="P19"/></table:table-cell><table:table-cell table:style-name="Таблица20.F3"><text:p text:style-name="P25"/></table:table-cell><table:table-cell table:style-name="Таблица20.G3" office:value-type="string"><text:p text:style-name="P60"/></table:table-cell></table:table-row><table:table-row table:style-name="Таблица20.2"><table:table-cell table:style-name="Таблица20.A3" office:value-type="string"><text:p text:style-name="P18"/></table:table-cell><table:table-cell table:style-name="Таблица20.A3" office:value-type="string"><text:p text:style-name="P18"/></table:table-cell><table:table-cell table:style-name="Таблица20.A3" office:value-type="string"><text:p text:style-name="P18"/></table:table-cell><table:table-cell table:style-name="Таблица20.A3" office:value-type="string"><text:p text:style-name="P19"/></table:table-cell><table:table-cell table:style-name="Таблица20.A3" office:value-type="string"><text:p text:style-name="P27"/></table:table-cell><table:table-cell table:style-name="Таблица20.F3"><text:p text:style-name="P25"/></table:table-cell><table:table-cell table:style-name="Таблица20.G3" office:value-type="string"><text:p text:style-name="P60"/></table:table-cell></table:table-row><table:table-row table:style-name="Таблица20.2"><table:table-cell table:style-name="Таблица20.A3" office:value-type="string"><text:p text:style-name="P18"/></table:table-cell><table:table-cell table:style-name="Таблица20.A3" office:value-type="string"><text:p text:style-name="P18"/></table:table-cell><table:table-cell table:style-name="Таблица20.A3" office:value-type="string"><text:p text:style-name="P18"/></table:table-cell><table:table-cell table:style-name="Таблица20.A3" office:value-type="string"><text:p text:style-name="P19"/></table:table-cell><table:table-cell table:style-name="Таблица20.A3" office:value-type="string"><text:p text:style-name="P64"/></table:table-cell><table:table-cell table:style-name="Таблица20.F3"><text:p text:style-name="P25"/></table:table-cell><table:table-cell table:style-name="Таблица20.G3" office:value-type="string"><text:p text:style-name="P59"/></table:table-cell></table:table-row><table:table-row table:style-name="Таблица20.2"><table:table-cell table:style-name="Таблица20.A3" office:value-type="string"><text:p text:style-name="P18"/></table:table-cell><table:table-cell table:style-name="Таблица20.A3" office:value-type="string"><text:p text:style-name="P18"/></table:table-cell><table:table-cell table:style-name="Таблица20.A3" office:value-type="string"><text:p text:style-name="P18"/></table:table-cell><table:table-cell table:style-name="Таблица20.A3" office:value-type="string"><text:p text:style-name="P19"/></table:table-cell><table:table-cell table:style-name="Таблица20.A3" office:value-type="string"><text:p text:style-name="P26"/></table:table-cell><table:table-cell table:style-name="Таблица20.F3"><text:p text:style-name="P25"/></table:table-cell><table:table-cell table:style-name="Таблица20.G3" office:value-type="string"><text:p text:style-name="P59"/></table:table-cell></table:table-row><table:table-row table:style-name="Таблица20.2"><table:table-cell table:style-name="Таблица20.A3" office:value-type="string"><text:p text:style-name="P18"/></table:table-cell><table:table-cell table:style-name="Таблица20.A3" office:value-type="string"><text:p text:style-name="P18"/></table:table-cell><table:table-cell table:style-name="Таблица20.A3" office:value-type="string"><text:p text:style-name="P18"/></table:table-cell><table:table-cell table:style-name="Таблица20.A3" office:value-type="string"><text:p text:style-name="P22"/></table:table-cell><table:table-cell table:style-name="Таблица20.A3" office:value-type="string"><text:p text:style-name="P26"/></table:table-cell><table:table-cell table:style-name="Таблица20.F3"><text:p text:style-name="P25"/></table:table-cell><table:table-cell table:style-name="Таблица20.G3" office:value-type="string"><text:p text:style-name="P19"/></table:table-cell></table:table-row><table:table-row table:style-name="Таблица20.2"><table:table-cell table:style-name="Таблица20.A3" office:value-type="string"><text:p text:style-name="P18"/></table:table-cell><table:table-cell table:style-name="Таблица20.A3" office:value-type="string"><text:p text:style-name="P18"/></table:table-cell><table:table-cell table:style-name="Таблица20.A3" office:value-type="string"><text:p text:style-name="P18"/></table:table-cell><table:table-cell table:style-name="Таблица20.A3" office:value-type="string"><text:p text:style-name="P19"/></table:table-cell><table:table-cell table:style-name="Таблица20.A3" office:value-type="string"><text:p text:style-name="P27"/></table:table-cell><table:table-cell table:style-name="Таблица20.F3"><text:p text:style-name="P25"/></table:table-cell><table:table-cell table:style-name="Таблица20.G3" office:value-type="string"><text:p text:style-name="P31"/></table:table-cell></table:table-row><table:table-row table:style-name="Таблица20.2"><table:table-cell table:style-name="Таблица20.A3" office:value-type="string"><text:p text:style-name="P18"/></table:table-cell><table:table-cell table:style-name="Таблица20.A3" office:value-type="string"><text:p text:style-name="P18"/></table:table-cell><table:table-cell table:style-name="Таблица20.A3" office:value-type="string"><text:p text:style-name="P18"/></table:table-cell><table:table-cell table:style-name="Таблица20.A3" office:value-type="string"><text:p text:style-name="P24"/></table:table-cell><table:table-cell table:style-name="Таблица20.A3" office:value-type="string"><text:p text:style-name="P68"/></table:table-cell><table:table-cell table:style-name="Таблица20.F3"><text:p text:style-name="P69"/></table:table-cell><table:table-cell table:style-name="Таблица20.G3" office:value-type="string"><text:p text:style-name="P33"/></table:table-cell></table:table-row><table:table-row table:style-name="Таблица20.2"><table:table-cell table:style-name="Таблица20.A3" office:value-type="string"><text:p text:style-name="P18"/></table:table-cell><table:table-cell table:style-name="Таблица20.A3" office:value-type="string"><text:p text:style-name="P18"/></table:table-cell><table:table-cell table:style-name="Таблица20.A3" office:value-type="string"><text:p text:style-name="P18"/></table:table-cell><table:table-cell table:style-name="Таблица20.A3" office:value-type="string"><text:p text:style-name="P23"/></table:table-cell><table:table-cell table:style-name="Таблица20.A3" office:value-type="string"><text:p text:style-name="P71"/></table:table-cell><table:table-cell table:style-name="Таблица20.F3"><text:p text:style-name="P70"/></table:table-cell><table:table-cell table:style-name="Таблица20.G3" office:value-type="string"><text:p text:style-name="P19"/></table:table-cell></table:table-row><table:table-row table:style-name="Таблица20.2"><table:table-cell table:style-name="Таблица20.A3" office:value-type="string"><text:p text:style-name="P18"/></table:table-cell><table:table-cell table:style-name="Таблица20.A3" office:value-type="string"><text:p text:style-name="P18"/></table:table-cell><table:table-cell table:style-name="Таблица20.A3" office:value-type="string"><text:p text:style-name="P18"/></table:table-cell><table:table-cell table:style-name="Таблица20.A3" office:value-type="string"><text:p text:style-name="P23"/></table:table-cell><table:table-cell table:style-name="Таблица20.A3" office:value-type="string"><text:p text:style-name="P71"/></table:table-cell><table:table-cell table:style-name="Таблица20.F3"><text:p text:style-name="P70"/></table:table-cell><table:table-cell table:style-name="Таблица20.G3" office:value-type="string"><text:p text:style-name="P19"/></table:table-cell></table:table-row><table:table-row table:style-name="Таблица20.2"><table:table-cell table:style-name="Таблица20.A3" office:value-type="string"><text:p text:style-name="P18"/></table:table-cell><table:table-cell table:style-name="Таблица20.A3" office:value-type="string"><text:p text:style-name="P18"/></table:table-cell><table:table-cell table:style-name="Таблица20.A3" office:value-type="string"><text:p text:style-name="P18"><text:s/></text:p></table:table-cell><table:table-cell table:style-name="Таблица20.A3" office:value-type="string"><text:p text:style-name="P28"/></table:table-cell><table:table-cell table:style-name="Таблица20.A3" office:value-type="string"><text:p text:style-name="P66"/></table:table-cell><table:table-cell table:style-name="Таблица20.F3"><text:p text:style-name="P70"/></table:table-cell><table:table-cell table:style-name="Таблица20.G3" office:value-type="string"><text:p text:style-name="P19"/></table:table-cell></table:table-row><table:table-row table:style-name="Таблица20.2"><table:table-cell table:style-name="Таблица20.A3" office:value-type="string"><text:p text:style-name="P18"/></table:table-cell><table:table-cell table:style-name="Таблица20.A3" office:value-type="string"><text:p text:style-name="P18"/></table:table-cell><table:table-cell table:style-name="Таблица20.A3" office:value-type="string"><text:p text:style-name="P18"/></table:table-cell><table:table-cell table:style-name="Таблица20.A3" office:value-type="string"><text:p text:style-name="P23"/></table:table-cell><table:table-cell table:style-name="Таблица20.A3" office:value-type="string"><text:p text:style-name="P71"/></table:table-cell><table:table-cell table:style-name="Таблица20.F3"><text:p text:style-name="P70"/></table:table-cell><table:table-cell table:style-name="Таблица20.G3" office:value-type="string"><text:p text:style-name="P19"/></table:table-cell></table:table-row><table:table-row table:style-name="Таблица20.2"><table:table-cell table:style-name="Таблица20.A3" office:value-type="string"><text:p text:style-name="P18"/></table:table-cell><table:table-cell table:style-name="Таблица20.A3" office:value-type="string"><text:p text:style-name="P18"/></table:table-cell><table:table-cell table:style-name="Таблица20.A3" office:value-type="string"><text:p text:style-name="P18"/></table:table-cell><table:table-cell table:style-name="Таблица20.A3" office:value-type="string"><text:p text:style-name="P23"/></table:table-cell><table:table-cell table:style-name="Таблица20.A3" office:value-type="string"><text:p text:style-name="P71"/></table:table-cell><table:table-cell table:style-name="Таблица20.F3"><text:p text:style-name="P70"/></table:table-cell><table:table-cell table:style-name="Таблица20.G3" office:value-type="string"><text:p text:style-name="P19"/></table:table-cell></table:table-row><table:table-row table:style-name="Таблица20.2"><table:table-cell table:style-name="Таблица20.A3" office:value-type="string"><text:p text:style-name="P18"/></table:table-cell><table:table-cell table:style-name="Таблица20.A3" office:value-type="string"><text:p text:style-name="P18"/></table:table-cell><table:table-cell table:style-name="Таблица20.A3" office:value-type="string"><text:p text:style-name="P18"/></table:table-cell><table:table-cell table:style-name="Таблица20.A3" office:value-type="string"><text:p text:style-name="P19"/></table:table-cell><table:table-cell table:style-name="Таблица20.A3" office:value-type="string"><text:p text:style-name="P56"/></table:table-cell><table:table-cell table:style-name="Таблица20.A3" office:value-type="string"><text:p text:style-name="P18"/></table:table-cell><table:table-cell table:style-name="Таблица20.G3" office:value-type="string"><text:p text:style-name="P19"/></table:table-cell></table:table-row><table:table-row table:style-name="Таблица20.2"><table:table-cell table:style-name="Таблица20.A3" office:value-type="string"><text:p text:style-name="P18"/></table:table-cell><table:table-cell table:style-name="Таблица20.A3" office:value-type="string"><text:p text:style-name="P18"/></table:table-cell><table:table-cell table:style-name="Таблица20.A3" office:value-type="string"><text:p text:style-name="P18"/></table:table-cell><table:table-cell table:style-name="Таблица20.A3" office:value-type="string"><text:p text:style-name="P19"/></table:table-cell><table:table-cell table:style-name="Таблица20.A3" office:value-type="string"><text:p text:style-name="P74"/></table:table-cell><table:table-cell table:style-name="Таблица20.F3"><text:p text:style-name="P18"/></table:table-cell><table:table-cell table:style-name="Таблица20.G3" office:value-type="string"><text:p text:style-name="P19"/></table:table-cell></table:table-row><table:table-row table:style-name="Таблица20.2"><table:table-cell table:style-name="Таблица20.A3" office:value-type="string"><text:p text:style-name="P18"/></table:table-cell><table:table-cell table:style-name="Таблица20.A3" office:value-type="string"><text:p text:style-name="P18"/></table:table-cell><table:table-cell table:style-name="Таблица20.A3" office:value-type="string"><text:p text:style-name="P18"/></table:table-cell><table:table-cell table:style-name="Таблица20.A3" office:value-type="string"><text:p text:style-name="P19"/></table:table-cell><table:table-cell table:style-name="Таблица20.A3" office:value-type="string"><text:p text:style-name="P53"/></table:table-cell><table:table-cell table:style-name="Таблица20.F3"><text:p text:style-name="P18"/></table:table-cell><table:table-cell table:style-name="Таблица20.G3" office:value-type="string"><text:p text:style-name="P19"/></table:table-cell></table:table-row><table:table-row table:style-name="Таблица20.2"><table:table-cell table:style-name="Таблица20.A3" office:value-type="string"><text:p text:style-name="P18"/></table:table-cell><table:table-cell table:style-name="Таблица20.A3" office:value-type="string"><text:p text:style-name="P18"/></table:table-cell><table:table-cell table:style-name="Таблица20.A3" office:value-type="string"><text:p text:style-name="P18"/></table:table-cell><table:table-cell table:style-name="Таблица20.A3" office:value-type="string"><text:p text:style-name="P19"/></table:table-cell><table:table-cell table:style-name="Таблица20.A3" office:value-type="string"><text:p text:style-name="P54"/></table:table-cell><table:table-cell table:style-name="Таблица20.F3"><text:p text:style-name="P18"/></table:table-cell><table:table-cell table:style-name="Таблица20.G3" office:value-type="string"><text:p text:style-name="P19"/></table:table-cell></table:table-row><table:table-row table:style-name="Таблица20.2"><table:table-cell table:style-name="Таблица20.A3" office:value-type="string"><text:p text:style-name="P18"/></table:table-cell><table:table-cell table:style-name="Таблица20.A3" office:value-type="string"><text:p text:style-name="P18"/></table:table-cell><table:table-cell table:style-name="Таблица20.A3" office:value-type="string"><text:p text:style-name="P18"/></table:table-cell><table:table-cell table:style-name="Таблица20.A3" office:value-type="string"><text:p text:style-name="P19"/></table:table-cell><table:table-cell table:style-name="Таблица20.A3" office:value-type="string"><text:p text:style-name="P54"/></table:table-cell><table:table-cell table:style-name="Таблица20.A3" office:value-type="string"><text:p text:style-name="P18"/></table:table-cell><table:table-cell table:style-name="Таблица20.G3" office:value-type="string"><text:p text:style-name="P19"/></table:table-cell></table:table-row><table:table-row table:style-name="Таблица20.2"><table:table-cell table:style-name="Таблица20.A3" office:value-type="string"><text:p text:style-name="P18"/></table:table-cell><table:table-cell table:style-name="Таблица20.A3" office:value-type="string"><text:p text:style-name="P18"/></table:table-cell><table:table-cell table:style-name="Таблица20.A3" office:value-type="string"><text:p text:style-name="P18"/></table:table-cell><table:table-cell table:style-name="Таблица20.A3" office:value-type="string"><text:p text:style-name="P19"/></table:table-cell><table:table-cell table:style-name="Таблица20.A3" office:value-type="string"><text:p text:style-name="P65"/></table:table-cell><table:table-cell table:style-name="Таблица20.F3"><text:p text:style-name="P18"/></table:table-cell><table:table-cell table:style-name="Таблица20.G3" office:value-type="string"><text:p text:style-name="P19"/></table:table-cell></table:table-row><table:table-row table:style-name="Таблица20.2"><table:table-cell table:style-name="Таблица20.A3" office:value-type="string"><text:p text:style-name="P18"/></table:table-cell><table:table-cell table:style-name="Таблица20.A3" office:value-type="string"><text:p text:style-name="P18"/></table:table-cell><table:table-cell table:style-name="Таблица20.A3" office:value-type="string"><text:p text:style-name="P18"/></table:table-cell><table:table-cell table:style-name="Таблица20.A3" office:value-type="string"><text:p text:style-name="P19"/></table:table-cell><table:table-cell table:style-name="Таблица20.A3" office:value-type="string"><text:p text:style-name="P62"/></table:table-cell><table:table-cell table:style-name="Таблица20.F3"><text:p text:style-name="P18"/></table:table-cell><table:table-cell table:style-name="Таблица20.G3" office:value-type="string"><text:p text:style-name="P19"/></table:table-cell></table:table-row><table:table-row table:style-name="Таблица20.2"><table:table-cell table:style-name="Таблица20.A3" office:value-type="string"><text:p text:style-name="P18"/></table:table-cell><table:table-cell table:style-name="Таблица20.A3" office:value-type="string"><text:p text:style-name="P18"/></table:table-cell><table:table-cell table:style-name="Таблица20.A3" office:value-type="string"><text:p text:style-name="P18"/></table:table-cell><table:table-cell table:style-name="Таблица20.A3" office:value-type="string"><text:p text:style-name="P19"/></table:table-cell><table:table-cell table:style-name="Таблица20.A3" office:value-type="string"><text:p text:style-name="P67"/></table:table-cell><table:table-cell table:style-name="Таблица20.F3"><text:p text:style-name="P18"/></table:table-cell><table:table-cell table:style-name="Таблица20.G3" office:value-type="string"><text:p text:style-name="P19"/></table:table-cell></table:table-row><table:table-row table:style-name="Таблица20.2"><table:table-cell table:style-name="Таблица20.A3" office:value-type="string"><text:p text:style-name="P18"/></table:table-cell><table:table-cell table:style-name="Таблица20.A3" office:value-type="string"><text:p text:style-name="P18"/></table:table-cell><table:table-cell table:style-name="Таблица20.A3" office:value-type="string"><text:p text:style-name="P18"/></table:table-cell><table:table-cell table:style-name="Таблица20.A3" office:value-type="string"><text:p text:style-name="P19"/></table:table-cell><table:table-cell table:style-name="Таблица20.A3" office:value-type="string"><text:p text:style-name="P50"/></table:table-cell><table:table-cell table:style-name="Таблица20.F3"><text:p text:style-name="P18"/></table:table-cell><table:table-cell table:style-name="Таблица20.G3" office:value-type="string"><text:p text:style-name="P19"/></table:table-cell></table:table-row><table:table-row table:style-name="Таблица20.2"><table:table-cell table:style-name="Таблица20.A3" office:value-type="string"><text:p text:style-name="P18"/></table:table-cell><table:table-cell table:style-name="Таблица20.A3" office:value-type="string"><text:p text:style-name="P18"/></table:table-cell><table:table-cell table:style-name="Таблица20.A3" office:value-type="string"><text:p text:style-name="P18"/></table:table-cell><table:table-cell table:style-name="Таблица20.A3" office:value-type="string"><text:p text:style-name="P19"/></table:table-cell><table:table-cell table:style-name="Таблица20.A3" office:value-type="string"><text:p text:style-name="P19"/></table:table-cell><table:table-cell table:style-name="Таблица20.A3" office:value-type="string"><text:p text:style-name="P18"/></table:table-cell><table:table-cell table:style-name="Таблица20.G3" office:value-type="string"><text:p text:style-name="P19"/></table:table-cell></table:table-row><table:table-row table:style-name="Таблица20.2"><table:table-cell table:style-name="Таблица20.A3" office:value-type="string"><text:p text:style-name="P18"/></table:table-cell><table:table-cell table:style-name="Таблица20.A3" office:value-type="string"><text:p text:style-name="P18"/></table:table-cell><table:table-cell table:style-name="Таблица20.A3" office:value-type="string"><text:p text:style-name="P18"/></table:table-cell><table:table-cell table:style-name="Таблица20.A3" office:value-type="string"><text:p text:style-name="P19"/></table:table-cell><table:table-cell table:style-name="Таблица20.A3" office:value-type="string"><text:p text:style-name="P19"/></table:table-cell><table:table-cell table:style-name="Таблица20.A3" office:value-type="string"><text:p text:style-name="P18"/></table:table-cell><table:table-cell table:style-name="Таблица20.G3" office:value-type="string"><text:p text:style-name="P19"/></table:table-cell></table:table-row><table:table-row table:style-name="Таблица20.2"><table:table-cell table:style-name="Таблица20.A3" office:value-type="string"><text:p text:style-name="P18"/></table:table-cell><table:table-cell table:style-name="Таблица20.A3" office:value-type="string"><text:p text:style-name="P18"/></table:table-cell><table:table-cell table:style-name="Таблица20.A3" office:value-type="string"><text:p text:style-name="P18"/></table:table-cell><table:table-cell table:style-name="Таблица20.A3" office:value-type="string"><text:p text:style-name="P19"/></table:table-cell><table:table-cell table:style-name="Таблица20.A3" office:value-type="string"><text:p text:style-name="P19"/></table:table-cell><table:table-cell table:style-name="Таблица20.A3" office:value-type="string"><text:p text:style-name="P18"/></table:table-cell><table:table-cell table:style-name="Таблица20.G3" office:value-type="string"><text:p text:style-name="P19"/></table:table-cell></table:table-row><table:table-row table:style-name="Таблица20.2"><table:table-cell table:style-name="Таблица20.A3" office:value-type="string"><text:p text:style-name="P18"/></table:table-cell><table:table-cell table:style-name="Таблица20.A3" office:value-type="string"><text:p text:style-name="P18"/></table:table-cell><table:table-cell table:style-name="Таблица20.A3" office:value-type="string"><text:p text:style-name="P18"/></table:table-cell><table:table-cell table:style-name="Таблица20.A3" office:value-type="string"><text:p text:style-name="P19"/></table:table-cell><table:table-cell table:style-name="Таблица20.A3" office:value-type="string"><text:p text:style-name="P19"/></table:table-cell><table:table-cell table:style-name="Таблица20.A3" office:value-type="string"><text:p text:style-name="P18"/></table:table-cell><table:table-cell table:style-name="Таблица20.G3" office:value-type="string"><text:p text:style-name="P19"/></table:table-cell></table:table-row><table:table-row table:style-name="Таблица20.2"><table:table-cell table:style-name="Таблица20.A3" office:value-type="string"><text:p text:style-name="P18"/></table:table-cell><table:table-cell table:style-name="Таблица20.A3" office:value-type="string"><text:p text:style-name="P18"/></table:table-cell><table:table-cell table:style-name="Таблица20.A3" office:value-type="string"><text:p text:style-name="P18"/></table:table-cell><table:table-cell table:style-name="Таблица20.A3" office:value-type="string"><text:p text:style-name="P19"/></table:table-cell><table:table-cell table:style-name="Таблица20.A3" office:value-type="string"><text:p text:style-name="P19"/></table:table-cell><table:table-cell table:style-name="Таблица20.A3" office:value-type="string"><text:p text:style-name="P18"/></table:table-cell><table:table-cell table:style-name="Таблица20.G3" office:value-type="string"><text:p text:style-name="P19"/></table:table-cell></table:table-row><table:table-row table:style-name="Таблица20.2"><table:table-cell table:style-name="Таблица20.A3" office:value-type="string"><text:p text:style-name="P18"/></table:table-cell><table:table-cell table:style-name="Таблица20.A3" office:value-type="string"><text:p text:style-name="P18"/></table:table-cell><table:table-cell table:style-name="Таблица20.A3" office:value-type="string"><text:p text:style-name="P18"/></table:table-cell><table:table-cell table:style-name="Таблица20.A3" office:value-type="string"><text:p text:style-name="P19"/></table:table-cell><table:table-cell table:style-name="Таблица20.A3" office:value-type="string"><text:p text:style-name="P19"/></table:table-cell><table:table-cell table:style-name="Таблица20.A3" office:value-type="string"><text:p text:style-name="P18"/></table:table-cell><table:table-cell table:style-name="Таблица20.G3" office:value-type="string"><text:p text:style-name="P19"/></table:table-cell></table:table-row><table:table-row table:style-name="Таблица20.2"><table:table-cell table:style-name="Таблица20.A33" office:value-type="string"><text:p text:style-name="P18"/></table:table-cell><table:table-cell table:style-name="Таблица20.A33" office:value-type="string"><text:p text:style-name="P18"/></table:table-cell><table:table-cell table:style-name="Таблица20.A33" office:value-type="string"><text:p text:style-name="P18"/></table:table-cell><table:table-cell table:style-name="Таблица20.A33" office:value-type="string"><text:p text:style-name="P19"/></table:table-cell><table:table-cell table:style-name="Таблица20.A33" office:value-type="string"><text:p text:style-name="P19"/></table:table-cell><table:table-cell table:style-name="Таблица20.A33" office:value-type="string"><text:p text:style-name="P18"/></table:table-cell><table:table-cell table:style-name="Таблица20.G33" office:value-type="string"><text:p text:style-name="P19"/></table:table-cell></table:table-row></table:table></draw:text-box></draw:frame></text:p>
      <text:p text:style-name="P11"><draw:line text:anchor-type="char" draw:z-index="76" draw:style-name="gr5" draw:text-style-name="P91" svg:x1="0.7874in" svg:y1="0.0091in" svg:x2="8.0713in" svg:y2="0.0091in"><text:p/></draw:line></text:p>
      <text:p text:style-name="P73"><draw:frame draw:style-name="fr3" draw:name="Врезка22" text:anchor-type="char" svg:x="0.7874in" svg:y="0.1965in" svg:width="7.3047in" draw:z-index="53"><draw:text-box fo:min-height="0.0161in"><table:table table:name="Таблица14" table:style-name="Таблица14"><table:table-column table:style-name="Таблица14.A"/><table:table-column table:style-name="Таблица14.B" table:number-columns-repeated="3"/><table:table-column table:style-name="Таблица14.E"/><table:table-column table:style-name="Таблица14.F"/><table:table-column table:style-name="Таблица14.G"/><table:table-column table:style-name="Таблица14.H"/><table:table-column table:style-name="Таблица14.F"/><table:table-column table:style-name="Таблица14.J"/><table:table-row table:style-name="Таблица14.1"><table:table-cell table:style-name="Таблица14.A1" table:number-columns-spanned="10" office:value-type="string"><text:p text:style-name="P18">Лист регистрации изменений</text:p></table:table-cell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14.1"><table:table-cell table:style-name="Таблица14.A2" table:number-rows-spanned="2" office:value-type="string"><text:p text:style-name="P18">Изм.</text:p></table:table-cell><table:table-cell table:style-name="Таблица14.A2" table:number-columns-spanned="4" office:value-type="string"><text:p text:style-name="P18">Номера листов (страниц)</text:p></table:table-cell><table:covered-table-cell/><table:covered-table-cell/><table:covered-table-cell/><table:table-cell table:style-name="Таблица14.A2" table:number-rows-spanned="2" office:value-type="string"><text:p text:style-name="P18">Всего </text:p><text:p text:style-name="P17">листов </text:p><text:p text:style-name="P17">(страниц) </text:p><text:p text:style-name="P17">в докум.</text:p></table:table-cell><table:table-cell table:style-name="Таблица14.A2" table:number-rows-spanned="2" office:value-type="string"><text:p text:style-name="P18">№ </text:p><text:p text:style-name="P17">докум.</text:p></table:table-cell><table:table-cell table:style-name="Таблица14.A2" table:number-rows-spanned="2" office:value-type="string"><text:p text:style-name="P18">Входящий № </text:p><text:p text:style-name="P17">сопрово- </text:p><text:p text:style-name="P17">дительного </text:p><text:p text:style-name="P17">докум. </text:p><text:p text:style-name="P17">и дата</text:p></table:table-cell><table:table-cell table:style-name="Таблица14.A2" table:number-rows-spanned="2" office:value-type="string"><text:p text:style-name="P18">Подп.</text:p></table:table-cell><table:table-cell table:style-name="Таблица14.A1" table:number-rows-spanned="2" office:value-type="string"><text:p text:style-name="P18">Дата</text:p></table:table-cell></table:table-row><table:table-row table:style-name="Таблица14.3"><table:covered-table-cell/><table:table-cell table:style-name="Таблица14.A2" office:value-type="string"><text:p text:style-name="P18">изме- </text:p><text:p text:style-name="P17">ненных</text:p></table:table-cell><table:table-cell table:style-name="Таблица14.A2" office:value-type="string"><text:p text:style-name="P18">заме- </text:p><text:p text:style-name="P17">ненных</text:p></table:table-cell><table:table-cell table:style-name="Таблица14.A2" office:value-type="string"><text:p text:style-name="P18">новых</text:p></table:table-cell><table:table-cell table:style-name="Таблица14.A2" office:value-type="string"><text:p text:style-name="P18">аннули- </text:p><text:p text:style-name="P17">рованных</text:p></table:table-cell><table:covered-table-cell/><table:covered-table-cell/><table:covered-table-cell/><table:covered-table-cell/><table:covered-table-cell/></table:table-row><table:table-row table:style-name="Таблица14.1"><table:table-cell table:style-name="Таблица14.A4" office:value-type="string"><text:p text:style-name="P18"/></table:table-cell><table:table-cell table:style-name="Таблица14.A4" office:value-type="string"><text:p text:style-name="P18"/></table:table-cell><table:table-cell table:style-name="Таблица14.A4" office:value-type="string"><text:p text:style-name="P18"/></table:table-cell><table:table-cell table:style-name="Таблица14.A4" office:value-type="string"><text:p text:style-name="P18"/></table:table-cell><table:table-cell table:style-name="Таблица14.A4" office:value-type="string"><text:p text:style-name="P18"/></table:table-cell><table:table-cell table:style-name="Таблица14.A4" office:value-type="string"><text:p text:style-name="P18"/></table:table-cell><table:table-cell table:style-name="Таблица14.A4" office:value-type="string"><text:p text:style-name="P18"/></table:table-cell><table:table-cell table:style-name="Таблица14.A4" office:value-type="string"><text:p text:style-name="P18"/></table:table-cell><table:table-cell table:style-name="Таблица14.A4" office:value-type="string"><text:p text:style-name="P18"/></table:table-cell><table:table-cell table:style-name="Таблица14.J4" office:value-type="string"><text:p text:style-name="P18"/></table:table-cell></table:table-row><table:table-row table:style-name="Таблица14.1"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J5" office:value-type="string"><text:p text:style-name="P18"/></table:table-cell></table:table-row><table:table-row table:style-name="Таблица14.1"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J5" office:value-type="string"><text:p text:style-name="P18"/></table:table-cell></table:table-row><table:table-row table:style-name="Таблица14.1"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J5" office:value-type="string"><text:p text:style-name="P18"/></table:table-cell></table:table-row><table:table-row table:style-name="Таблица14.1"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J5" office:value-type="string"><text:p text:style-name="P18"/></table:table-cell></table:table-row><table:table-row table:style-name="Таблица14.1"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J5" office:value-type="string"><text:p text:style-name="P18"/></table:table-cell></table:table-row><table:table-row table:style-name="Таблица14.1"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J5" office:value-type="string"><text:p text:style-name="P18"/></table:table-cell></table:table-row><table:table-row table:style-name="Таблица14.1"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J5" office:value-type="string"><text:p text:style-name="P18"/></table:table-cell></table:table-row><table:table-row table:style-name="Таблица14.1"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J5" office:value-type="string"><text:p text:style-name="P18"/></table:table-cell></table:table-row><table:table-row table:style-name="Таблица14.1"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J5" office:value-type="string"><text:p text:style-name="P18"/></table:table-cell></table:table-row><table:table-row table:style-name="Таблица14.1"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J5" office:value-type="string"><text:p text:style-name="P18"/></table:table-cell></table:table-row><table:table-row table:style-name="Таблица14.1"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J5" office:value-type="string"><text:p text:style-name="P18"/></table:table-cell></table:table-row><table:table-row table:style-name="Таблица14.1"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J5" office:value-type="string"><text:p text:style-name="P18"/></table:table-cell></table:table-row><table:table-row table:style-name="Таблица14.1"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J5" office:value-type="string"><text:p text:style-name="P18"/></table:table-cell></table:table-row><table:table-row table:style-name="Таблица14.1"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J5" office:value-type="string"><text:p text:style-name="P18"/></table:table-cell></table:table-row><table:table-row table:style-name="Таблица14.1"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J5" office:value-type="string"><text:p text:style-name="P18"/></table:table-cell></table:table-row><table:table-row table:style-name="Таблица14.1"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J5" office:value-type="string"><text:p text:style-name="P18"/></table:table-cell></table:table-row><table:table-row table:style-name="Таблица14.1"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J5" office:value-type="string"><text:p text:style-name="P18"/></table:table-cell></table:table-row><table:table-row table:style-name="Таблица14.1"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J5" office:value-type="string"><text:p text:style-name="P18"/></table:table-cell></table:table-row><table:table-row table:style-name="Таблица14.1"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J5" office:value-type="string"><text:p text:style-name="P18"/></table:table-cell></table:table-row><table:table-row table:style-name="Таблица14.1"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J5" office:value-type="string"><text:p text:style-name="P18"/></table:table-cell></table:table-row><table:table-row table:style-name="Таблица14.1"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J5" office:value-type="string"><text:p text:style-name="P18"/></table:table-cell></table:table-row><table:table-row table:style-name="Таблица14.1"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J5" office:value-type="string"><text:p text:style-name="P18"/></table:table-cell></table:table-row><table:table-row table:style-name="Таблица14.1"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J5" office:value-type="string"><text:p text:style-name="P18"/></table:table-cell></table:table-row><table:table-row table:style-name="Таблица14.1"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J5" office:value-type="string"><text:p text:style-name="P18"/></table:table-cell></table:table-row><table:table-row table:style-name="Таблица14.1"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J5" office:value-type="string"><text:p text:style-name="P18"/></table:table-cell></table:table-row><table:table-row table:style-name="Таблица14.1"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J5" office:value-type="string"><text:p text:style-name="P18"/></table:table-cell></table:table-row><table:table-row table:style-name="Таблица14.1"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J5" office:value-type="string"><text:p text:style-name="P18"/></table:table-cell></table:table-row><table:table-row table:style-name="Таблица14.1"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A5" office:value-type="string"><text:p text:style-name="P18"/></table:table-cell><table:table-cell table:style-name="Таблица14.J5" office:value-type="string"><text:p text:style-name="P18"/></table:table-cell></table:table-row><table:table-row table:style-name="Таблица14.1"><table:table-cell table:style-name="Таблица14.A33" office:value-type="string"><text:p text:style-name="P18"/></table:table-cell><table:table-cell table:style-name="Таблица14.A33" office:value-type="string"><text:p text:style-name="P18"/></table:table-cell><table:table-cell table:style-name="Таблица14.A33" office:value-type="string"><text:p text:style-name="P18"/></table:table-cell><table:table-cell table:style-name="Таблица14.A33" office:value-type="string"><text:p text:style-name="P18"/></table:table-cell><table:table-cell table:style-name="Таблица14.A33" office:value-type="string"><text:p text:style-name="P18"/></table:table-cell><table:table-cell table:style-name="Таблица14.A33" office:value-type="string"><text:p text:style-name="P18"/></table:table-cell><table:table-cell table:style-name="Таблица14.A33" office:value-type="string"><text:p text:style-name="P18"/></table:table-cell><table:table-cell table:style-name="Таблица14.A33" office:value-type="string"><text:p text:style-name="P18"/></table:table-cell><table:table-cell table:style-name="Таблица14.A33" office:value-type="string"><text:p text:style-name="P18"/></table:table-cell><table:table-cell table:style-name="Таблица14.J33" office:value-type="string"><text:p text:style-name="P18"/></table:table-cell></table:table-row></table:table></draw:text-box></draw:frame><draw:frame draw:style-name="fr2" draw:name="Врезка21" text:anchor-type="char" svg:x="6.1028in" svg:y="11.5165in" svg:width="1.9689in" svg:height="0.1575in" draw:z-index="52"><draw:text-box><text:p text:style-name="P7">Формат А4</text:p></draw:text-box></draw:frame><draw:frame draw:style-name="fr2" draw:name="Врезка20" text:anchor-type="char" svg:x="3.3465in" svg:y="11.5165in" svg:width="2.7563in" svg:height="0.1575in" draw:z-index="51"><draw:text-box><text:p text:style-name="P8">Копировал</text:p></draw:text-box></draw:frame><draw:line text:anchor-type="char" draw:z-index="50" draw:style-name="gr4" draw:text-style-name="P91" svg:x1="0.7874in" svg:y1="0.2008in" svg:x2="8.0713in" svg:y2="0.2008in"><text:p/></draw:line><draw:line text:anchor-type="char" draw:z-index="49" draw:style-name="gr4" draw:text-style-name="P91" svg:x1="8.0717in" svg:y1="0.1965in" svg:x2="8.0717in" svg:y2="11.4972in"><text:p/></draw:line><draw:line text:anchor-type="char" draw:z-index="48" draw:style-name="gr4" draw:text-style-name="P91" svg:x1="0.7874in" svg:y1="11.4972in" svg:x2="8.0713in" svg:y2="11.4972in"><text:p/></draw:line><draw:line text:anchor-type="char" draw:z-index="47" draw:style-name="gr4" draw:text-style-name="P91" svg:x1="0.7874in" svg:y1="0.1965in" svg:x2="0.7874in" svg:y2="11.4972in"><text:p/></draw:line><draw:line text:anchor-type="char" draw:z-index="46" draw:style-name="gr3" draw:text-style-name="P91" svg:x1="0in" svg:y1="0in" svg:x2="8.2689in" svg:y2="0in"><text:p/></draw:line><draw:line text:anchor-type="char" draw:z-index="45" draw:style-name="gr3" draw:text-style-name="P91" svg:x1="8.2689in" svg:y1="0in" svg:x2="8.2689in" svg:y2="11.6937in"><text:p/></draw:line><draw:line text:anchor-type="char" draw:z-index="44" draw:style-name="gr3" draw:text-style-name="P91" svg:x1="0in" svg:y1="11.6937in" svg:x2="8.2689in" svg:y2="11.6937in"><text:p/></draw:line><draw:line text:anchor-type="char" draw:z-index="43" draw:style-name="gr3" draw:text-style-name="P91" svg:x1="0in" svg:y1="0in" svg:x2="0in" svg:y2="11.6937in"><text:p/></draw:line><draw:frame draw:style-name="fr3" draw:name="Врезка19" text:anchor-type="char" svg:x="0.3146in" svg:y="5.7799in" svg:width="0.4925in" draw:z-index="42"><draw:text-box fo:min-height="0.0161in"><table:table table:name="Таблица13" table:style-name="Таблица13"><table:table-column table:style-name="Таблица13.A"/><table:table-column table:style-name="Таблица13.B"/><table:table-row table:style-name="Таблица13.1"><table:table-cell table:style-name="Таблица13.A1" office:value-type="string"><text:p text:style-name="P3">Подп. и дата</text:p></table:table-cell><table:table-cell table:style-name="Таблица13.B1" office:value-type="string"><text:p text:style-name="P2"/></table:table-cell></table:table-row><table:table-row table:style-name="Таблица13.2"><table:table-cell table:style-name="Таблица13.A1" office:value-type="string"><text:p text:style-name="P3">Инв. № дубл.</text:p></table:table-cell><table:table-cell table:style-name="Таблица13.B1" office:value-type="string"><text:p text:style-name="P2"/></table:table-cell></table:table-row><table:table-row table:style-name="Таблица13.2"><table:table-cell table:style-name="Таблица13.A1" office:value-type="string"><text:p text:style-name="P3">Взам. инв. №</text:p></table:table-cell><table:table-cell table:style-name="Таблица13.B1" office:value-type="string"><text:p text:style-name="P2"/></table:table-cell></table:table-row><table:table-row table:style-name="Таблица13.1"><table:table-cell table:style-name="Таблица13.A1" office:value-type="string"><text:p text:style-name="P3">Подп. и дата</text:p></table:table-cell><table:table-cell table:style-name="Таблица13.B1" office:value-type="string"><text:p text:style-name="P2"/></table:table-cell></table:table-row><table:table-row table:style-name="Таблица13.2"><table:table-cell table:style-name="Таблица13.A1" office:value-type="string"><text:p text:style-name="P3">Инв. № подл.</text:p></table:table-cell><table:table-cell table:style-name="Таблица13.B1" office:value-type="string"><text:p text:style-name="P2"/></table:table-cell></table:table-row></table:table></draw:text-box></draw:frame><draw:frame draw:style-name="fr3" draw:name="Врезка18" text:anchor-type="char" svg:x="0.7874in" svg:y="10.8984in" svg:width="7.2835in" draw:z-index="41"><draw:text-box fo:min-height="0.0161in"><table:table table:name="Таблица12" table:style-name="Таблица12"><table:table-column table:style-name="Таблица12.A"/><table:table-column table:style-name="Таблица12.B"/><table:table-column table:style-name="Таблица12.C"/><table:table-column table:style-name="Таблица12.D"/><table:table-column table:style-name="Таблица12.E"/><table:table-column table:style-name="Таблица12.F"/><table:table-column table:style-name="Таблица12.G"/><table:table-row table:style-name="Таблица12.1"><table:table-cell table:style-name="Таблица12.A1" office:value-type="string"><text:p text:style-name="P4"/></table:table-cell><table:table-cell table:style-name="Таблица12.A1" office:value-type="string"><text:p text:style-name="P4"/></table:table-cell><table:table-cell table:style-name="Таблица12.A1" office:value-type="string"><text:p text:style-name="P4"/></table:table-cell><table:table-cell table:style-name="Таблица12.A1" office:value-type="string"><text:p text:style-name="P4"/></table:table-cell><table:table-cell table:style-name="Таблица12.A1" office:value-type="string"><text:p text:style-name="P4"/></table:table-cell><table:table-cell table:style-name="Таблица12.A1" table:number-rows-spanned="4" office:value-type="string"><text:p text:style-name="P9"/></table:table-cell><table:table-cell table:style-name="Таблица12.A1" table:number-rows-spanned="2" office:value-type="string"><text:p text:style-name="P4">Лист</text:p></table:table-cell></table:table-row><table:table-row table:style-name="Таблица12.2"><table:table-cell table:style-name="Таблица12.A2" table:number-rows-spanned="2" office:value-type="string"><text:p text:style-name="P4"/></table:table-cell><table:table-cell table:style-name="Таблица12.A2" table:number-rows-spanned="2" office:value-type="string"><text:p text:style-name="P4"/></table:table-cell><table:table-cell table:style-name="Таблица12.A2" table:number-rows-spanned="2" office:value-type="string"><text:p text:style-name="P4"/></table:table-cell><table:table-cell table:style-name="Таблица12.A2" table:number-rows-spanned="2" office:value-type="string"><text:p text:style-name="P4"/></table:table-cell><table:table-cell table:style-name="Таблица12.A2" table:number-rows-spanned="2" office:value-type="string"><text:p text:style-name="P4"/></table:table-cell><table:covered-table-cell/><table:covered-table-cell/></table:table-row><table:table-row table:style-name="Таблица12.3"><table:covered-table-cell/><table:covered-table-cell/><table:covered-table-cell/><table:covered-table-cell/><table:covered-table-cell/><table:covered-table-cell/><table:table-cell table:style-name="Таблица12.G3" table:number-rows-spanned="2" office:value-type="float" office:value="6"><text:p text:style-name="P4">6</text:p></table:table-cell></table:table-row><table:table-row table:style-name="Таблица12.1"><table:table-cell table:style-name="Таблица12.A1" office:value-type="string"><text:p text:style-name="P4">Изм.</text:p></table:table-cell><table:table-cell table:style-name="Таблица12.A1" office:value-type="string"><text:p text:style-name="P4">Лист</text:p></table:table-cell><table:table-cell table:style-name="Таблица12.A1" office:value-type="string"><text:p text:style-name="P4">№ докум.</text:p></table:table-cell><table:table-cell table:style-name="Таблица12.A1" office:value-type="string"><text:p text:style-name="P4">Подп.</text:p></table:table-cell><table:table-cell table:style-name="Таблица12.A1" office:value-type="string"><text:p text:style-name="P4">Дата</text:p></table:table-cell><table:covered-table-cell/><table:covered-table-cell/></table:table-row></table:table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KOJMM+MyriadPro-Regular" svg:font-family="JKOJMM+MyriadPro-Regular"/>
    <style:font-face style:name="KMAOLG+MyriadPro-Regular" svg:font-family="KMAOLG+MyriadPro-Regular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OST" svg:font-family="GOST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ru" fo:country="RU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661in" fo:page-height="12.0874in" style:num-format="1" style:print-orientation="portrait" fo:margin-top="0.1965in" fo:margin-bottom="0.1965in" fo:margin-left="0.1965in" fo:margin-right="0.1965in" style:writing-mode="lr-tb" style:layout-grid-color="#c0c0c0" style:layout-grid-lines="4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Преобразование_20_1" style:display-name="Преобразование 1" style:page-layout-name="Mpm1"/>
    <style:master-page style:name="Преобразование_20_2" style:display-name="Преобразование 2" style:page-layout-name="Mpm1"/>
    <style:master-page style:name="Преобразование_20_3" style:display-name="Преобразование 3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пецификация</dc:title>
    <meta:creation-date>2021-10-17T12:56:38.29</meta:creation-date>
    <meta:editing-cycles>2</meta:editing-cycles>
    <meta:editing-duration>PT4M8S</meta:editing-duration>
    <meta:generator>OpenOffice/4.1.7$Win32 OpenOffice.org_project/417m1$Build-9800</meta:generator>
    <dc:description>Документ, определяющий состав сборочной единицы, комплекса или комплекта.</dc:description>
    <meta:keyword>Спецификация</meta:keyword>
    <meta:keyword>ЕСКД</meta:keyword>
    <dc:subject>ЕСКД</dc:subject>
    <meta:document-statistic meta:table-count="20" meta:image-count="0" meta:object-count="0" meta:page-count="6" meta:paragraph-count="157" meta:word-count="237" meta:character-count="1185"/>
    <dc:date>2021-10-17T13:00:45.47</dc:date>
    <meta:user-defined meta:name="License">&lt;a href="http://templates.services.openoffice.org/bsd-license"&gt;BSD&lt;/a&gt;</meta:user-defined>
  </office:meta>
</office:document-meta>
</file>